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80000005A0BD66211A5C6862EE.png" manifest:media-type="image/png"/>
  <manifest:file-entry manifest:full-path="Pictures/10000000000000D1000000AB7ABAB79EFDF8052A.jpg" manifest:media-type="image/jpeg"/>
  <manifest:file-entry manifest:full-path="Pictures/10000201000004820000029B8AA6B7072A002187.png" manifest:media-type="image/png"/>
  <manifest:file-entry manifest:full-path="Pictures/10000201000000720000007BB3EFC854FF02CA88.png" manifest:media-type="image/png"/>
  <manifest:file-entry manifest:full-path="Pictures/1000020100000482000001D359AEB8D24624ED89.png" manifest:media-type="image/png"/>
  <manifest:file-entry manifest:full-path="Pictures/10000201000000AB000000898A483FFA04812F3F.png" manifest:media-type="image/png"/>
  <manifest:file-entry manifest:full-path="Pictures/10000201000000010000016675CD31D47F9335BB.png" manifest:media-type="image/png"/>
  <manifest:file-entry manifest:full-path="Pictures/100002010000004C0000008A712D9E834E2598C7.png" manifest:media-type="image/png"/>
  <manifest:file-entry manifest:full-path="Pictures/100000000000005D0000009F79BC1A8DC657573F.jpg" manifest:media-type="image/jpeg"/>
  <manifest:file-entry manifest:full-path="Pictures/1000020100000482000002C58D7887957BC9426A.png" manifest:media-type="image/png"/>
  <manifest:file-entry manifest:full-path="Pictures/10000000000001650000018DE1D583E351977171.jpg" manifest:media-type="image/jpeg"/>
  <manifest:file-entry manifest:full-path="Pictures/1000020100000302000001EE4AF57E45262E508C.png" manifest:media-type="image/png"/>
  <manifest:file-entry manifest:full-path="Pictures/1000020100000344000000D3130436239305488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Cambria" svg:font-family="Cambria"/>
    <style:font-face style:name="DejaVu Sans" svg:font-family="'DejaVu Sans'"/>
    <style:font-face style:name="Ebrima" svg:font-family="Ebrima"/>
    <style:font-face style:name="Symbol" svg:font-family="Symbol"/>
    <style:font-face style:name="Times New Roman" svg:font-family="'Times New Roman'"/>
    <style:font-face style:name="Wingdings" svg:font-family="Wingding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bitmap" draw:fill-image-name="msFillBitmap_20_3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3" style:family="graphic" style:parent-style-name="standard">
      <style:graphic-properties draw:stroke="none" svg:stroke-width="0cm" draw:fill="bitmap" draw:fill-image-name="msFillBitmap_20_4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4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4.241cm" fo:min-width="9.799cm" fo:padding-top="0.035cm" fo:padding-bottom="0cm" fo:padding-left="0cm" fo:padding-right="0cm" fo:wrap-option="wrap"/>
    </style:style>
    <style:style style:name="gr5" style:family="graphic" style:parent-style-name="standard" style:list-style-name="L13">
      <style:graphic-properties draw:stroke="none" svg:stroke-width="0cm" draw:fill="none" draw:textarea-vertical-align="top" draw:auto-grow-height="false" draw:fit-to-size="false" fo:min-height="2.369cm" fo:min-width="7.976cm" fo:padding-top="0.034cm" fo:padding-bottom="0cm" fo:padding-left="0cm" fo:padding-right="0cm" fo:wrap-option="wrap"/>
    </style:style>
    <style:style style:name="gr6" style:family="graphic" style:parent-style-name="standard">
      <style:graphic-properties draw:stroke="none" svg:stroke-width="0cm" draw:fill="bitmap" draw:fill-image-name="msFillBitmap_20_5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372cm" fo:padding-bottom="0cm" fo:padding-left="0cm" fo:padding-right="0cm" fo:wrap-option="wrap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width="0cm" draw:fill="bitmap" draw:fill-image-name="msFillBitmap_20_6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10" style:family="graphic" style:parent-style-name="standard">
      <style:graphic-properties draw:stroke="none" svg:stroke-width="0cm" draw:fill="bitmap" draw:fill-image-name="msFillBitmap_20_7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11" style:family="graphic" style:parent-style-name="standard">
      <style:graphic-properties draw:stroke="none" svg:stroke-width="0cm" draw:fill="bitmap" draw:fill-image-name="msFillBitmap_20_8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12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4.241cm" fo:min-width="9.197cm" fo:padding-top="0.035cm" fo:padding-bottom="0cm" fo:padding-left="0cm" fo:padding-right="0cm" fo:wrap-option="wrap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4.48cm" fo:min-width="21.683cm" fo:padding-top="0.362cm" fo:padding-bottom="0cm" fo:padding-left="0cm" fo:padding-right="0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365cm" fo:padding-bottom="0cm" fo:padding-left="0cm" fo:padding-right="0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035cm" fo:padding-bottom="0cm" fo:padding-left="0cm" fo:padding-right="0cm" fo:wrap-option="wrap"/>
    </style:style>
    <style:style style:name="gr16" style:family="graphic" style:parent-style-name="standard">
      <style:graphic-properties draw:stroke="none" svg:stroke-width="0cm" draw:fill="solid" draw:fill-color="#a9a47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1cm" svg:stroke-color="#7a7858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cm" draw:fill="bitmap" draw:fill-image-name="msFillBitmap_20_9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19" style:family="graphic" style:parent-style-name="standard">
      <style:graphic-properties draw:stroke="none" svg:stroke-width="0cm" draw:fill="bitmap" draw:fill-image-name="msFillBitmap_20_10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20" style:family="graphic" style:parent-style-name="standard">
      <style:graphic-properties draw:stroke="none" svg:stroke-width="0cm" draw:fill="bitmap" draw:fill-image-name="msFillBitmap_20_11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21" style:family="graphic" style:parent-style-name="standard">
      <style:graphic-properties draw:stroke="none" svg:stroke-width="0cm" draw:fill="bitmap" draw:fill-image-name="msFillBitmap_20_12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22" style:family="graphic" style:parent-style-name="standard" style:list-style-name="L15">
      <style:graphic-properties draw:stroke="solid" svg:stroke-width="0.026cm" svg:stroke-color="#a9a47b" draw:stroke-linejoin="round" draw:fill="none" draw:textarea-vertical-align="top" draw:auto-grow-height="false" draw:fit-to-size="false" fo:min-height="1.735cm" fo:min-width="14.721cm" fo:padding-top="0.115cm" fo:padding-bottom="0cm" fo:padding-left="0cm" fo:padding-right="0cm" fo:wrap-option="wrap"/>
    </style:style>
    <style:style style:name="gr23" style:family="graphic" style:parent-style-name="standard">
      <style:graphic-properties draw:stroke="none" svg:stroke-width="0cm" draw:fill="bitmap" draw:fill-image-name="msFillBitmap_20_13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2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416cm" fo:padding-bottom="0cm" fo:padding-left="0cm" fo:padding-right="0cm" fo:wrap-option="wrap"/>
    </style:style>
    <style:style style:name="gr25" style:family="graphic" style:parent-style-name="standard">
      <style:graphic-properties draw:stroke="none" svg:stroke-width="0cm" draw:fill="bitmap" draw:fill-image-name="msFillBitmap_20_16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26" style:family="graphic" style:parent-style-name="standard">
      <style:graphic-properties draw:stroke="none" svg:stroke-width="0cm" draw:fill="bitmap" draw:fill-image-name="msFillBitmap_20_17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27" style:family="graphic" style:parent-style-name="standard">
      <style:graphic-properties draw:stroke="solid" svg:stroke-width="0.026cm" svg:stroke-color="#a9a47b" draw:stroke-linejoin="round" draw:fill="none" draw:textarea-vertical-align="top" draw:auto-grow-height="false" draw:fit-to-size="false" fo:min-height="0cm" fo:min-width="0cm" fo:padding-top="0.116cm" fo:padding-bottom="0cm" fo:padding-left="0cm" fo:padding-right="0cm" fo:wrap-option="wrap"/>
    </style:style>
    <style:style style:name="gr28" style:family="graphic" style:parent-style-name="standard">
      <style:graphic-properties draw:stroke="none" svg:stroke-width="0cm" draw:fill="bitmap" draw:fill-image-name="msFillBitmap_20_18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29" style:family="graphic" style:parent-style-name="standard">
      <style:graphic-properties draw:stroke="none" svg:stroke-width="0cm" draw:fill="bitmap" draw:fill-image-name="msFillBitmap_20_19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30" style:family="graphic" style:parent-style-name="standard">
      <style:graphic-properties draw:stroke="none" svg:stroke-width="0cm" draw:fill="bitmap" draw:fill-image-name="msFillBitmap_20_20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31" style:family="graphic" style:parent-style-name="standard">
      <style:graphic-properties draw:stroke="none" svg:stroke-width="0cm" draw:fill="bitmap" draw:fill-image-name="msFillBitmap_20_21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32" style:family="graphic" style:parent-style-name="standard">
      <style:graphic-properties draw:stroke="solid" svg:stroke-width="0.071cm" svg:stroke-color="#eaeceb" draw:stroke-linejoin="round" draw:fill="solid" draw:fill-color="#ffffff" draw:textarea-vertical-align="top" draw:auto-grow-height="false" draw:fit-to-size="false" fo:min-height="0cm" fo:min-width="0cm" fo:padding-top="0.353cm" fo:padding-bottom="0cm" fo:padding-left="0cm" fo:padding-right="0cm" fo:wrap-option="wrap"/>
    </style:style>
    <style:style style:name="gr33" style:family="graphic" style:parent-style-name="standard">
      <style:graphic-properties draw:stroke="none" svg:stroke-width="0cm" draw:fill="bitmap" draw:fill-image-name="msFillBitmap_20_22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34" style:family="graphic" style:parent-style-name="standard">
      <style:graphic-properties draw:stroke="none" svg:stroke-width="0cm" draw:fill="bitmap" draw:fill-image-name="msFillBitmap_20_23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35" style:family="graphic" style:parent-style-name="standard">
      <style:graphic-properties draw:stroke="solid" svg:stroke-width="0.026cm" svg:stroke-color="#a9a47b" draw:stroke-linejoin="round" draw:fill="none" draw:textarea-vertical-align="top" draw:auto-grow-height="false" draw:fit-to-size="false" fo:min-height="0cm" fo:min-width="0cm" fo:padding-top="0.175cm" fo:padding-bottom="0cm" fo:padding-left="0cm" fo:padding-right="0cm" fo:wrap-option="wrap"/>
    </style:style>
    <style:style style:name="gr3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08cm" fo:padding-bottom="0cm" fo:padding-left="0cm" fo:padding-right="0cm" fo:wrap-option="wrap"/>
    </style:style>
    <style:style style:name="gr37" style:family="graphic" style:parent-style-name="standard">
      <style:graphic-properties draw:stroke="none" svg:stroke-width="0cm" draw:fill="bitmap" draw:fill-image-name="msFillBitmap_20_24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38" style:family="graphic" style:parent-style-name="standard">
      <style:graphic-properties draw:stroke="none" svg:stroke-width="0cm" draw:fill="bitmap" draw:fill-image-name="msFillBitmap_20_25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39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423cm" fo:padding-bottom="0cm" fo:padding-left="0cm" fo:padding-right="0cm" fo:wrap-option="wrap"/>
    </style:style>
    <style:style style:name="gr40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035cm" fo:padding-bottom="0cm" fo:padding-left="0cm" fo:padding-right="0cm" fo:wrap-option="wrap"/>
    </style:style>
    <style:style style:name="gr4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425cm" fo:padding-bottom="0cm" fo:padding-left="0cm" fo:padding-right="0cm" fo:wrap-option="wrap"/>
    </style:style>
    <style:style style:name="gr42" style:family="graphic" style:parent-style-name="standard">
      <style:graphic-properties draw:stroke="solid" svg:stroke-width="0.026cm" svg:stroke-color="#a9a47b" draw:stroke-linejoin="round" draw:fill="none" draw:textarea-vertical-align="top" draw:auto-grow-height="false" draw:fit-to-size="false" fo:min-height="0cm" fo:min-width="0cm" fo:padding-top="0.111cm" fo:padding-bottom="0cm" fo:padding-left="0cm" fo:padding-right="0cm" fo:wrap-option="wrap"/>
    </style:style>
    <style:style style:name="gr43" style:family="graphic" style:parent-style-name="standard">
      <style:graphic-properties draw:stroke="none" svg:stroke-width="0cm" draw:fill="bitmap" draw:fill-image-name="msFillBitmap_20_26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44" style:family="graphic" style:parent-style-name="standard">
      <style:graphic-properties draw:stroke="none" svg:stroke-width="0cm" draw:fill="bitmap" draw:fill-image-name="msFillBitmap_20_27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45" style:family="graphic" style:parent-style-name="standard">
      <style:graphic-properties draw:stroke="none" svg:stroke-width="0cm" draw:fill="bitmap" draw:fill-image-name="msFillBitmap_20_28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46" style:family="graphic" style:parent-style-name="standard">
      <style:graphic-properties draw:stroke="none" svg:stroke-width="0cm" draw:fill="bitmap" draw:fill-image-name="msFillBitmap_20_29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47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4.241cm" fo:min-width="4.083cm" fo:padding-top="0.035cm" fo:padding-bottom="0cm" fo:padding-left="0cm" fo:padding-right="0cm" fo:wrap-option="wrap"/>
    </style:style>
    <style:style style:name="gr48" style:family="graphic" style:parent-style-name="standard">
      <style:graphic-properties draw:stroke="none" svg:stroke-width="0cm" draw:fill="bitmap" draw:fill-image-name="msFillBitmap_20_30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49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0.839cm" fo:min-width="19.401cm" fo:padding-top="0.035cm" fo:padding-bottom="0cm" fo:padding-left="0cm" fo:padding-right="0cm" fo:wrap-option="wrap"/>
    </style:style>
    <style:style style:name="gr50" style:family="graphic" style:parent-style-name="standard" style:list-style-name="L16">
      <style:graphic-properties draw:stroke="none" svg:stroke-width="0cm" draw:fill="none" draw:textarea-vertical-align="top" draw:auto-grow-height="false" draw:fit-to-size="false" fo:min-height="1.915cm" fo:min-width="14.883cm" fo:padding-top="0.423cm" fo:padding-bottom="0cm" fo:padding-left="0cm" fo:padding-right="0cm" fo:wrap-option="wrap"/>
    </style:style>
    <style:style style:name="gr51" style:family="graphic" style:parent-style-name="standard">
      <style:graphic-properties draw:stroke="none" svg:stroke-width="0cm" draw:fill="bitmap" draw:fill-image-name="msFillBitmap_20_31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52" style:family="graphic" style:parent-style-name="standard">
      <style:graphic-properties draw:stroke="none" svg:stroke-width="0cm" draw:fill="bitmap" draw:fill-image-name="msFillBitmap_20_32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53" style:family="graphic" style:parent-style-name="standard">
      <style:graphic-properties draw:stroke="none" svg:stroke-width="0cm" draw:fill="bitmap" draw:fill-image-name="msFillBitmap_20_33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5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034cm" fo:padding-bottom="0cm" fo:padding-left="0cm" fo:padding-right="0cm" fo:wrap-option="wrap"/>
    </style:style>
    <style:style style:name="gr55" style:family="graphic" style:parent-style-name="standard">
      <style:graphic-properties draw:stroke="none" svg:stroke-width="0cm" draw:fill="none" draw:textarea-vertical-align="top" draw:auto-grow-height="false" draw:fit-to-size="false" fo:min-height="3.672cm" fo:min-width="12.578cm" fo:padding-top="0.374cm" fo:padding-bottom="0cm" fo:padding-left="0cm" fo:padding-right="0cm" fo:wrap-option="wrap"/>
    </style:style>
    <style:style style:name="gr56" style:family="graphic" style:parent-style-name="standard">
      <style:graphic-properties draw:stroke="none" svg:stroke-width="0cm" draw:fill="bitmap" draw:fill-image-name="msFillBitmap_20_34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57" style:family="graphic" style:parent-style-name="standard">
      <style:graphic-properties draw:stroke="none" svg:stroke-width="0cm" draw:fill="bitmap" draw:fill-image-name="msFillBitmap_20_35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58" style:family="graphic" style:parent-style-name="standard">
      <style:graphic-properties draw:stroke="none" svg:stroke-width="0cm" draw:fill="bitmap" draw:fill-image-name="msFillBitmap_20_36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59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415cm" fo:padding-bottom="0cm" fo:padding-left="0cm" fo:padding-right="0cm" fo:wrap-option="wrap"/>
    </style:style>
    <style:style style:name="gr60" style:family="graphic" style:parent-style-name="standard" style:list-style-name="L17">
      <style:graphic-properties draw:stroke="solid" svg:stroke-width="0.026cm" svg:stroke-color="#92d050" draw:stroke-linejoin="round" draw:fill="none" draw:textarea-vertical-align="top" draw:auto-grow-height="false" draw:fit-to-size="false" fo:min-height="9.661cm" fo:min-width="22.896cm" fo:padding-top="0.028cm" fo:padding-bottom="0cm" fo:padding-left="0cm" fo:padding-right="0cm" fo:wrap-option="wrap"/>
    </style:style>
    <style:style style:name="gr61" style:family="graphic" style:parent-style-name="standard">
      <style:graphic-properties draw:stroke="none" svg:stroke-width="0cm" draw:fill="bitmap" draw:fill-image-name="msFillBitmap_20_37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62" style:family="graphic" style:parent-style-name="standard">
      <style:graphic-properties draw:stroke="none" svg:stroke-width="0cm" draw:fill="bitmap" draw:fill-image-name="msFillBitmap_20_38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63" style:family="graphic" style:parent-style-name="standard">
      <style:graphic-properties draw:stroke="none" svg:stroke-width="0cm" draw:fill="bitmap" draw:fill-image-name="msFillBitmap_20_39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64" style:family="graphic" style:parent-style-name="standard">
      <style:graphic-properties draw:stroke="none" svg:stroke-width="0cm" draw:fill="bitmap" draw:fill-image-name="msFillBitmap_20_40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65" style:family="graphic" style:parent-style-name="standard">
      <style:graphic-properties draw:stroke="none" svg:stroke-width="0cm" draw:fill="bitmap" draw:fill-image-name="msFillBitmap_20_41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66" style:family="graphic" style:parent-style-name="standard">
      <style:graphic-properties draw:stroke="none" svg:stroke-width="0cm" draw:fill="bitmap" draw:fill-image-name="msFillBitmap_20_42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67" style:family="graphic" style:parent-style-name="standard" style:list-style-name="L17">
      <style:graphic-properties draw:stroke="solid" svg:stroke-width="0.026cm" svg:stroke-color="#ffc000" draw:stroke-linejoin="round" draw:fill="none" draw:textarea-vertical-align="top" draw:auto-grow-height="false" draw:fit-to-size="false" fo:min-height="7.638cm" fo:min-width="22.287cm" fo:padding-top="0.238cm" fo:padding-bottom="0cm" fo:padding-left="0cm" fo:padding-right="0cm" fo:wrap-option="wrap"/>
    </style:style>
    <style:style style:name="gr68" style:family="graphic" style:parent-style-name="standard">
      <style:graphic-properties draw:stroke="none" svg:stroke-width="0cm" draw:fill="bitmap" draw:fill-image-name="msFillBitmap_20_43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69" style:family="graphic" style:parent-style-name="standard">
      <style:graphic-properties draw:stroke="none" svg:stroke-width="0cm" draw:fill="bitmap" draw:fill-image-name="msFillBitmap_20_44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70" style:family="graphic" style:parent-style-name="standard">
      <style:graphic-properties draw:stroke="none" svg:stroke-width="0cm" draw:fill="bitmap" draw:fill-image-name="msFillBitmap_20_45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71" style:family="graphic" style:parent-style-name="standard">
      <style:graphic-properties draw:stroke="none" svg:stroke-width="0cm" draw:fill="bitmap" draw:fill-image-name="msFillBitmap_20_46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72" style:family="graphic" style:parent-style-name="standard">
      <style:graphic-properties draw:stroke="none" svg:stroke-width="0cm" draw:fill="bitmap" draw:fill-image-name="msFillBitmap_20_47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73" style:family="graphic" style:parent-style-name="standard">
      <style:graphic-properties draw:stroke="none" svg:stroke-width="0cm" draw:fill="none" draw:textarea-vertical-align="top" draw:auto-grow-height="false" draw:fit-to-size="false" fo:min-height="4.837cm" fo:min-width="0.493cm" fo:padding-top="0cm" fo:padding-bottom="0cm" fo:padding-left="0cm" fo:padding-right="0cm" fo:wrap-option="wrap"/>
    </style:style>
    <style:style style:name="gr74" style:family="graphic" style:parent-style-name="standard">
      <style:graphic-properties draw:stroke="none" svg:stroke-width="0cm" draw:fill="bitmap" draw:fill-image-name="msFillBitmap_20_44" style:repeat="stretch" draw:textarea-vertical-align="top" draw:auto-grow-height="false" fo:min-height="1.311cm" fo:min-width="0.938cm" fo:padding-top="0.125cm" fo:padding-bottom="0.125cm" fo:padding-left="0.25cm" fo:padding-right="0.25cm" fo:wrap-option="wrap" fo:clip="rect(0cm, 0cm, 0cm, 0cm)"/>
    </style:style>
    <style:style style:name="gr75" style:family="graphic" style:parent-style-name="standard">
      <style:graphic-properties draw:stroke="none" svg:stroke-width="0cm" draw:fill="bitmap" draw:fill-image-name="msFillBitmap_20_45" style:repeat="stretch" draw:textarea-vertical-align="top" draw:auto-grow-height="false" fo:min-height="1.438cm" fo:min-width="1.647cm" fo:padding-top="0.125cm" fo:padding-bottom="0.125cm" fo:padding-left="0.25cm" fo:padding-right="0.25cm" fo:wrap-option="wrap" fo:clip="rect(0cm, 0cm, 0cm, 0cm)"/>
    </style:style>
    <style:style style:name="gr76" style:family="graphic" style:parent-style-name="standard">
      <style:graphic-properties draw:stroke="none" svg:stroke-width="0cm" draw:fill="bitmap" draw:fill-image-name="msFillBitmap_20_46" style:repeat="stretch" draw:textarea-vertical-align="top" draw:auto-grow-height="false" fo:min-height="9.609cm" fo:min-width="16.75cm" fo:padding-top="0.125cm" fo:padding-bottom="0.125cm" fo:padding-left="0.25cm" fo:padding-right="0.25cm" fo:wrap-option="wrap" fo:clip="rect(0cm, 0cm, 0cm, 0cm)"/>
    </style:style>
    <style:style style:name="gr77" style:family="graphic" style:parent-style-name="standard">
      <style:graphic-properties draw:stroke="none" svg:stroke-width="0cm" draw:fill="none" draw:textarea-vertical-align="top" draw:auto-grow-height="false" draw:fit-to-size="false" fo:min-height="4.241cm" fo:min-width="2.564cm" fo:padding-top="0.035cm" fo:padding-bottom="0cm" fo:padding-left="0cm" fo:padding-right="0cm" fo:wrap-option="wrap"/>
    </style:style>
    <style:style style:name="gr78" style:family="graphic" style:parent-style-name="standard">
      <style:graphic-properties draw:stroke="solid" svg:stroke-width="0.026cm" svg:stroke-color="#a9a47b" draw:stroke-linejoin="round" draw:fill="none" draw:textarea-vertical-align="top" draw:auto-grow-height="false" draw:fit-to-size="false" fo:min-height="1.288cm" fo:min-width="12.983cm" fo:padding-top="0.111cm" fo:padding-bottom="0cm" fo:padding-left="0cm" fo:padding-right="0cm" fo:wrap-option="wrap"/>
    </style:style>
    <style:style style:name="gr79" style:family="graphic" style:parent-style-name="standard">
      <style:graphic-properties draw:stroke="none" svg:stroke-width="0cm" draw:fill="bitmap" draw:fill-image-name="msFillBitmap_20_47" style:repeat="stretch" draw:textarea-vertical-align="top" draw:auto-grow-height="false" fo:min-height="1.55cm" fo:min-width="1.751cm" fo:padding-top="0.125cm" fo:padding-bottom="0.125cm" fo:padding-left="0.25cm" fo:padding-right="0.25cm" fo:wrap-option="wrap" fo:clip="rect(0cm, 0cm, 0cm, 0cm)"/>
    </style:style>
    <style:style style:name="gr80" style:family="graphic" style:parent-style-name="standard">
      <style:graphic-properties draw:stroke="none" svg:stroke-width="0cm" draw:fill="none" draw:textarea-vertical-align="top" draw:auto-grow-height="false" draw:fit-to-size="false" fo:min-height="14.731cm" fo:min-width="0.851cm" fo:padding-top="0cm" fo:padding-bottom="0cm" fo:padding-left="0cm" fo:padding-right="0cm" fo:wrap-option="wrap"/>
    </style:style>
    <style:style style:name="gr81" style:family="graphic" style:parent-style-name="standard">
      <style:graphic-properties draw:stroke="none" draw:fill="none" fo:min-height="4.341cm"/>
    </style:style>
    <style:style style:name="gr82" style:family="graphic" style:parent-style-name="standard" style:list-style-name="L14">
      <style:graphic-properties draw:stroke="none" svg:stroke-width="0cm" draw:fill="none" draw:textarea-vertical-align="top" draw:auto-grow-height="false" draw:fit-to-size="false" fo:min-height="6.959cm" fo:min-width="19.001cm" fo:padding-top="0.042cm" fo:padding-bottom="0cm" fo:padding-left="0cm" fo:padding-right="0cm" fo:wrap-option="wrap"/>
    </style:style>
    <style:style style:name="gr83" style:family="graphic" style:parent-style-name="standard">
      <style:graphic-properties draw:stroke="none" svg:stroke-width="0cm" draw:fill="bitmap" draw:fill-image-name="msFillBitmap_20_48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84" style:family="graphic" style:parent-style-name="standard">
      <style:graphic-properties draw:stroke="none" svg:stroke-width="0cm" draw:fill="bitmap" draw:fill-image-name="msFillBitmap_20_49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85" style:family="graphic" style:parent-style-name="standard" style:list-style-name="L18">
      <style:graphic-properties draw:stroke="none" svg:stroke-width="0cm" draw:fill="none" draw:textarea-vertical-align="top" draw:auto-grow-height="false" draw:fit-to-size="false" fo:min-height="4.241cm" fo:min-width="22.001cm" fo:padding-top="0.035cm" fo:padding-bottom="0cm" fo:padding-left="0cm" fo:padding-right="0cm" fo:wrap-option="wrap"/>
    </style:style>
    <style:style style:name="gr86" style:family="graphic" style:parent-style-name="standard" style:list-style-name="L16">
      <style:graphic-properties draw:stroke="solid" svg:stroke-width="0.026cm" svg:stroke-color="#a9a47b" draw:stroke-linejoin="round" draw:fill="none" draw:textarea-vertical-align="top" draw:auto-grow-height="false" draw:fit-to-size="false" fo:min-height="7.515cm" fo:min-width="20.401cm" fo:padding-top="0.086cm" fo:padding-bottom="0cm" fo:padding-left="0cm" fo:padding-right="0cm" fo:wrap-option="wrap"/>
    </style:style>
    <style:style style:name="gr87" style:family="graphic" style:parent-style-name="standard">
      <style:graphic-properties draw:stroke="none" svg:stroke-width="0cm" draw:fill="bitmap" draw:fill-image-name="msFillBitmap_20_50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88" style:family="graphic" style:parent-style-name="standard">
      <style:graphic-properties draw:stroke="none" svg:stroke-width="0cm" draw:fill="bitmap" draw:fill-image-name="msFillBitmap_20_51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gr89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041cm" fo:padding-bottom="0cm" fo:padding-left="0cm" fo:padding-right="0cm" fo:wrap-option="wrap"/>
    </style:style>
    <style:style style:name="gr90" style:family="graphic" style:parent-style-name="standard">
      <style:graphic-properties draw:stroke="none" svg:stroke-width="0cm" draw:fill="bitmap" draw:fill-image-name="msFillBitmap_20_52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margin-left="0.035cm" fo:margin-right="0cm" fo:margin-top="0cm" fo:margin-bottom="0cm" style:line-height-at-least="0.154cm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bitmap" draw:fill-image-name="msFillBitmap_20_3" style:repeat="stretch"/>
      <style:paragraph-properties fo:text-align="start"/>
      <style:text-properties fo:font-size="18pt"/>
    </style:style>
    <style:style style:name="P4" style:family="paragraph">
      <loext:graphic-properties draw:fill="bitmap" draw:fill-image-name="msFillBitmap_20_4" style:repeat="stretch"/>
      <style:paragraph-properties fo:text-align="start"/>
      <style:text-properties fo:font-size="18pt"/>
    </style:style>
    <style:style style:name="P5" style:family="paragraph">
      <style:paragraph-properties fo:margin-left="0.035cm" fo:margin-right="0cm" fo:margin-top="0.035cm" fo:margin-bottom="0cm" fo:line-height="150%" fo:text-align="start" fo:text-indent="0.33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/>
      <style:paragraph-properties fo:margin-left="0.035cm" fo:margin-right="0cm" fo:margin-top="0.035cm" fo:margin-bottom="0cm" fo:line-height="150%" fo:text-align="start" fo:text-indent="0.33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7" style:family="paragraph">
      <style:paragraph-properties fo:margin-left="0cm" fo:margin-right="0cm" fo:margin-top="0cm" fo:margin-bottom="0cm" style:line-height-at-least="0.4cm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.035cm" fo:margin-right="0cm" fo:margin-top="0.034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margin-left="0.035cm" fo:margin-right="0cm" fo:margin-top="0.034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0" style:family="paragraph">
      <loext:graphic-properties draw:fill="bitmap" draw:fill-image-name="msFillBitmap_20_5" style:repeat="stretch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.34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.27cm" fo:margin-right="0cm" fo:margin-top="0cm" fo:margin-bottom="0cm" style:line-height-at-least="0.154cm" fo:text-align="start" fo:text-indent="0cm" style:punctuation-wrap="hanging" style:writing-mode="lr-tb"/>
      <style:text-properties fo:hyphenate="false"/>
    </style:style>
    <style:style style:name="P14" style:family="paragraph">
      <loext:graphic-properties draw:fill-color="#ffffff"/>
    </style:style>
    <style:style style:name="P15" style:family="paragraph">
      <loext:graphic-properties draw:fill="bitmap" draw:fill-image-name="msFillBitmap_20_6" style:repeat="stretch"/>
      <style:paragraph-properties fo:text-align="start"/>
      <style:text-properties fo:font-size="18pt"/>
    </style:style>
    <style:style style:name="P16" style:family="paragraph">
      <loext:graphic-properties draw:fill="bitmap" draw:fill-image-name="msFillBitmap_20_7" style:repeat="stretch"/>
      <style:paragraph-properties fo:text-align="start"/>
      <style:text-properties fo:font-size="18pt"/>
    </style:style>
    <style:style style:name="P17" style:family="paragraph">
      <loext:graphic-properties draw:fill="bitmap" draw:fill-image-name="msFillBitmap_20_8" style:repeat="stretch"/>
      <style:paragraph-properties fo:text-align="start"/>
      <style:text-properties fo:font-size="18pt"/>
    </style:style>
    <style:style style:name="P18" style:family="paragraph">
      <style:paragraph-properties fo:margin-left="0.035cm" fo:margin-right="0cm" fo:margin-top="0.035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loext:graphic-properties draw:fill="none"/>
      <style:paragraph-properties fo:margin-left="0.035cm" fo:margin-right="0cm" fo:margin-top="0.035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0" style:family="paragraph">
      <style:paragraph-properties fo:margin-left="0cm" fo:margin-right="0cm" fo:margin-top="0.362cm" fo:margin-bottom="0cm" fo:line-height="100%" fo:text-align="start" fo:text-indent="0cm" style:punctuation-wrap="hanging" style:writing-mode="lr-tb"/>
      <style:text-properties fo:hyphenate="false"/>
    </style:style>
    <style:style style:name="P21" style:family="paragraph">
      <style:paragraph-properties fo:margin-left="0cm" fo:margin-right="0cm" fo:margin-top="0.328cm" fo:margin-bottom="0cm" fo:line-height="100%" fo:text-align="start" fo:text-indent="0cm" style:punctuation-wrap="hanging" style:writing-mode="lr-tb"/>
      <style:text-properties fo:hyphenate="false"/>
    </style:style>
    <style:style style:name="P22" style:family="paragraph">
      <style:paragraph-properties fo:margin-left="0cm" fo:margin-right="0cm" fo:margin-top="0.324cm" fo:margin-bottom="0cm" fo:line-height="100%" fo:text-align="start" fo:text-indent="0cm" style:punctuation-wrap="hanging" style:writing-mode="lr-tb"/>
      <style:text-properties fo:hyphenate="false"/>
    </style:style>
    <style:style style:name="P23" style:family="paragraph">
      <style:paragraph-properties fo:margin-left="0cm" fo:margin-right="0cm" fo:margin-top="0.326cm" fo:margin-bottom="0cm" fo:line-height="100%" fo:text-align="start" fo:text-indent="0cm" style:punctuation-wrap="hanging" style:writing-mode="lr-tb"/>
      <style:text-properties fo:hyphenate="false"/>
    </style:style>
    <style:style style:name="P24" style:family="paragraph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hyphenate="false"/>
    </style:style>
    <style:style style:name="P25" style:family="paragraph">
      <style:paragraph-properties fo:margin-left="0cm" fo:margin-right="0cm" fo:margin-top="0.335cm" fo:margin-bottom="0cm" fo:line-height="100%" fo:text-align="start" fo:text-indent="0cm" style:punctuation-wrap="hanging" style:writing-mode="lr-tb"/>
      <style:text-properties fo:hyphenate="false"/>
    </style:style>
    <style:style style:name="P26" style:family="paragraph">
      <style:paragraph-properties fo:margin-left="0cm" fo:margin-right="0cm" fo:margin-top="0.365cm" fo:margin-bottom="0cm" fo:line-height="100%" fo:text-align="start" fo:text-indent="0cm" style:punctuation-wrap="hanging" style:writing-mode="lr-tb"/>
      <style:text-properties fo:hyphenate="false"/>
    </style:style>
    <style:style style:name="P27" style:family="paragraph">
      <style:paragraph-properties fo:margin-left="0cm" fo:margin-right="0cm" fo:margin-top="0.332cm" fo:margin-bottom="0cm" fo:line-height="100%" fo:text-align="start" fo:text-indent="0cm" style:punctuation-wrap="hanging" style:writing-mode="lr-tb"/>
      <style:text-properties fo:hyphenate="false"/>
    </style:style>
    <style:style style:name="P28" style:family="paragraph">
      <loext:graphic-properties draw:fill="none"/>
      <style:paragraph-properties fo:margin-left="0cm" fo:margin-right="0cm" fo:margin-top="0.362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9" style:family="paragraph">
      <loext:graphic-properties draw:fill="solid" draw:fill-color="#a9a47b"/>
      <style:paragraph-properties fo:text-align="start"/>
      <style:text-properties fo:font-size="18pt"/>
    </style:style>
    <style:style style:name="P30" style:family="paragraph">
      <loext:graphic-properties draw:fill="none"/>
      <style:paragraph-properties fo:text-align="start"/>
      <style:text-properties fo:font-size="18pt"/>
    </style:style>
    <style:style style:name="P31" style:family="paragraph">
      <style:paragraph-properties fo:margin-left="0.148cm" fo:margin-right="0cm" fo:margin-top="0cm" fo:margin-bottom="0cm" style:line-height-at-least="0.177cm" fo:text-align="start" fo:text-indent="0cm" style:punctuation-wrap="hanging" style:writing-mode="lr-tb"/>
      <style:text-properties fo:hyphenate="false"/>
    </style:style>
    <style:style style:name="P32" style:family="paragraph">
      <loext:graphic-properties draw:fill="bitmap" draw:fill-image-name="msFillBitmap_20_9" style:repeat="stretch"/>
      <style:paragraph-properties fo:text-align="start"/>
      <style:text-properties fo:font-size="18pt"/>
    </style:style>
    <style:style style:name="P33" style:family="paragraph">
      <loext:graphic-properties draw:fill="bitmap" draw:fill-image-name="msFillBitmap_20_10" style:repeat="stretch"/>
      <style:paragraph-properties fo:text-align="start"/>
      <style:text-properties fo:font-size="18pt"/>
    </style:style>
    <style:style style:name="P34" style:family="paragraph">
      <style:paragraph-properties fo:margin-left="0.037cm" fo:margin-right="0cm" fo:margin-top="0.035cm" fo:margin-bottom="0cm" fo:line-height="100%" fo:text-align="start" fo:text-indent="0cm" style:punctuation-wrap="hanging" style:writing-mode="lr-tb"/>
      <style:text-properties fo:hyphenate="false"/>
    </style:style>
    <style:style style:name="P3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6" style:family="paragraph">
      <style:paragraph-properties fo:margin-left="0.037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7" style:family="paragraph">
      <style:paragraph-properties fo:margin-left="0cm" fo:margin-right="0cm" fo:margin-top="0.002cm" fo:margin-bottom="0cm" fo:line-height="100%" fo:text-align="start" fo:text-indent="0cm" style:punctuation-wrap="hanging" style:writing-mode="lr-tb"/>
      <style:text-properties fo:hyphenate="false"/>
    </style:style>
    <style:style style:name="P38" style:family="paragraph">
      <style:paragraph-properties fo:margin-left="0.035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9" style:family="paragraph">
      <style:paragraph-properties fo:margin-left="0.035cm" fo:margin-right="0cm" fo:margin-top="0.016cm" fo:margin-bottom="0cm" fo:line-height="100%" fo:text-align="start" fo:text-indent="0cm" style:punctuation-wrap="hanging" style:writing-mode="lr-tb"/>
      <style:text-properties fo:hyphenate="false"/>
    </style:style>
    <style:style style:name="P40" style:family="paragraph">
      <style:paragraph-properties fo:margin-left="0.036cm" fo:margin-right="0cm" fo:margin-top="0.002cm" fo:margin-bottom="0cm" fo:line-height="100%" fo:text-align="start" fo:text-indent="0cm" style:punctuation-wrap="hanging" style:writing-mode="lr-tb"/>
      <style:text-properties fo:hyphenate="false"/>
    </style:style>
    <style:style style:name="P41" style:family="paragraph">
      <style:paragraph-properties fo:margin-left="0cm" fo:margin-right="0cm" fo:margin-top="0.333cm" fo:margin-bottom="0cm" fo:line-height="100%" fo:text-align="start" fo:text-indent="0cm" style:punctuation-wrap="hanging" style:writing-mode="lr-tb"/>
      <style:text-properties fo:hyphenate="false"/>
    </style:style>
    <style:style style:name="P42" style:family="paragraph">
      <loext:graphic-properties draw:fill="bitmap" draw:fill-image-name="msFillBitmap_20_11" style:repeat="stretch"/>
      <style:paragraph-properties fo:text-align="start"/>
      <style:text-properties fo:font-size="18pt"/>
    </style:style>
    <style:style style:name="P43" style:family="paragraph">
      <loext:graphic-properties draw:fill="bitmap" draw:fill-image-name="msFillBitmap_20_12" style:repeat="stretch"/>
      <style:paragraph-properties fo:text-align="start"/>
      <style:text-properties fo:font-size="18pt"/>
    </style:style>
    <style:style style:name="P44" style:family="paragraph">
      <style:paragraph-properties fo:margin-left="1.182cm" fo:margin-right="0cm" fo:margin-top="0.115cm" fo:margin-bottom="0cm" fo:line-height="100%" fo:text-align="start" fo:text-indent="0cm" style:punctuation-wrap="hanging" style:writing-mode="lr-tb"/>
      <style:text-properties fo:hyphenate="false"/>
    </style:style>
    <style:style style:name="P45" style:family="paragraph">
      <loext:graphic-properties draw:fill="none"/>
      <style:paragraph-properties fo:margin-left="1.182cm" fo:margin-right="0cm" fo:margin-top="0.115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6" style:family="paragraph">
      <loext:graphic-properties draw:fill="bitmap" draw:fill-image-name="msFillBitmap_20_13" style:repeat="stretch"/>
      <style:paragraph-properties fo:text-align="start"/>
      <style:text-properties fo:font-size="18pt"/>
    </style:style>
    <style:style style:name="P47" style:family="paragraph">
      <style:paragraph-properties fo:margin-left="0.035cm" fo:margin-right="0cm" fo:margin-top="0.416cm" fo:margin-bottom="0cm" fo:line-height="100%" fo:text-align="start" fo:text-indent="0cm" style:punctuation-wrap="hanging" style:writing-mode="lr-tb"/>
      <style:text-properties fo:hyphenate="false"/>
    </style:style>
    <style:style style:name="P48" style:family="paragraph">
      <style:paragraph-properties fo:margin-left="0.035cm" fo:margin-right="0cm" fo:margin-top="0.381cm" fo:margin-bottom="0cm" fo:line-height="100%" fo:text-align="center" fo:text-indent="0cm" style:punctuation-wrap="hanging" style:writing-mode="lr-tb"/>
      <style:text-properties fo:hyphenate="false"/>
    </style:style>
    <style:style style:name="P49" style:family="paragraph">
      <style:paragraph-properties fo:margin-left="0.035cm" fo:margin-right="0cm" fo:margin-top="0.014cm" fo:margin-bottom="0cm" fo:line-height="100%" fo:text-align="start" fo:text-indent="0cm" style:punctuation-wrap="hanging" style:writing-mode="lr-tb"/>
      <style:text-properties fo:hyphenate="false"/>
    </style:style>
    <style:style style:name="P50" style:family="paragraph">
      <style:paragraph-properties fo:margin-left="0.178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1" style:family="paragraph">
      <style:paragraph-properties fo:margin-left="5.001cm" fo:margin-right="0cm" fo:margin-top="0.533cm" fo:margin-bottom="0cm" fo:line-height="100%" fo:text-align="start" fo:text-indent="0cm" style:punctuation-wrap="hanging" style:writing-mode="lr-tb"/>
      <style:text-properties fo:hyphenate="false"/>
    </style:style>
    <style:style style:name="P52" style:family="paragraph">
      <style:paragraph-properties fo:margin-left="5.001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3" style:family="paragraph">
      <style:paragraph-properties fo:margin-left="0.12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4" style:family="paragraph">
      <style:paragraph-properties fo:margin-left="0.035cm" fo:margin-right="0cm" fo:margin-top="0.372cm" fo:margin-bottom="0cm" fo:line-height="100%" fo:text-align="start" fo:text-indent="0cm" style:punctuation-wrap="hanging" style:writing-mode="lr-tb"/>
      <style:text-properties fo:hyphenate="false"/>
    </style:style>
    <style:style style:name="P55" style:family="paragraph">
      <style:paragraph-properties fo:margin-left="0.035cm" fo:margin-right="0cm" fo:margin-top="0.34cm" fo:margin-bottom="0cm" fo:line-height="100%" fo:text-align="start" fo:text-indent="0cm" style:punctuation-wrap="hanging" style:writing-mode="lr-tb"/>
      <style:text-properties fo:hyphenate="false"/>
    </style:style>
    <style:style style:name="P56" style:family="paragraph">
      <loext:graphic-properties draw:fill="bitmap" draw:fill-image-name="msFillBitmap_20_16" style:repeat="stretch"/>
      <style:paragraph-properties fo:text-align="start"/>
      <style:text-properties fo:font-size="18pt"/>
    </style:style>
    <style:style style:name="P57" style:family="paragraph">
      <loext:graphic-properties draw:fill="bitmap" draw:fill-image-name="msFillBitmap_20_17" style:repeat="stretch"/>
      <style:paragraph-properties fo:text-align="start"/>
      <style:text-properties fo:font-size="18pt"/>
    </style:style>
    <style:style style:name="P58" style:family="paragraph">
      <style:paragraph-properties fo:margin-left="1.182cm" fo:margin-right="0cm" fo:margin-top="0.116cm" fo:margin-bottom="0cm" fo:line-height="100%" fo:text-align="start" fo:text-indent="0cm" style:punctuation-wrap="hanging" style:writing-mode="lr-tb"/>
      <style:text-properties fo:hyphenate="false"/>
    </style:style>
    <style:style style:name="P59" style:family="paragraph">
      <loext:graphic-properties draw:fill="bitmap" draw:fill-image-name="msFillBitmap_20_18" style:repeat="stretch"/>
      <style:paragraph-properties fo:text-align="start"/>
      <style:text-properties fo:font-size="18pt"/>
    </style:style>
    <style:style style:name="P60" style:family="paragraph">
      <loext:graphic-properties draw:fill="bitmap" draw:fill-image-name="msFillBitmap_20_19" style:repeat="stretch"/>
      <style:paragraph-properties fo:text-align="start"/>
      <style:text-properties fo:font-size="18pt"/>
    </style:style>
    <style:style style:name="P61" style:family="paragraph">
      <loext:graphic-properties draw:fill="bitmap" draw:fill-image-name="msFillBitmap_20_20" style:repeat="stretch"/>
      <style:paragraph-properties fo:text-align="start"/>
      <style:text-properties fo:font-size="18pt"/>
    </style:style>
    <style:style style:name="P62" style:family="paragraph">
      <loext:graphic-properties draw:fill="bitmap" draw:fill-image-name="msFillBitmap_20_21" style:repeat="stretch"/>
      <style:paragraph-properties fo:text-align="start"/>
      <style:text-properties fo:font-size="18pt"/>
    </style:style>
    <style:style style:name="P63" style:family="paragraph">
      <style:paragraph-properties fo:margin-left="0cm" fo:margin-right="0cm" fo:margin-top="0.353cm" fo:margin-bottom="0cm" fo:line-height="100%" fo:text-align="center" fo:text-indent="0cm" style:punctuation-wrap="hanging" style:writing-mode="lr-tb"/>
      <style:text-properties fo:hyphenate="false"/>
    </style:style>
    <style:style style:name="P64" style:family="paragraph">
      <style:paragraph-properties fo:margin-left="0.254cm" fo:margin-right="0cm" fo:margin-top="0.381cm" fo:margin-bottom="0cm" fo:line-height="100%" fo:text-align="start" fo:text-indent="0cm" style:punctuation-wrap="hanging" style:writing-mode="lr-tb"/>
      <style:text-properties fo:hyphenate="false"/>
    </style:style>
    <style:style style:name="P65" style:family="paragraph">
      <style:paragraph-properties fo:margin-left="0.254cm" fo:margin-right="0cm" fo:margin-top="0.381cm" fo:margin-bottom="0cm" fo:line-height="100%" fo:text-align="center" fo:text-indent="0cm" style:punctuation-wrap="hanging" style:writing-mode="lr-tb"/>
      <style:text-properties fo:hyphenate="false"/>
    </style:style>
    <style:style style:name="P66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67" style:family="paragraph">
      <style:paragraph-properties fo:margin-left="4.697cm" fo:margin-right="0cm" fo:margin-top="0.035cm" fo:margin-bottom="0cm" fo:line-height="100%" fo:text-align="start" fo:text-indent="0cm" style:punctuation-wrap="hanging" style:writing-mode="lr-tb"/>
      <style:text-properties fo:hyphenate="false"/>
    </style:style>
    <style:style style:name="P68" style:family="paragraph">
      <style:paragraph-properties fo:margin-left="4.697cm" fo:margin-right="0cm" fo:margin-top="0.012cm" fo:margin-bottom="0cm" fo:line-height="100%" fo:text-align="start" fo:text-indent="0cm" style:punctuation-wrap="hanging" style:writing-mode="lr-tb"/>
      <style:text-properties fo:hyphenate="false"/>
    </style:style>
    <style:style style:name="P69" style:family="paragraph">
      <style:paragraph-properties fo:margin-left="0.035cm" fo:margin-right="0cm" fo:margin-top="0.191cm" fo:margin-bottom="0cm" fo:line-height="100%" fo:text-align="center" fo:text-indent="0cm" style:punctuation-wrap="hanging" style:writing-mode="lr-tb"/>
      <style:text-properties fo:hyphenate="false"/>
    </style:style>
    <style:style style:name="P70" style:family="paragraph">
      <style:paragraph-properties fo:margin-left="0.035cm" fo:margin-right="0cm" fo:margin-top="0.381cm" fo:margin-bottom="0cm" fo:line-height="100%" fo:text-align="start" fo:text-indent="0cm" style:punctuation-wrap="hanging" style:writing-mode="lr-tb"/>
      <style:text-properties fo:hyphenate="false"/>
    </style:style>
    <style:style style:name="P71" style:family="paragraph">
      <loext:graphic-properties draw:fill="bitmap" draw:fill-image-name="msFillBitmap_20_22" style:repeat="stretch"/>
      <style:paragraph-properties fo:text-align="start"/>
      <style:text-properties fo:font-size="18pt"/>
    </style:style>
    <style:style style:name="P72" style:family="paragraph">
      <loext:graphic-properties draw:fill="bitmap" draw:fill-image-name="msFillBitmap_20_23" style:repeat="stretch"/>
      <style:paragraph-properties fo:text-align="start"/>
      <style:text-properties fo:font-size="18pt"/>
    </style:style>
    <style:style style:name="P73" style:family="paragraph">
      <style:paragraph-properties fo:margin-left="0.254cm" fo:margin-right="0cm" fo:margin-top="0.175cm" fo:margin-bottom="0cm" fo:line-height="100%" fo:text-align="start" fo:text-indent="0cm" style:punctuation-wrap="hanging" style:writing-mode="lr-tb"/>
      <style:text-properties fo:hyphenate="false"/>
    </style:style>
    <style:style style:name="P74" style:family="paragraph">
      <style:paragraph-properties fo:margin-left="0.254cm" fo:margin-right="0cm" fo:margin-top="0.134cm" fo:margin-bottom="0cm" fo:line-height="100%" fo:text-align="start" fo:text-indent="0cm" style:punctuation-wrap="hanging" style:writing-mode="lr-tb"/>
      <style:text-properties fo:hyphenate="false"/>
    </style:style>
    <style:style style:name="P75" style:family="paragraph">
      <style:paragraph-properties fo:margin-left="2.794cm" fo:margin-right="0cm" fo:margin-top="0.136cm" fo:margin-bottom="0cm" fo:line-height="100%" fo:text-align="start" fo:text-indent="0cm" style:punctuation-wrap="hanging" style:writing-mode="lr-tb"/>
      <style:text-properties fo:hyphenate="false"/>
    </style:style>
    <style:style style:name="P76" style:family="paragraph">
      <style:paragraph-properties fo:margin-left="0.035cm" fo:margin-right="0cm" fo:margin-top="0.208cm" fo:margin-bottom="0cm" fo:line-height="100%" fo:text-align="start" fo:text-indent="0cm" style:punctuation-wrap="hanging" style:writing-mode="lr-tb"/>
      <style:text-properties fo:hyphenate="false"/>
    </style:style>
    <style:style style:name="P77" style:family="paragraph">
      <style:paragraph-properties fo:margin-left="0cm" fo:margin-right="0cm" fo:margin-top="0.173cm" fo:margin-bottom="0cm" fo:line-height="100%" fo:text-align="start" fo:text-indent="0cm" style:punctuation-wrap="hanging" style:writing-mode="lr-tb"/>
      <style:text-properties fo:hyphenate="false"/>
    </style:style>
    <style:style style:name="P78" style:family="paragraph">
      <style:paragraph-properties fo:margin-left="0cm" fo:margin-right="0cm" fo:margin-top="0.162cm" fo:margin-bottom="0cm" fo:line-height="100%" fo:text-align="start" fo:text-indent="0cm" style:punctuation-wrap="hanging" style:writing-mode="lr-tb"/>
      <style:text-properties fo:hyphenate="false"/>
    </style:style>
    <style:style style:name="P79" style:family="paragraph">
      <style:paragraph-properties fo:margin-left="0cm" fo:margin-right="0cm" fo:margin-top="0.157cm" fo:margin-bottom="0cm" fo:line-height="100%" fo:text-align="start" fo:text-indent="0cm" style:punctuation-wrap="hanging" style:writing-mode="lr-tb"/>
      <style:text-properties fo:hyphenate="false"/>
    </style:style>
    <style:style style:name="P80" style:family="paragraph">
      <style:paragraph-properties fo:margin-left="0cm" fo:margin-right="0cm" fo:margin-top="0.004cm" fo:margin-bottom="0cm" fo:line-height="121%" fo:text-align="start" fo:text-indent="0cm" style:punctuation-wrap="hanging" style:writing-mode="lr-tb"/>
      <style:text-properties fo:hyphenate="false"/>
    </style:style>
    <style:style style:name="P81" style:family="paragraph">
      <style:paragraph-properties fo:margin-left="0cm" fo:margin-right="0cm" fo:margin-top="0.161cm" fo:margin-bottom="0cm" fo:line-height="100%" fo:text-align="start" fo:text-indent="0cm" style:punctuation-wrap="hanging" style:writing-mode="lr-tb"/>
      <style:text-properties fo:hyphenate="false"/>
    </style:style>
    <style:style style:name="P82" style:family="paragraph">
      <loext:graphic-properties draw:fill="bitmap" draw:fill-image-name="msFillBitmap_20_24" style:repeat="stretch"/>
      <style:paragraph-properties fo:text-align="start"/>
      <style:text-properties fo:font-size="18pt"/>
    </style:style>
    <style:style style:name="P83" style:family="paragraph">
      <loext:graphic-properties draw:fill="bitmap" draw:fill-image-name="msFillBitmap_20_25" style:repeat="stretch"/>
      <style:paragraph-properties fo:text-align="start"/>
      <style:text-properties fo:font-size="18pt"/>
    </style:style>
    <style:style style:name="P84" style:family="paragraph">
      <style:paragraph-properties fo:margin-left="0.035cm" fo:margin-right="0cm" fo:margin-top="0.423cm" fo:margin-bottom="0cm" fo:line-height="100%" fo:text-align="start" fo:text-indent="0cm" style:punctuation-wrap="hanging" style:writing-mode="lr-tb"/>
      <style:text-properties fo:hyphenate="false"/>
    </style:style>
    <style:style style:name="P85" style:family="paragraph">
      <style:paragraph-properties fo:margin-left="0.035cm" fo:margin-right="0cm" fo:margin-top="0.39cm" fo:margin-bottom="0cm" fo:line-height="100%" fo:text-align="start" fo:text-indent="0cm" style:punctuation-wrap="hanging" style:writing-mode="lr-tb"/>
      <style:text-properties fo:hyphenate="false"/>
    </style:style>
    <style:style style:name="P86" style:family="paragraph">
      <style:paragraph-properties fo:margin-left="0.035cm" fo:margin-right="0cm" fo:margin-top="0.425cm" fo:margin-bottom="0cm" fo:line-height="100%" fo:text-align="start" fo:text-indent="0cm" style:punctuation-wrap="hanging" style:writing-mode="lr-tb"/>
      <style:text-properties fo:hyphenate="false"/>
    </style:style>
    <style:style style:name="P87" style:family="paragraph">
      <style:paragraph-properties fo:margin-left="2.575cm" fo:margin-right="0cm" fo:margin-top="0.388cm" fo:margin-bottom="0cm" fo:line-height="100%" fo:text-align="start" fo:text-indent="0cm" style:punctuation-wrap="hanging" style:writing-mode="lr-tb"/>
      <style:text-properties fo:hyphenate="false"/>
    </style:style>
    <style:style style:name="P88" style:family="paragraph">
      <style:paragraph-properties fo:margin-left="3.011cm" fo:margin-right="0cm" fo:margin-top="0.39cm" fo:margin-bottom="0cm" fo:line-height="100%" fo:text-align="start" fo:text-indent="0cm" style:punctuation-wrap="hanging" style:writing-mode="lr-tb"/>
      <style:text-properties fo:hyphenate="false"/>
    </style:style>
    <style:style style:name="P89" style:family="paragraph">
      <style:paragraph-properties fo:margin-left="1.111cm" fo:margin-right="0cm" fo:margin-top="0.111cm" fo:margin-bottom="0cm" fo:line-height="100%" fo:text-align="start" fo:text-indent="0cm" style:punctuation-wrap="hanging" style:writing-mode="lr-tb"/>
      <style:text-properties fo:hyphenate="false"/>
    </style:style>
    <style:style style:name="P90" style:family="paragraph">
      <loext:graphic-properties draw:fill="bitmap" draw:fill-image-name="msFillBitmap_20_26" style:repeat="stretch"/>
      <style:paragraph-properties fo:text-align="start"/>
      <style:text-properties fo:font-size="18pt"/>
    </style:style>
    <style:style style:name="P91" style:family="paragraph">
      <loext:graphic-properties draw:fill="bitmap" draw:fill-image-name="msFillBitmap_20_27" style:repeat="stretch"/>
      <style:paragraph-properties fo:text-align="start"/>
      <style:text-properties fo:font-size="18pt"/>
    </style:style>
    <style:style style:name="P92" style:family="paragraph">
      <loext:graphic-properties draw:fill="bitmap" draw:fill-image-name="msFillBitmap_20_28" style:repeat="stretch"/>
      <style:paragraph-properties fo:text-align="start"/>
      <style:text-properties fo:font-size="18pt"/>
    </style:style>
    <style:style style:name="P93" style:family="paragraph">
      <loext:graphic-properties draw:fill="bitmap" draw:fill-image-name="msFillBitmap_20_29" style:repeat="stretch"/>
      <style:paragraph-properties fo:text-align="start"/>
      <style:text-properties fo:font-size="18pt"/>
    </style:style>
    <style:style style:name="P94" style:family="paragraph">
      <loext:graphic-properties draw:fill="bitmap" draw:fill-image-name="msFillBitmap_20_30" style:repeat="stretch"/>
      <style:paragraph-properties fo:text-align="start"/>
      <style:text-properties fo:font-size="18pt"/>
    </style:style>
    <style:style style:name="P95" style:family="paragraph">
      <loext:graphic-properties draw:fill="none"/>
      <style:paragraph-properties fo:margin-left="0.035cm" fo:margin-right="0cm" fo:margin-top="0.423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96" style:family="paragraph">
      <style:paragraph-properties fo:margin-left="0.614cm" fo:margin-right="0cm" fo:margin-top="0.035cm" fo:margin-bottom="0cm" fo:line-height="151%" fo:text-align="start" fo:text-indent="-0.57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7" style:family="paragraph">
      <style:paragraph-properties fo:margin-left="0.035cm" fo:margin-right="0cm" fo:margin-top="0.012cm" fo:margin-bottom="0cm" fo:line-height="100%" fo:text-align="start" fo:text-indent="0cm" style:punctuation-wrap="hanging" style:writing-mode="lr-tb"/>
      <style:text-properties fo:hyphenate="false"/>
    </style:style>
    <style:style style:name="P98" style:family="paragraph">
      <loext:graphic-properties draw:fill="bitmap" draw:fill-image-name="msFillBitmap_20_31" style:repeat="stretch"/>
      <style:paragraph-properties fo:text-align="start"/>
      <style:text-properties fo:font-size="18pt"/>
    </style:style>
    <style:style style:name="P99" style:family="paragraph">
      <loext:graphic-properties draw:fill="bitmap" draw:fill-image-name="msFillBitmap_20_32" style:repeat="stretch"/>
      <style:paragraph-properties fo:text-align="start"/>
      <style:text-properties fo:font-size="18pt"/>
    </style:style>
    <style:style style:name="P100" style:family="paragraph">
      <loext:graphic-properties draw:fill="bitmap" draw:fill-image-name="msFillBitmap_20_33" style:repeat="stretch"/>
      <style:paragraph-properties fo:text-align="start"/>
      <style:text-properties fo:font-size="18pt"/>
    </style:style>
    <style:style style:name="P101" style:family="paragraph">
      <style:paragraph-properties fo:margin-left="0.035cm" fo:margin-right="0cm" fo:margin-top="0.034cm" fo:margin-bottom="0cm" fo:line-height="150%" fo:text-align="start" fo:text-indent="0cm" style:punctuation-wrap="hanging" style:writing-mode="lr-tb"/>
      <style:text-properties fo:hyphenate="false"/>
    </style:style>
    <style:style style:name="P102" style:family="paragraph">
      <style:paragraph-properties fo:margin-left="0.115cm" fo:margin-right="0cm" fo:margin-top="0.374cm" fo:margin-bottom="0cm" fo:line-height="100%" fo:text-align="start" fo:text-indent="0cm" style:punctuation-wrap="hanging" style:writing-mode="lr-tb"/>
      <style:text-properties fo:hyphenate="false"/>
    </style:style>
    <style:style style:name="P103" style:family="paragraph">
      <style:paragraph-properties fo:margin-left="0.115cm" fo:margin-right="0cm" fo:margin-top="0.339cm" fo:margin-bottom="0cm" fo:line-height="100%" fo:text-align="start" fo:text-indent="0cm" style:punctuation-wrap="hanging" style:writing-mode="lr-tb"/>
      <style:text-properties fo:hyphenate="false"/>
    </style:style>
    <style:style style:name="P104" style:family="paragraph">
      <style:paragraph-properties fo:margin-left="0.035cm" fo:margin-right="0cm" fo:margin-top="0.339cm" fo:margin-bottom="0cm" fo:line-height="100%" fo:text-align="start" fo:text-indent="0cm" style:punctuation-wrap="hanging" style:writing-mode="lr-tb"/>
      <style:text-properties fo:hyphenate="false"/>
    </style:style>
    <style:style style:name="P105" style:family="paragraph">
      <style:paragraph-properties fo:margin-left="0.051cm" fo:margin-right="0cm" fo:margin-top="0.339cm" fo:margin-bottom="0cm" fo:line-height="100%" fo:text-align="start" fo:text-indent="0cm" style:punctuation-wrap="hanging" style:writing-mode="lr-tb"/>
      <style:text-properties fo:hyphenate="false"/>
    </style:style>
    <style:style style:name="P106" style:family="paragraph">
      <loext:graphic-properties draw:fill="none"/>
      <style:paragraph-properties fo:margin-left="0.115cm" fo:margin-right="0cm" fo:margin-top="0.374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07" style:family="paragraph">
      <style:paragraph-properties fo:margin-left="4.648cm" fo:margin-right="0cm" fo:margin-top="0.035cm" fo:margin-bottom="0cm" fo:line-height="100%" fo:text-align="start" fo:text-indent="0cm" style:punctuation-wrap="hanging" style:writing-mode="lr-tb"/>
      <style:text-properties fo:hyphenate="false"/>
    </style:style>
    <style:style style:name="P108" style:family="paragraph">
      <style:paragraph-properties fo:margin-left="4.648cm" fo:margin-right="0cm" fo:margin-top="0.016cm" fo:margin-bottom="0cm" fo:line-height="100%" fo:text-align="start" fo:text-indent="0cm" style:punctuation-wrap="hanging" style:writing-mode="lr-tb"/>
      <style:text-properties fo:hyphenate="false"/>
    </style:style>
    <style:style style:name="P109" style:family="paragraph">
      <style:paragraph-properties fo:margin-left="0.323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0" style:family="paragraph">
      <style:paragraph-properties fo:margin-left="0.323cm" fo:margin-right="0cm" fo:margin-top="0.402cm" fo:margin-bottom="0cm" fo:line-height="100%" fo:text-align="start" fo:text-indent="0cm" style:punctuation-wrap="hanging" style:writing-mode="lr-tb"/>
      <style:text-properties fo:hyphenate="false"/>
    </style:style>
    <style:style style:name="P111" style:family="paragraph">
      <style:paragraph-properties fo:margin-left="7.474cm" fo:margin-right="0cm" fo:margin-top="0.425cm" fo:margin-bottom="0cm" fo:line-height="100%" fo:text-align="start" fo:text-indent="0cm" style:punctuation-wrap="hanging" style:writing-mode="lr-tb"/>
      <style:text-properties fo:hyphenate="false"/>
    </style:style>
    <style:style style:name="P112" style:family="paragraph">
      <style:paragraph-properties fo:margin-left="0cm" fo:margin-right="0cm" fo:margin-top="0.422cm" fo:margin-bottom="0cm" fo:line-height="100%" fo:text-align="start" fo:text-indent="0cm" style:punctuation-wrap="hanging" style:writing-mode="lr-tb"/>
      <style:text-properties fo:hyphenate="false"/>
    </style:style>
    <style:style style:name="P113" style:family="paragraph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hyphenate="false"/>
    </style:style>
    <style:style style:name="P114" style:family="paragraph">
      <style:paragraph-properties fo:margin-left="0cm" fo:margin-right="0cm" fo:margin-top="0.402cm" fo:margin-bottom="0cm" fo:line-height="100%" fo:text-align="start" fo:text-indent="0cm" style:punctuation-wrap="hanging" style:writing-mode="lr-tb"/>
      <style:text-properties fo:hyphenate="false"/>
    </style:style>
    <style:style style:name="P115" style:family="paragraph">
      <style:paragraph-properties fo:margin-left="1.446cm" fo:margin-right="0cm" fo:margin-top="0.002cm" fo:margin-bottom="0cm" fo:line-height="100%" fo:text-align="start" fo:text-indent="0cm" style:punctuation-wrap="hanging" style:writing-mode="lr-tb"/>
      <style:text-properties fo:hyphenate="false"/>
    </style:style>
    <style:style style:name="P116" style:family="paragraph">
      <loext:graphic-properties draw:fill="bitmap" draw:fill-image-name="msFillBitmap_20_34" style:repeat="stretch"/>
      <style:paragraph-properties fo:text-align="start"/>
      <style:text-properties fo:font-size="18pt"/>
    </style:style>
    <style:style style:name="P117" style:family="paragraph">
      <loext:graphic-properties draw:fill="bitmap" draw:fill-image-name="msFillBitmap_20_35" style:repeat="stretch"/>
      <style:paragraph-properties fo:text-align="start"/>
      <style:text-properties fo:font-size="18pt"/>
    </style:style>
    <style:style style:name="P118" style:family="paragraph">
      <loext:graphic-properties draw:fill="bitmap" draw:fill-image-name="msFillBitmap_20_36" style:repeat="stretch"/>
      <style:paragraph-properties fo:text-align="start"/>
      <style:text-properties fo:font-size="18pt"/>
    </style:style>
    <style:style style:name="P119" style:family="paragraph">
      <style:paragraph-properties fo:margin-left="0cm" fo:margin-right="0cm" fo:margin-top="0.415cm" fo:margin-bottom="0cm" fo:line-height="100%" fo:text-align="center" fo:text-indent="0cm" style:punctuation-wrap="hanging" style:writing-mode="lr-tb"/>
      <style:text-properties fo:hyphenate="false"/>
    </style:style>
    <style:style style:name="P120" style:family="paragraph">
      <style:paragraph-properties fo:margin-left="0cm" fo:margin-right="0cm" fo:margin-top="0.383cm" fo:margin-bottom="0cm" fo:line-height="100%" fo:text-align="center" fo:text-indent="0cm" style:punctuation-wrap="hanging" style:writing-mode="lr-tb"/>
      <style:text-properties fo:hyphenate="false"/>
    </style:style>
    <style:style style:name="P121" style:family="paragraph">
      <style:paragraph-properties fo:margin-left="0cm" fo:margin-right="0cm" fo:margin-top="0.374cm" fo:margin-bottom="0cm" fo:line-height="100%" fo:text-align="center" fo:text-indent="0cm" style:punctuation-wrap="hanging" style:writing-mode="lr-tb"/>
      <style:text-properties fo:hyphenate="false"/>
    </style:style>
    <style:style style:name="P122" style:family="paragraph">
      <style:paragraph-properties fo:margin-left="0.254cm" fo:margin-right="0cm" fo:margin-top="0.028cm" fo:margin-bottom="0cm" fo:line-height="120%" fo:text-align="start" fo:text-indent="0cm" style:punctuation-wrap="hanging" style:writing-mode="lr-tb"/>
      <style:text-properties fo:hyphenate="false"/>
    </style:style>
    <style:style style:name="P123" style:family="paragraph">
      <style:paragraph-properties fo:margin-left="2.794cm" fo:margin-right="0cm" fo:margin-top="0.152cm" fo:margin-bottom="0cm" fo:line-height="100%" fo:text-align="start" fo:text-indent="0cm" style:punctuation-wrap="hanging" style:writing-mode="lr-tb"/>
      <style:text-properties fo:hyphenate="false"/>
    </style:style>
    <style:style style:name="P124" style:family="paragraph">
      <style:paragraph-properties fo:margin-left="0.254cm" fo:margin-right="0cm" fo:margin-top="0.153cm" fo:margin-bottom="0cm" fo:line-height="100%" fo:text-align="start" fo:text-indent="0cm" style:punctuation-wrap="hanging" style:writing-mode="lr-tb"/>
      <style:text-properties fo:hyphenate="false"/>
    </style:style>
    <style:style style:name="P125" style:family="paragraph">
      <style:paragraph-properties fo:margin-left="2.875cm" fo:margin-right="0cm" fo:margin-top="0.152cm" fo:margin-bottom="0cm" fo:line-height="100%" fo:text-align="start" fo:text-indent="0cm" style:punctuation-wrap="hanging" style:writing-mode="lr-tb"/>
      <style:text-properties fo:hyphenate="false"/>
    </style:style>
    <style:style style:name="P126" style:family="paragraph">
      <loext:graphic-properties draw:fill="none"/>
      <style:paragraph-properties fo:margin-left="0.254cm" fo:margin-right="0cm" fo:margin-top="0.028cm" fo:margin-bottom="0cm" fo:line-height="120%" fo:text-align="start" fo:text-indent="0cm" style:punctuation-wrap="hanging" style:writing-mode="lr-tb" style:font-independent-line-spacing="true"/>
      <style:text-properties fo:font-size="18pt" fo:hyphenate="false"/>
    </style:style>
    <style:style style:name="P127" style:family="paragraph">
      <loext:graphic-properties draw:fill="bitmap" draw:fill-image-name="msFillBitmap_20_37" style:repeat="stretch"/>
      <style:paragraph-properties fo:text-align="start"/>
      <style:text-properties fo:font-size="18pt"/>
    </style:style>
    <style:style style:name="P128" style:family="paragraph">
      <loext:graphic-properties draw:fill="bitmap" draw:fill-image-name="msFillBitmap_20_38" style:repeat="stretch"/>
      <style:paragraph-properties fo:text-align="start"/>
      <style:text-properties fo:font-size="18pt"/>
    </style:style>
    <style:style style:name="P129" style:family="paragraph">
      <style:paragraph-properties fo:margin-left="3.156cm" fo:margin-right="0cm" fo:margin-top="0.39cm" fo:margin-bottom="0cm" fo:line-height="100%" fo:text-align="start" fo:text-indent="0cm" style:punctuation-wrap="hanging" style:writing-mode="lr-tb"/>
      <style:text-properties fo:hyphenate="false"/>
    </style:style>
    <style:style style:name="P130" style:family="paragraph">
      <style:paragraph-properties fo:margin-left="0.035cm" fo:margin-right="0cm" fo:margin-top="0.406cm" fo:margin-bottom="0cm" fo:line-height="100%" fo:text-align="start" fo:text-indent="0cm" style:punctuation-wrap="hanging" style:writing-mode="lr-tb"/>
      <style:text-properties fo:hyphenate="false"/>
    </style:style>
    <style:style style:name="P131" style:family="paragraph">
      <loext:graphic-properties draw:fill="bitmap" draw:fill-image-name="msFillBitmap_20_39" style:repeat="stretch"/>
      <style:paragraph-properties fo:text-align="start"/>
      <style:text-properties fo:font-size="18pt"/>
    </style:style>
    <style:style style:name="P132" style:family="paragraph">
      <loext:graphic-properties draw:fill="bitmap" draw:fill-image-name="msFillBitmap_20_40" style:repeat="stretch"/>
      <style:paragraph-properties fo:text-align="start"/>
      <style:text-properties fo:font-size="18pt"/>
    </style:style>
    <style:style style:name="P133" style:family="paragraph">
      <loext:graphic-properties draw:fill="bitmap" draw:fill-image-name="msFillBitmap_20_41" style:repeat="stretch"/>
      <style:paragraph-properties fo:text-align="start"/>
      <style:text-properties fo:font-size="18pt"/>
    </style:style>
    <style:style style:name="P134" style:family="paragraph">
      <loext:graphic-properties draw:fill="bitmap" draw:fill-image-name="msFillBitmap_20_42" style:repeat="stretch"/>
      <style:paragraph-properties fo:text-align="start"/>
      <style:text-properties fo:font-size="18pt"/>
    </style:style>
    <style:style style:name="P135" style:family="paragraph">
      <style:paragraph-properties fo:margin-left="0cm" fo:margin-right="0cm" fo:margin-top="0.035cm" fo:margin-bottom="0cm" fo:line-height="100%" fo:text-align="center" fo:text-indent="0cm" style:punctuation-wrap="hanging" style:writing-mode="lr-tb"/>
      <style:text-properties fo:hyphenate="false"/>
    </style:style>
    <style:style style:name="P136" style:family="paragraph">
      <style:paragraph-properties fo:margin-left="0cm" fo:margin-right="0cm" fo:margin-top="0.014cm" fo:margin-bottom="0cm" fo:line-height="100%" fo:text-align="start" fo:text-indent="0cm" style:punctuation-wrap="hanging" style:writing-mode="lr-tb"/>
      <style:text-properties fo:hyphenate="false"/>
    </style:style>
    <style:style style:name="P137" style:family="paragraph">
      <style:paragraph-properties fo:margin-left="0.002cm" fo:margin-right="0cm" fo:margin-top="0.356cm" fo:margin-bottom="0cm" fo:line-height="100%" fo:text-align="center" fo:text-indent="0cm" style:punctuation-wrap="hanging" style:writing-mode="lr-tb"/>
      <style:text-properties fo:hyphenate="false"/>
    </style:style>
    <style:style style:name="P138" style:family="paragraph">
      <style:paragraph-properties fo:margin-left="0.254cm" fo:margin-right="0cm" fo:margin-top="0.238cm" fo:margin-bottom="0cm" fo:line-height="100%" fo:text-align="start" fo:text-indent="0cm" style:punctuation-wrap="hanging" style:writing-mode="lr-tb"/>
      <style:text-properties fo:hyphenate="false"/>
    </style:style>
    <style:style style:name="P139" style:family="paragraph">
      <style:paragraph-properties fo:margin-left="0.254cm" fo:margin-right="0cm" fo:margin-top="0.229cm" fo:margin-bottom="0cm" fo:line-height="100%" fo:text-align="start" fo:text-indent="0cm" style:punctuation-wrap="hanging" style:writing-mode="lr-tb"/>
      <style:text-properties fo:hyphenate="false"/>
    </style:style>
    <style:style style:name="P140" style:family="paragraph">
      <style:paragraph-properties fo:margin-left="0.254cm" fo:margin-right="0cm" fo:margin-top="0.228cm" fo:margin-bottom="0cm" fo:line-height="100%" fo:text-align="start" fo:text-indent="0cm" style:punctuation-wrap="hanging" style:writing-mode="lr-tb"/>
      <style:text-properties fo:hyphenate="false"/>
    </style:style>
    <style:style style:name="P141" style:family="paragraph">
      <loext:graphic-properties draw:fill="none"/>
      <style:paragraph-properties fo:margin-left="0.254cm" fo:margin-right="0cm" fo:margin-top="0.238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42" style:family="paragraph">
      <loext:graphic-properties draw:fill="bitmap" draw:fill-image-name="msFillBitmap_20_43" style:repeat="stretch"/>
      <style:paragraph-properties fo:text-align="start"/>
      <style:text-properties fo:font-size="18pt"/>
    </style:style>
    <style:style style:name="P143" style:family="paragraph">
      <loext:graphic-properties draw:fill="bitmap" draw:fill-image-name="msFillBitmap_20_44" style:repeat="stretch"/>
      <style:paragraph-properties fo:text-align="start"/>
      <style:text-properties fo:font-size="18pt"/>
    </style:style>
    <style:style style:name="P144" style:family="paragraph">
      <loext:graphic-properties draw:fill="bitmap" draw:fill-image-name="msFillBitmap_20_45" style:repeat="stretch"/>
      <style:paragraph-properties fo:text-align="start"/>
      <style:text-properties fo:font-size="18pt"/>
    </style:style>
    <style:style style:name="P145" style:family="paragraph">
      <loext:graphic-properties draw:fill="bitmap" draw:fill-image-name="msFillBitmap_20_46" style:repeat="stretch"/>
      <style:paragraph-properties fo:text-align="start"/>
      <style:text-properties fo:font-size="18pt"/>
    </style:style>
    <style:style style:name="P146" style:family="paragraph">
      <loext:graphic-properties draw:fill="bitmap" draw:fill-image-name="msFillBitmap_20_47" style:repeat="stretch"/>
      <style:paragraph-properties fo:text-align="start"/>
      <style:text-properties fo:font-size="18pt"/>
    </style:style>
    <style:style style:name="P147" style:family="paragraph">
      <loext:graphic-properties draw:fill="none"/>
      <style:paragraph-properties fo:margin-left="0.035cm" fo:margin-right="0cm" fo:margin-top="0cm" fo:margin-bottom="0cm" style:line-height-at-least="0.154cm" fo:text-align="start" fo:text-indent="0cm" style:punctuation-wrap="hanging" style:writing-mode="lr-tb" style:font-independent-line-spacing="true"/>
      <style:text-properties fo:font-size="18pt" fo:hyphenate="false"/>
    </style:style>
    <style:style style:name="P148" style:family="paragraph">
      <loext:graphic-properties draw:fill="none"/>
      <style:paragraph-properties fo:margin-left="1.111cm" fo:margin-right="0cm" fo:margin-top="0.111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49" style:family="paragraph">
      <loext:graphic-properties draw:fill="none"/>
      <style:paragraph-properties fo:margin-left="0.148cm" fo:margin-right="0cm" fo:margin-top="0cm" fo:margin-bottom="0cm" style:line-height-at-least="0.177cm" fo:text-align="start" fo:text-indent="0cm" style:punctuation-wrap="hanging" style:writing-mode="lr-tb" style:font-independent-line-spacing="true"/>
      <style:text-properties fo:font-size="18pt" fo:hyphenate="false"/>
    </style:style>
    <style:style style:name="P150" style:family="paragraph">
      <loext:graphic-properties draw:fill="none"/>
    </style:style>
    <style:style style:name="P151" style:family="paragraph">
      <style:paragraph-properties fo:margin-left="0.035cm" fo:margin-right="0cm" fo:margin-top="0.042cm" fo:margin-bottom="0cm" fo:line-height="100%" fo:text-align="start" fo:text-indent="0cm" style:punctuation-wrap="hanging" style:writing-mode="lr-tb"/>
      <style:text-properties fo:hyphenate="false"/>
    </style:style>
    <style:style style:name="P152" style:family="paragraph">
      <loext:graphic-properties draw:fill="none"/>
      <style:paragraph-properties fo:margin-left="0.035cm" fo:margin-right="0cm" fo:margin-top="0.042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53" style:family="paragraph">
      <loext:graphic-properties draw:fill="bitmap" draw:fill-image-name="msFillBitmap_20_48" style:repeat="stretch"/>
      <style:paragraph-properties fo:text-align="start"/>
      <style:text-properties fo:font-size="18pt"/>
    </style:style>
    <style:style style:name="P154" style:family="paragraph">
      <loext:graphic-properties draw:fill="bitmap" draw:fill-image-name="msFillBitmap_20_49" style:repeat="stretch"/>
      <style:paragraph-properties fo:text-align="start"/>
      <style:text-properties fo:font-size="18pt"/>
    </style:style>
    <style:style style:name="P155" style:family="paragraph">
      <style:paragraph-properties fo:margin-left="0cm" fo:margin-right="0cm" fo:margin-top="0.035cm" fo:margin-bottom="0cm" fo:line-height="100%" fo:text-align="start" fo:text-indent="0cm" style:punctuation-wrap="hanging" style:writing-mode="lr-tb"/>
      <style:text-properties fo:hyphenate="false"/>
    </style:style>
    <style:style style:name="P156" style:family="paragraph">
      <style:paragraph-properties fo:margin-left="0cm" fo:margin-right="0cm" fo:margin-top="0.012cm" fo:margin-bottom="0cm" fo:line-height="100%" fo:text-align="start" fo:text-indent="0cm" style:punctuation-wrap="hanging" style:writing-mode="lr-tb"/>
      <style:text-properties fo:hyphenate="false"/>
    </style:style>
    <style:style style:name="P157" style:family="paragraph">
      <style:paragraph-properties fo:margin-left="0.67cm" fo:margin-right="0cm" fo:margin-top="0.153cm" fo:margin-bottom="0cm" fo:line-height="100%" fo:text-align="start" fo:text-indent="0cm" style:punctuation-wrap="hanging" style:writing-mode="lr-tb"/>
      <style:text-properties fo:hyphenate="false"/>
    </style:style>
    <style:style style:name="P158" style:family="paragraph">
      <style:paragraph-properties fo:margin-left="0cm" fo:margin-right="0cm" fo:margin-top="0.152cm" fo:margin-bottom="0cm" fo:line-height="100%" fo:text-align="start" fo:text-indent="0cm" style:punctuation-wrap="hanging" style:writing-mode="lr-tb"/>
      <style:text-properties fo:hyphenate="false"/>
    </style:style>
    <style:style style:name="P159" style:family="paragraph">
      <style:paragraph-properties fo:margin-left="0.254cm" fo:margin-right="0cm" fo:margin-top="0.086cm" fo:margin-bottom="0cm" fo:line-height="100%" fo:text-align="start" fo:text-indent="0cm" style:punctuation-wrap="hanging" style:writing-mode="lr-tb"/>
      <style:text-properties fo:hyphenate="false"/>
    </style:style>
    <style:style style:name="P160" style:family="paragraph">
      <style:paragraph-properties fo:margin-left="0.254cm" fo:margin-right="0cm" fo:margin-top="0.356cm" fo:margin-bottom="0cm" fo:line-height="100%" fo:text-align="start" fo:text-indent="0cm" style:punctuation-wrap="hanging" style:writing-mode="lr-tb"/>
      <style:text-properties fo:hyphenate="false"/>
    </style:style>
    <style:style style:name="P161" style:family="paragraph">
      <style:paragraph-properties fo:margin-left="2.794cm" fo:margin-right="0cm" fo:margin-top="0.492cm" fo:margin-bottom="0cm" fo:line-height="100%" fo:text-align="start" fo:text-indent="0cm" style:punctuation-wrap="hanging" style:writing-mode="lr-tb"/>
      <style:text-properties fo:hyphenate="false"/>
    </style:style>
    <style:style style:name="P162" style:family="paragraph">
      <style:paragraph-properties fo:margin-left="0.254cm" fo:margin-right="0cm" fo:margin-top="0.379cm" fo:margin-bottom="0cm" fo:line-height="100%" fo:text-align="start" fo:text-indent="0cm" style:punctuation-wrap="hanging" style:writing-mode="lr-tb"/>
      <style:text-properties fo:hyphenate="false"/>
    </style:style>
    <style:style style:name="P163" style:family="paragraph">
      <style:paragraph-properties fo:margin-left="2.794cm" fo:margin-right="0cm" fo:margin-top="0.497cm" fo:margin-bottom="0cm" fo:line-height="100%" fo:text-align="start" fo:text-indent="0cm" style:punctuation-wrap="hanging" style:writing-mode="lr-tb"/>
      <style:text-properties fo:hyphenate="false"/>
    </style:style>
    <style:style style:name="P164" style:family="paragraph">
      <loext:graphic-properties draw:fill="none"/>
      <style:paragraph-properties fo:margin-left="0.254cm" fo:margin-right="0cm" fo:margin-top="0.086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65" style:family="paragraph">
      <loext:graphic-properties draw:fill="bitmap" draw:fill-image-name="msFillBitmap_20_50" style:repeat="stretch"/>
      <style:paragraph-properties fo:text-align="start"/>
      <style:text-properties fo:font-size="18pt"/>
    </style:style>
    <style:style style:name="P166" style:family="paragraph">
      <loext:graphic-properties draw:fill="bitmap" draw:fill-image-name="msFillBitmap_20_51" style:repeat="stretch"/>
      <style:paragraph-properties fo:text-align="start"/>
      <style:text-properties fo:font-size="18pt"/>
    </style:style>
    <style:style style:name="P167" style:family="paragraph">
      <style:paragraph-properties fo:margin-left="0.035cm" fo:margin-right="0cm" fo:margin-top="0.04cm" fo:margin-bottom="0cm" fo:line-height="100%" fo:text-align="start" fo:text-indent="0cm" style:punctuation-wrap="hanging" style:writing-mode="lr-tb"/>
      <style:text-properties fo:hyphenate="false"/>
    </style:style>
    <style:style style:name="P168" style:family="paragraph">
      <style:paragraph-properties fo:margin-left="0.035cm" fo:margin-right="0cm" fo:margin-top="0.002cm" fo:margin-bottom="0cm" fo:line-height="100%" fo:text-align="start" fo:text-indent="0cm" style:punctuation-wrap="hanging" style:writing-mode="lr-tb"/>
      <style:text-properties fo:hyphenate="false"/>
    </style:style>
    <style:style style:name="P169" style:family="paragraph">
      <style:paragraph-properties fo:margin-left="3.87cm" fo:margin-right="0cm" fo:margin-top="0.009cm" fo:margin-bottom="0cm" fo:line-height="100%" fo:text-align="start" fo:text-indent="0cm" style:punctuation-wrap="hanging" style:writing-mode="lr-tb"/>
      <style:text-properties fo:hyphenate="false"/>
    </style:style>
    <style:style style:name="P170" style:family="paragraph">
      <loext:graphic-properties draw:fill="bitmap" draw:fill-image-name="msFillBitmap_20_52" style:repeat="stretch"/>
      <style:paragraph-properties fo:text-align="start"/>
      <style:text-properties fo:font-size="18pt"/>
    </style:style>
    <style:style style:name="T1" style:family="text">
      <style:text-properties fo:font-variant="normal" fo:text-transform="none" fo:color="#456867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2" style:family="text">
      <style:text-properties fo:font-variant="normal" fo:text-transform="none" fo:color="#456867" style:text-line-through-style="none" style:text-line-through-type="none" style:text-position="0% 100%" style:font-name="Calibri" fo:font-size="12pt" fo:letter-spacing="-0.021cm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3" style:family="text">
      <style:text-properties fo:font-variant="normal" fo:text-transform="none" fo:color="#456867" style:text-line-through-style="none" style:text-line-through-type="none" style:text-position="0% 100%" style:font-name="Calibri" fo:font-size="12pt" fo:letter-spacing="normal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4" style:family="text">
      <style:text-properties fo:font-variant="normal" fo:text-transform="none" fo:color="#675e46" style:text-line-through-style="none" style:text-line-through-type="none" style:text-position="0% 100%" style:font-name="Cambria" fo:font-size="28pt" fo:letter-spacing="-0.035cm" fo:font-style="normal" style:text-underline-style="none" fo:font-weight="bold" style:font-name-asian="DejaVu Sans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5" style:family="text">
      <style:text-properties fo:font-variant="normal" fo:text-transform="none" fo:color="#675e46" style:text-line-through-style="none" style:text-line-through-type="none" style:text-position="0% 100%" style:font-name="Cambria" fo:font-size="28pt" fo:letter-spacing="-0.017cm" fo:font-style="normal" style:text-underline-style="none" fo:font-weight="bold" style:font-name-asian="DejaVu Sans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6" style:family="text">
      <style:text-properties fo:font-variant="normal" fo:text-transform="none" fo:color="#675e46" style:text-line-through-style="none" style:text-line-through-type="none" style:text-position="0% 100%" style:font-name="Cambria" fo:font-size="28pt" fo:letter-spacing="-0.047cm" fo:font-style="normal" style:text-underline-style="none" fo:font-weight="bold" style:font-name-asian="DejaVu Sans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7" style:family="text">
      <style:text-properties fo:font-variant="normal" fo:text-transform="none" fo:color="#675e46" style:text-line-through-style="none" style:text-line-through-type="none" style:text-position="0% 100%" style:font-name="Cambria" fo:font-size="28pt" fo:letter-spacing="normal" fo:font-style="normal" style:text-underline-style="none" fo:font-weight="bold" style:font-name-asian="DejaVu Sans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8" style:family="text">
      <style:text-properties fo:font-variant="normal" fo:text-transform="none" fo:color="#c0b970" style:text-line-through-style="none" style:text-line-through-type="none" style:text-position="0% 100%" style:font-name="Cambria" fo:font-size="28pt" fo:letter-spacing="-0.035cm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9" style:family="text">
      <style:text-properties fo:font-variant="normal" fo:text-transform="none" fo:color="#006fc0" style:text-line-through-style="none" style:text-line-through-type="none" style:text-position="0% 100%" style:font-name="Cambria" fo:font-size="28pt" fo:letter-spacing="-0.035cm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10" style:family="text">
      <style:text-properties fo:font-variant="normal" fo:text-transform="none" fo:color="#675e46" style:text-line-through-style="none" style:text-line-through-type="none" style:text-position="0% 100%" style:font-name="Cambria" fo:font-size="28pt" fo:letter-spacing="-0.035cm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0.003cm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-0.002cm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0.011cm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5" style:family="text">
      <style:text-properties fo:font-variant="normal" fo:text-transform="none" fo:color="#ff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16" style:family="text">
      <style:text-properties fo:font-variant="normal" fo:text-transform="none" fo:color="#456867" style:text-line-through-style="none" style:text-line-through-type="none" style:text-position="0% 100%" style:font-name="Calibri" fo:font-size="12pt" fo:letter-spacing="-0.019cm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17" style:family="text">
      <style:text-properties fo:font-variant="normal" fo:text-transform="none" fo:color="#001f5f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8" style:family="text">
      <style:text-properties fo:font-variant="normal" fo:text-transform="none" fo:color="#001f5f" style:text-line-through-style="none" style:text-line-through-type="none" style:text-position="0% 100%" style:font-name="Calibri" fo:font-size="24pt" fo:letter-spacing="-0.026cm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9" style:family="text">
      <style:text-properties fo:font-variant="normal" fo:text-transform="none" fo:color="#2e2b1f" style:text-line-through-style="none" style:text-line-through-type="none" style:text-position="0% 100%" style:font-name="Calibri" fo:font-size="24pt" fo:letter-spacing="-0.002cm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20" style:family="text">
      <style:text-properties fo:font-variant="normal" fo:text-transform="none" fo:color="#2e2b1f" style:text-line-through-style="none" style:text-line-through-type="none" style:text-position="0% 100%" style:font-name="Calibri" fo:font-size="24pt" fo:letter-spacing="normal" fo:font-style="italic" style:text-underline-style="none" fo:font-weight="normal" style:font-name-asian="DejaVu Sans" style:font-size-asian="24pt" style:font-style-asian="italic" style:font-weight-asian="normal" style:font-name-complex="DejaVu Sans" style:font-size-complex="24pt" style:font-style-complex="italic" style:font-weight-complex="normal"/>
    </style:style>
    <style:style style:name="T21" style:family="text">
      <style:text-properties fo:font-variant="normal" fo:text-transform="none" fo:color="#2e2b1f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22" style:family="text">
      <style:text-properties fo:font-variant="normal" fo:text-transform="none" fo:color="#6e664b" style:text-line-through-style="none" style:text-line-through-type="none" style:text-position="0% 100%" style:font-name="Ebrima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23" style:family="text">
      <style:text-properties fo:font-variant="normal" fo:text-transform="none" fo:color="#2e2b1f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24" style:family="text">
      <style:text-properties fo:font-variant="normal" fo:text-transform="none" fo:color="#2e2b1f" style:text-line-through-style="none" style:text-line-through-type="none" style:text-position="0% 100%" style:font-name="Calibri" fo:font-size="24pt" fo:letter-spacing="-0.002cm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25" style:family="text">
      <style:text-properties fo:font-variant="normal" fo:text-transform="none" fo:color="#2e2b1f" style:text-line-through-style="none" style:text-line-through-type="none" style:text-position="0% 100%" style:font-name="Calibri" fo:font-size="24pt" fo:letter-spacing="0.008cm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26" style:family="text">
      <style:text-properties fo:font-variant="normal" fo:text-transform="none" fo:color="#2e2b1f" style:text-line-through-style="none" style:text-line-through-type="none" style:text-position="0% 100%" style:font-name="Calibri" fo:font-size="24pt" fo:letter-spacing="-0.01cm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27" style:family="text">
      <style:text-properties fo:font-variant="normal" fo:text-transform="none" fo:color="#2e2b1f" style:text-line-through-style="none" style:text-line-through-type="none" style:text-position="0% 100%" style:font-name="Calibri" fo:font-size="24pt" fo:letter-spacing="0.003cm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28" style:family="text">
      <style:text-properties fo:font-variant="normal" fo:text-transform="none" fo:color="#2e2b1f" style:text-line-through-style="none" style:text-line-through-type="none" style:text-position="0% 100%" style:font-name="Calibri" fo:font-size="24pt" fo:letter-spacing="0.013cm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29" style:family="text">
      <style:text-properties fo:font-variant="normal" fo:text-transform="none" fo:color="#006fc0" style:text-line-through-style="none" style:text-line-through-type="none" style:text-position="0% 100%" style:font-name="Ebrima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30" style:family="text">
      <style:text-properties fo:font-variant="normal" fo:text-transform="none" fo:color="#2e2b1f" style:text-line-through-style="none" style:text-line-through-type="none" style:text-position="0% 100%" style:font-name="Calibri" fo:font-size="24pt" fo:letter-spacing="-0.028cm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31" style:family="text">
      <style:text-properties fo:font-variant="normal" fo:text-transform="none" fo:color="#2e2b1f" style:text-line-through-style="none" style:text-line-through-type="none" style:text-position="0% 100%" style:font-name="Calibri" fo:font-size="24pt" fo:letter-spacing="-0.035cm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32" style:family="text">
      <style:text-properties fo:font-variant="normal" fo:text-transform="none" fo:color="#2e2b1f" style:text-line-through-style="none" style:text-line-through-type="none" style:text-position="0% 100%" style:font-name="Calibri" fo:font-size="24pt" fo:letter-spacing="-0.023cm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4" style:family="text">
      <style:text-properties fo:font-variant="normal" fo:text-transform="none" fo:color="#675e46" style:text-line-through-style="none" style:text-line-through-type="none" style:text-position="0% 100%" style:font-name="Cambria" fo:font-size="28pt" fo:letter-spacing="-0.032cm" fo:font-style="normal" style:text-underline-style="none" fo:font-weight="bold" style:font-name-asian="DejaVu Sans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35" style:family="text">
      <style:text-properties fo:font-variant="normal" fo:text-transform="none" fo:color="#675e46" style:text-line-through-style="none" style:text-line-through-type="none" style:text-position="0% 100%" style:font-name="Cambria" fo:font-size="28pt" fo:letter-spacing="-0.076cm" fo:font-style="normal" style:text-underline-style="none" fo:font-weight="bold" style:font-name-asian="DejaVu Sans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36" style:family="text">
      <style:text-properties fo:font-variant="normal" fo:text-transform="none" fo:color="#675e46" style:text-line-through-style="none" style:text-line-through-type="none" style:text-position="0% 100%" style:font-name="Cambria" fo:font-size="28pt" fo:letter-spacing="-0.016cm" fo:font-style="normal" style:text-underline-style="none" fo:font-weight="bold" style:font-name-asian="DejaVu Sans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37" style:family="text">
      <style:text-properties fo:font-variant="normal" fo:text-transform="none" fo:color="#675e46" style:text-line-through-style="none" style:text-line-through-type="none" style:text-position="0% 100%" style:font-name="Cambria" fo:font-size="28pt" fo:letter-spacing="-0.07cm" fo:font-style="normal" style:text-underline-style="none" fo:font-weight="bold" style:font-name-asian="DejaVu Sans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38" style:family="text">
      <style:text-properties fo:font-variant="normal" fo:text-transform="none" fo:color="#675e46" style:text-line-through-style="none" style:text-line-through-type="none" style:text-position="0% 100%" style:font-name="Cambria" fo:font-size="28pt" fo:letter-spacing="-0.026cm" fo:font-style="normal" style:text-underline-style="none" fo:font-weight="bold" style:font-name-asian="DejaVu Sans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39" style:family="text">
      <style:text-properties fo:font-variant="normal" fo:text-transform="none" fo:color="#675e46" style:text-line-through-style="none" style:text-line-through-type="none" style:text-position="super 58%" style:font-name="Cambria" fo:font-size="28pt" fo:letter-spacing="-0.026cm" fo:font-style="normal" style:text-underline-style="none" fo:font-weight="bold" style:font-name-asian="DejaVu Sans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40" style:family="text">
      <style:text-properties fo:font-variant="normal" fo:text-transform="none" fo:color="#0000ff" style:text-line-through-style="none" style:text-line-through-type="none" style:text-position="0% 100%" style:font-name="Cambria" fo:font-size="28pt" fo:letter-spacing="-0.033cm" fo:font-style="normal" style:text-underline-style="solid" style:text-underline-width="auto" style:text-underline-color="#ffffff" fo:font-weight="bold" style:font-name-asian="DejaVu Sans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41" style:family="text">
      <style:text-properties fo:font-variant="normal" fo:text-transform="none" fo:color="#2e2b1f" style:text-line-through-style="none" style:text-line-through-type="none" style:text-position="0% 100%" style:font-name="Calibri" fo:font-size="12pt" fo:letter-spacing="normal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42" style:family="text">
      <style:text-properties fo:font-variant="normal" fo:text-transform="none" fo:color="#2e2b1f" style:text-line-through-style="none" style:text-line-through-type="none" style:text-position="0% 100%" style:font-name="Calibri" fo:font-size="24pt" fo:letter-spacing="-0.009cm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43" style:family="text">
      <style:text-properties fo:font-variant="normal" fo:text-transform="none" fo:color="#575539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44" style:family="text">
      <style:text-properties fo:font-variant="normal" fo:text-transform="none" fo:color="#575539" style:text-line-through-style="none" style:text-line-through-type="none" style:text-position="0% 100%" style:font-name="Ebrima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45" style:family="text">
      <style:text-properties fo:font-variant="normal" fo:text-transform="none" fo:color="#575539" style:text-line-through-style="none" style:text-line-through-type="none" style:text-position="0% 100%" style:font-name="Ebrima" fo:font-size="24pt" fo:letter-spacing="0.029cm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47" style:family="text">
      <style:text-properties fo:font-variant="normal" fo:text-transform="none" fo:color="#2e2b1f" style:text-line-through-style="none" style:text-line-through-type="none" style:text-position="0% 100%" style:font-name="Calibri" fo:font-size="24pt" fo:letter-spacing="0.004cm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48" style:family="text">
      <style:text-properties fo:font-variant="normal" fo:text-transform="none" fo:color="#2e2b1f" style:text-line-through-style="none" style:text-line-through-type="none" style:text-position="0% 100%" style:font-name="Calibri" fo:font-size="22pt" fo:letter-spacing="normal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49" style:family="text">
      <style:text-properties fo:font-variant="normal" fo:text-transform="none" fo:color="#575539" style:text-line-through-style="none" style:text-line-through-type="none" style:text-position="0% 100%" style:font-name="Calibri" fo:font-size="22pt" fo:letter-spacing="normal" fo:font-style="normal" style:text-underline-style="none" fo:font-weight="bold" style:font-name-asian="DejaVu Sans" style:font-size-asian="22pt" style:font-style-asian="normal" style:font-weight-asian="bold" style:font-name-complex="DejaVu Sans" style:font-size-complex="22pt" style:font-style-complex="normal" style:font-weight-complex="bold"/>
    </style:style>
    <style:style style:name="T50" style:family="text">
      <style:text-properties fo:font-variant="normal" fo:text-transform="none" fo:color="#575539" style:text-line-through-style="none" style:text-line-through-type="none" style:text-position="0% 100%" style:font-name="Ebrima" fo:font-size="22pt" fo:letter-spacing="normal" fo:font-style="normal" style:text-underline-style="none" fo:font-weight="bold" style:font-name-asian="DejaVu Sans" style:font-size-asian="22pt" style:font-style-asian="normal" style:font-weight-asian="bold" style:font-name-complex="DejaVu Sans" style:font-size-complex="22pt" style:font-style-complex="normal" style:font-weight-complex="bold"/>
    </style:style>
    <style:style style:name="T51" style:family="text">
      <style:text-properties fo:font-variant="normal" fo:text-transform="none" fo:color="#575539" style:text-line-through-style="none" style:text-line-through-type="none" style:text-position="0% 100%" style:font-name="Ebrima" fo:font-size="22pt" fo:letter-spacing="-0.002cm" fo:font-style="normal" style:text-underline-style="none" fo:font-weight="bold" style:font-name-asian="DejaVu Sans" style:font-size-asian="22pt" style:font-style-asian="normal" style:font-weight-asian="bold" style:font-name-complex="DejaVu Sans" style:font-size-complex="22pt" style:font-style-complex="normal" style:font-weight-complex="bold"/>
    </style:style>
    <style:style style:name="T52" style:family="text">
      <style:text-properties fo:font-variant="normal" fo:text-transform="none" fo:color="#00af50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53" style:family="text">
      <style:text-properties fo:font-variant="normal" fo:text-transform="none" fo:color="#00af50" style:text-line-through-style="none" style:text-line-through-type="none" style:text-position="0% 100%" style:font-name="Calibri" fo:font-size="24pt" fo:letter-spacing="-0.002cm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54" style:family="text">
      <style:text-properties fo:font-variant="normal" fo:text-transform="none" fo:color="#2e2b1f" style:text-line-through-style="none" style:text-line-through-type="none" style:text-position="0% 100%" style:font-name="Calibri" fo:font-size="24pt" fo:letter-spacing="0.001cm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55" style:family="text">
      <style:text-properties fo:font-variant="normal" fo:text-transform="none" fo:color="#006fc0" style:text-line-through-style="none" style:text-line-through-type="none" style:text-position="0% 100%" style:font-name="Calibri" fo:font-size="22pt" fo:letter-spacing="normal" fo:font-style="normal" style:text-underline-style="none" fo:font-weight="bold" style:font-name-asian="DejaVu Sans" style:font-size-asian="22pt" style:font-style-asian="normal" style:font-weight-asian="bold" style:font-name-complex="DejaVu Sans" style:font-size-complex="22pt" style:font-style-complex="normal" style:font-weight-complex="bold"/>
    </style:style>
    <style:style style:name="T56" style:family="text">
      <style:text-properties fo:font-variant="normal" fo:text-transform="none" fo:color="#006fc0" style:text-line-through-style="none" style:text-line-through-type="none" style:text-position="0% 100%" style:font-name="Ebrima" fo:font-size="22pt" fo:letter-spacing="normal" fo:font-style="normal" style:text-underline-style="none" fo:font-weight="bold" style:font-name-asian="DejaVu Sans" style:font-size-asian="22pt" style:font-style-asian="normal" style:font-weight-asian="bold" style:font-name-complex="DejaVu Sans" style:font-size-complex="22pt" style:font-style-complex="normal" style:font-weight-complex="bold"/>
    </style:style>
    <style:style style:name="T57" style:family="text">
      <style:text-properties fo:font-variant="normal" fo:text-transform="none" fo:color="#6e664b" style:text-line-through-style="none" style:text-line-through-type="none" style:text-position="0% 100%" style:font-name="Ebrima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58" style:family="text">
      <style:text-properties fo:font-variant="normal" fo:text-transform="none" fo:color="#404040" style:text-line-through-style="none" style:text-line-through-type="none" style:text-position="0% 100%" style:font-name="Ebrima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59" style:family="text">
      <style:text-properties fo:font-variant="normal" fo:text-transform="none" fo:color="#2e2b1f" style:text-line-through-style="none" style:text-line-through-type="none" style:text-position="0% 100%" style:font-name="Calibri" fo:font-size="24pt" fo:letter-spacing="0.01cm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60" style:family="text">
      <style:text-properties fo:font-variant="normal" fo:text-transform="none" fo:color="#675e46" style:text-line-through-style="none" style:text-line-through-type="none" style:text-position="0% 100%" style:font-name="Cambria" fo:font-size="28pt" fo:letter-spacing="-0.023cm" fo:font-style="normal" style:text-underline-style="none" fo:font-weight="bold" style:font-name-asian="DejaVu Sans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61" style:family="text">
      <style:text-properties fo:font-variant="normal" fo:text-transform="none" fo:color="#675e46" style:text-line-through-style="none" style:text-line-through-type="none" style:text-position="0% 100%" style:font-name="Cambria" fo:font-size="28pt" fo:letter-spacing="-0.081cm" fo:font-style="normal" style:text-underline-style="none" fo:font-weight="bold" style:font-name-asian="DejaVu Sans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62" style:family="text">
      <style:text-properties fo:font-variant="normal" fo:text-transform="none" fo:color="#675e46" style:text-line-through-style="none" style:text-line-through-type="none" style:text-position="0% 100%" style:font-name="Cambria" fo:font-size="28pt" fo:letter-spacing="-0.028cm" fo:font-style="normal" style:text-underline-style="none" fo:font-weight="bold" style:font-name-asian="DejaVu Sans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63" style:family="text">
      <style:text-properties fo:font-variant="normal" fo:text-transform="none" fo:color="#675e46" style:text-line-through-style="none" style:text-line-through-type="none" style:text-position="0% 100%" style:font-name="Cambria" fo:font-size="28pt" fo:letter-spacing="-0.079cm" fo:font-style="normal" style:text-underline-style="none" fo:font-weight="bold" style:font-name-asian="DejaVu Sans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64" style:family="text">
      <style:text-properties fo:font-variant="normal" fo:text-transform="none" fo:color="#675e46" style:text-line-through-style="none" style:text-line-through-type="none" style:text-position="0% 100%" style:font-name="Cambria" fo:font-size="24pt" fo:letter-spacing="-0.023cm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65" style:family="text">
      <style:text-properties fo:font-variant="normal" fo:text-transform="none" fo:color="#675e46" style:text-line-through-style="none" style:text-line-through-type="none" style:text-position="0% 100%" style:font-name="Cambria" fo:font-size="24pt" fo:letter-spacing="-0.074cm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66" style:family="text">
      <style:text-properties fo:font-variant="normal" fo:text-transform="none" fo:color="#675e46" style:text-line-through-style="none" style:text-line-through-type="none" style:text-position="0% 100%" style:font-name="Cambria" fo:font-size="24pt" fo:letter-spacing="-0.035cm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67" style:family="text">
      <style:text-properties fo:font-variant="normal" fo:text-transform="none" fo:color="#675e46" style:text-line-through-style="none" style:text-line-through-type="none" style:text-position="0% 100%" style:font-name="Cambria" fo:font-size="24pt" fo:letter-spacing="-0.083cm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68" style:family="text">
      <style:text-properties fo:font-variant="normal" fo:text-transform="none" fo:color="#675e46" style:text-line-through-style="none" style:text-line-through-type="none" style:text-position="0% 100%" style:font-name="Cambria" fo:font-size="24pt" fo:letter-spacing="-0.028cm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69" style:family="text">
      <style:text-properties fo:font-variant="normal" fo:text-transform="none" fo:color="#2e2b1f" style:text-line-through-style="none" style:text-line-through-type="none" style:text-position="0% 100%" style:font-name="Calibri Light" fo:font-size="22pt" fo:letter-spacing="normal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70" style:family="text">
      <style:text-properties fo:font-variant="normal" fo:text-transform="none" fo:color="#2e2b1f" style:text-line-through-style="none" style:text-line-through-type="none" style:text-position="0% 100%" style:font-name="Calibri Light" fo:font-size="22pt" fo:letter-spacing="-0.005cm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71" style:family="text">
      <style:text-properties fo:font-variant="normal" fo:text-transform="none" fo:color="#2e2b1f" style:text-line-through-style="none" style:text-line-through-type="none" style:text-position="0% 100%" style:font-name="Calibri Light" fo:font-size="22pt" fo:letter-spacing="-0.002cm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72" style:family="text">
      <style:text-properties fo:font-variant="normal" fo:text-transform="none" fo:color="#2e2b1f" style:text-line-through-style="none" style:text-line-through-type="none" style:text-position="0% 100%" style:font-name="Calibri Light" fo:font-size="22pt" fo:letter-spacing="0.004cm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73" style:family="text">
      <style:text-properties fo:font-variant="normal" fo:text-transform="none" fo:color="#6e664b" style:text-line-through-style="none" style:text-line-through-type="none" style:text-position="0% 100%" style:font-name="Calibri Light" fo:font-size="22pt" fo:letter-spacing="normal" fo:font-style="normal" style:text-underline-style="none" fo:font-weight="bold" style:font-name-asian="DejaVu Sans" style:font-size-asian="22pt" style:font-style-asian="normal" style:font-weight-asian="bold" style:font-name-complex="DejaVu Sans" style:font-size-complex="22pt" style:font-style-complex="normal" style:font-weight-complex="bold"/>
    </style:style>
    <style:style style:name="T74" style:family="text">
      <style:text-properties fo:font-variant="normal" fo:text-transform="none" fo:color="#6e664b" style:text-line-through-style="none" style:text-line-through-type="none" style:text-position="0% 100%" style:font-name="Calibri Light" fo:font-size="22pt" fo:letter-spacing="-0.002cm" fo:font-style="normal" style:text-underline-style="none" fo:font-weight="bold" style:font-name-asian="DejaVu Sans" style:font-size-asian="22pt" style:font-style-asian="normal" style:font-weight-asian="bold" style:font-name-complex="DejaVu Sans" style:font-size-complex="22pt" style:font-style-complex="normal" style:font-weight-complex="bold"/>
    </style:style>
    <style:style style:name="T75" style:family="text">
      <style:text-properties fo:font-variant="normal" fo:text-transform="none" fo:color="#001f5f" style:text-line-through-style="none" style:text-line-through-type="none" style:text-position="0% 100%" style:font-name="Calibri Light" fo:font-size="22pt" fo:letter-spacing="-0.003cm" fo:font-style="normal" style:text-underline-style="none" fo:font-weight="bold" style:font-name-asian="DejaVu Sans" style:font-size-asian="22pt" style:font-style-asian="normal" style:font-weight-asian="bold" style:font-name-complex="DejaVu Sans" style:font-size-complex="22pt" style:font-style-complex="normal" style:font-weight-complex="bold"/>
    </style:style>
    <style:style style:name="T76" style:family="text">
      <style:text-properties fo:font-variant="normal" fo:text-transform="none" fo:color="#001f5f" style:text-line-through-style="none" style:text-line-through-type="none" style:text-position="0% 100%" style:font-name="Calibri Light" fo:font-size="22pt" fo:letter-spacing="normal" fo:font-style="normal" style:text-underline-style="none" fo:font-weight="bold" style:font-name-asian="DejaVu Sans" style:font-size-asian="22pt" style:font-style-asian="normal" style:font-weight-asian="bold" style:font-name-complex="DejaVu Sans" style:font-size-complex="22pt" style:font-style-complex="normal" style:font-weight-complex="bold"/>
    </style:style>
    <style:style style:name="T77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78" style:family="text">
      <style:text-properties fo:font-variant="normal" fo:text-transform="none" fo:color="#2e2b1f" style:text-line-through-style="none" style:text-line-through-type="none" style:text-position="0% 100%" style:font-name="Calibri" fo:font-size="22pt" fo:letter-spacing="-0.002cm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79" style:family="text">
      <style:text-properties fo:font-variant="normal" fo:text-transform="none" fo:color="#2e2b1f" style:text-line-through-style="none" style:text-line-through-type="none" style:text-position="0% 100%" style:font-name="Calibri Light" fo:font-size="22pt" fo:letter-spacing="-0.038cm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80" style:family="text">
      <style:text-properties fo:font-variant="normal" fo:text-transform="none" fo:color="#2e2b1f" style:text-line-through-style="none" style:text-line-through-type="none" style:text-position="0% 100%" style:font-name="Calibri Light" fo:font-size="22pt" fo:letter-spacing="-0.003cm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81" style:family="text">
      <style:text-properties fo:font-variant="normal" fo:text-transform="none" fo:color="#001f5f" style:text-line-through-style="none" style:text-line-through-type="none" style:text-position="0% 100%" style:font-name="Calibri" fo:font-size="22pt" fo:letter-spacing="normal" fo:font-style="normal" style:text-underline-style="none" fo:font-weight="bold" style:font-name-asian="DejaVu Sans" style:font-size-asian="22pt" style:font-style-asian="normal" style:font-weight-asian="bold" style:font-name-complex="DejaVu Sans" style:font-size-complex="22pt" style:font-style-complex="normal" style:font-weight-complex="bold"/>
    </style:style>
    <style:style style:name="T82" style:family="text">
      <style:text-properties fo:font-variant="normal" fo:text-transform="none" fo:color="#001f5f" style:text-line-through-style="none" style:text-line-through-type="none" style:text-position="0% 100%" style:font-name="Calibri" fo:font-size="22pt" fo:letter-spacing="0.001cm" fo:font-style="normal" style:text-underline-style="none" fo:font-weight="bold" style:font-name-asian="DejaVu Sans" style:font-size-asian="22pt" style:font-style-asian="normal" style:font-weight-asian="bold" style:font-name-complex="DejaVu Sans" style:font-size-complex="22pt" style:font-style-complex="normal" style:font-weight-complex="bold"/>
    </style:style>
    <style:style style:name="T83" style:family="text">
      <style:text-properties fo:font-variant="normal" fo:text-transform="none" fo:color="#2e2b1f" style:text-line-through-style="none" style:text-line-through-type="none" style:text-position="0% 100%" style:font-name="Calibri" fo:font-size="22pt" fo:letter-spacing="normal" fo:font-style="normal" style:text-underline-style="none" fo:font-weight="bold" style:font-name-asian="DejaVu Sans" style:font-size-asian="22pt" style:font-style-asian="normal" style:font-weight-asian="bold" style:font-name-complex="DejaVu Sans" style:font-size-complex="22pt" style:font-style-complex="normal" style:font-weight-complex="bold"/>
    </style:style>
    <style:style style:name="T84" style:family="text">
      <style:text-properties fo:font-variant="normal" fo:text-transform="none" fo:color="#2e2b1f" style:text-line-through-style="none" style:text-line-through-type="none" style:text-position="0% 100%" style:font-name="Calibri" fo:font-size="22pt" fo:letter-spacing="-0.003cm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85" style:family="text">
      <style:text-properties fo:font-variant="normal" fo:text-transform="none" fo:color="#2e2b1f" style:text-line-through-style="none" style:text-line-through-type="none" style:text-position="0% 100%" style:font-name="Calibri" fo:font-size="22pt" fo:letter-spacing="0.031cm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86" style:family="text">
      <style:text-properties fo:font-variant="normal" fo:text-transform="none" fo:color="#2e2b1f" style:text-line-through-style="none" style:text-line-through-type="none" style:text-position="0% 100%" style:font-name="Calibri" fo:font-size="22pt" fo:letter-spacing="0.004cm" fo:font-style="normal" style:text-underline-style="none" fo:font-weight="bold" style:font-name-asian="DejaVu Sans" style:font-size-asian="22pt" style:font-style-asian="normal" style:font-weight-asian="bold" style:font-name-complex="DejaVu Sans" style:font-size-complex="22pt" style:font-style-complex="normal" style:font-weight-complex="bold"/>
    </style:style>
    <style:style style:name="T87" style:family="text">
      <style:text-properties fo:font-variant="normal" fo:text-transform="none" fo:color="#001f5f" style:text-line-through-style="none" style:text-line-through-type="none" style:text-position="0% 100%" style:font-name="Calibri" fo:font-size="22pt" fo:letter-spacing="-0.002cm" fo:font-style="normal" style:text-underline-style="none" fo:font-weight="bold" style:font-name-asian="DejaVu Sans" style:font-size-asian="22pt" style:font-style-asian="normal" style:font-weight-asian="bold" style:font-name-complex="DejaVu Sans" style:font-size-complex="22pt" style:font-style-complex="normal" style:font-weight-complex="bold"/>
    </style:style>
    <style:style style:name="T88" style:family="text">
      <style:text-properties fo:font-variant="normal" fo:text-transform="none" fo:color="#5f513d" style:text-line-through-style="none" style:text-line-through-type="none" style:text-position="0% 100%" style:font-name="Calibri" fo:font-size="16pt" fo:letter-spacing="normal" fo:font-style="italic" style:text-underline-style="none" fo:font-weight="normal" style:font-name-asian="DejaVu Sans" style:font-size-asian="16pt" style:font-style-asian="italic" style:font-weight-asian="normal" style:font-name-complex="DejaVu Sans" style:font-size-complex="16pt" style:font-style-complex="italic" style:font-weight-complex="normal"/>
    </style:style>
    <style:style style:name="T89" style:family="text">
      <style:text-properties fo:font-variant="normal" fo:text-transform="none" fo:color="#5f513d" style:text-line-through-style="none" style:text-line-through-type="none" style:text-position="0% 100%" style:font-name="Calibri" fo:font-size="16pt" fo:letter-spacing="-0.002cm" fo:font-style="italic" style:text-underline-style="none" fo:font-weight="normal" style:font-name-asian="DejaVu Sans" style:font-size-asian="16pt" style:font-style-asian="italic" style:font-weight-asian="normal" style:font-name-complex="DejaVu Sans" style:font-size-complex="16pt" style:font-style-complex="italic" style:font-weight-complex="normal"/>
    </style:style>
    <style:style style:name="T90" style:family="text">
      <style:text-properties fo:font-variant="normal" fo:text-transform="none" fo:color="#5f513d" style:text-line-through-style="none" style:text-line-through-type="none" style:text-position="0% 100%" style:font-name="Calibri" fo:font-size="16pt" fo:letter-spacing="0.075cm" fo:font-style="italic" style:text-underline-style="none" fo:font-weight="normal" style:font-name-asian="DejaVu Sans" style:font-size-asian="16pt" style:font-style-asian="italic" style:font-weight-asian="normal" style:font-name-complex="DejaVu Sans" style:font-size-complex="16pt" style:font-style-complex="italic" style:font-weight-complex="normal"/>
    </style:style>
    <style:style style:name="T91" style:family="text">
      <style:text-properties fo:font-variant="normal" fo:text-transform="none" fo:color="#5f513d" style:text-line-through-style="none" style:text-line-through-type="none" style:text-position="0% 100%" style:font-name="Calibri" fo:font-size="16pt" fo:letter-spacing="0.059cm" fo:font-style="italic" style:text-underline-style="none" fo:font-weight="normal" style:font-name-asian="DejaVu Sans" style:font-size-asian="16pt" style:font-style-asian="italic" style:font-weight-asian="normal" style:font-name-complex="DejaVu Sans" style:font-size-complex="16pt" style:font-style-complex="italic" style:font-weight-complex="normal"/>
    </style:style>
    <style:style style:name="T92" style:family="text">
      <style:text-properties fo:font-variant="normal" fo:text-transform="none" fo:color="#6e664b" style:text-line-through-style="none" style:text-line-through-type="none" style:text-position="0% 100%" style:font-name="Ebrima" fo:font-size="17pt" fo:letter-spacing="normal" fo:font-style="normal" style:text-underline-style="none" fo:font-weight="normal" style:font-name-asian="DejaVu Sans" style:font-size-asian="17pt" style:font-style-asian="normal" style:font-weight-asian="normal" style:font-name-complex="DejaVu Sans" style:font-size-complex="17pt" style:font-style-complex="normal" style:font-weight-complex="normal"/>
    </style:style>
    <style:style style:name="T93" style:family="text">
      <style:text-properties fo:font-variant="normal" fo:text-transform="none" fo:color="#2e2b1f" style:text-line-through-style="none" style:text-line-through-type="none" style:text-position="0% 100%" style:font-name="Calibri" fo:font-size="18pt" fo:letter-spacing="normal" fo:font-style="italic" style:text-underline-style="none" fo:font-weight="normal" style:font-name-asian="DejaVu Sans" style:font-size-asian="18pt" style:font-style-asian="italic" style:font-weight-asian="normal" style:font-name-complex="DejaVu Sans" style:font-size-complex="18pt" style:font-style-complex="italic" style:font-weight-complex="normal"/>
    </style:style>
    <style:style style:name="T94" style:family="text">
      <style:text-properties fo:font-variant="normal" fo:text-transform="none" fo:color="#2e2b1f" style:text-line-through-style="none" style:text-line-through-type="none" style:text-position="0% 100%" style:font-name="Calibri" fo:font-size="18pt" fo:letter-spacing="0.004cm" fo:font-style="italic" style:text-underline-style="none" fo:font-weight="normal" style:font-name-asian="DejaVu Sans" style:font-size-asian="18pt" style:font-style-asian="italic" style:font-weight-asian="normal" style:font-name-complex="DejaVu Sans" style:font-size-complex="18pt" style:font-style-complex="italic" style:font-weight-complex="normal"/>
    </style:style>
    <style:style style:name="T95" style:family="text">
      <style:text-properties fo:font-variant="normal" fo:text-transform="none" fo:color="#342e22" style:text-line-through-style="none" style:text-line-through-type="none" style:text-position="0% 100%" style:font-name="Calibri" fo:font-size="22pt" fo:letter-spacing="normal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96" style:family="text">
      <style:text-properties fo:font-variant="normal" fo:text-transform="none" fo:color="#342e22" style:text-line-through-style="none" style:text-line-through-type="none" style:text-position="0% 100%" style:font-name="Calibri" fo:font-size="22pt" fo:letter-spacing="-0.002cm" fo:font-style="normal" style:text-underline-style="none" fo:font-weight="bold" style:font-name-asian="DejaVu Sans" style:font-size-asian="22pt" style:font-style-asian="normal" style:font-weight-asian="bold" style:font-name-complex="DejaVu Sans" style:font-size-complex="22pt" style:font-style-complex="normal" style:font-weight-complex="bold"/>
    </style:style>
    <style:style style:name="T97" style:family="text">
      <style:text-properties fo:font-variant="normal" fo:text-transform="none" fo:color="#342e22" style:text-line-through-style="none" style:text-line-through-type="none" style:text-position="0% 100%" style:font-name="Calibri" fo:font-size="22pt" fo:letter-spacing="0.013cm" fo:font-style="normal" style:text-underline-style="none" fo:font-weight="bold" style:font-name-asian="DejaVu Sans" style:font-size-asian="22pt" style:font-style-asian="normal" style:font-weight-asian="bold" style:font-name-complex="DejaVu Sans" style:font-size-complex="22pt" style:font-style-complex="normal" style:font-weight-complex="bold"/>
    </style:style>
    <style:style style:name="T98" style:family="text">
      <style:text-properties fo:font-variant="normal" fo:text-transform="none" fo:color="#342e22" style:text-line-through-style="none" style:text-line-through-type="none" style:text-position="0% 100%" style:font-name="Calibri" fo:font-size="22pt" fo:letter-spacing="normal" fo:font-style="normal" style:text-underline-style="none" fo:font-weight="bold" style:font-name-asian="DejaVu Sans" style:font-size-asian="22pt" style:font-style-asian="normal" style:font-weight-asian="bold" style:font-name-complex="DejaVu Sans" style:font-size-complex="22pt" style:font-style-complex="normal" style:font-weight-complex="bold"/>
    </style:style>
    <style:style style:name="T99" style:family="text">
      <style:text-properties fo:font-variant="normal" fo:text-transform="none" fo:color="#c00000" style:text-line-through-style="none" style:text-line-through-type="none" style:text-position="0% 100%" style:font-name="Calibri" fo:font-size="22pt" fo:letter-spacing="normal" fo:font-style="normal" style:text-underline-style="none" fo:font-weight="bold" style:font-name-asian="DejaVu Sans" style:font-size-asian="22pt" style:font-style-asian="normal" style:font-weight-asian="bold" style:font-name-complex="DejaVu Sans" style:font-size-complex="22pt" style:font-style-complex="normal" style:font-weight-complex="bold"/>
    </style:style>
    <style:style style:name="T100" style:family="text">
      <style:text-properties fo:font-variant="normal" fo:text-transform="none" fo:color="#2e2b1f" style:text-line-through-style="none" style:text-line-through-type="none" style:text-position="0% 100%" style:font-name="Calibri" fo:font-size="22pt" fo:letter-spacing="0.017cm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101" style:family="text">
      <style:text-properties fo:font-variant="normal" fo:text-transform="none" fo:color="#c00000" style:text-line-through-style="none" style:text-line-through-type="none" style:text-position="0% 100%" style:font-name="Calibri" fo:font-size="22pt" fo:letter-spacing="-0.002cm" fo:font-style="normal" style:text-underline-style="none" fo:font-weight="bold" style:font-name-asian="DejaVu Sans" style:font-size-asian="22pt" style:font-style-asian="normal" style:font-weight-asian="bold" style:font-name-complex="DejaVu Sans" style:font-size-complex="22pt" style:font-style-complex="normal" style:font-weight-complex="bold"/>
    </style:style>
    <style:style style:name="T102" style:family="text">
      <style:text-properties fo:font-variant="normal" fo:text-transform="none" fo:color="#2e2b1f" style:text-line-through-style="none" style:text-line-through-type="none" style:text-position="0% 100%" style:font-name="Calibri" fo:font-size="22pt" fo:letter-spacing="0.052cm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103" style:family="text">
      <style:text-properties fo:font-variant="normal" fo:text-transform="none" fo:color="#342e22" style:text-line-through-style="none" style:text-line-through-type="none" style:text-position="0% 100%" style:font-name="Calibri" fo:font-size="22pt" fo:letter-spacing="-0.002cm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104" style:family="text">
      <style:text-properties fo:font-variant="normal" fo:text-transform="none" fo:color="#342e22" style:text-line-through-style="none" style:text-line-through-type="none" style:text-position="0% 100%" style:font-name="Calibri" fo:font-size="22pt" fo:letter-spacing="0.025cm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105" style:family="text">
      <style:text-properties fo:font-variant="normal" fo:text-transform="none" fo:color="#2e2b1f" style:text-line-through-style="none" style:text-line-through-type="none" style:text-position="0% 100%" style:font-name="Calibri" fo:font-size="22pt" fo:letter-spacing="0.048cm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106" style:family="text">
      <style:text-properties fo:font-variant="normal" fo:text-transform="none" fo:color="#2e2b1f" style:text-line-through-style="none" style:text-line-through-type="none" style:text-position="0% 100%" style:font-name="Symbol" fo:font-size="22pt" fo:letter-spacing="normal" fo:font-style="normal" style:text-underline-style="none" fo:font-weight="bold" style:font-name-asian="DejaVu Sans" style:font-size-asian="22pt" style:font-style-asian="normal" style:font-weight-asian="bold" style:font-name-complex="DejaVu Sans" style:font-size-complex="22pt" style:font-style-complex="normal" style:font-weight-complex="bold"/>
    </style:style>
    <style:style style:name="T107" style:family="text">
      <style:text-properties fo:font-variant="normal" fo:text-transform="none" fo:color="#2e2b1f" style:text-line-through-style="none" style:text-line-through-type="none" style:text-position="0% 100%" style:font-name="Times New Roman" fo:font-size="22pt" fo:letter-spacing="normal" fo:font-style="normal" style:text-underline-style="none" fo:font-weight="bold" style:font-name-asian="DejaVu Sans" style:font-size-asian="22pt" style:font-style-asian="normal" style:font-weight-asian="bold" style:font-name-complex="DejaVu Sans" style:font-size-complex="22pt" style:font-style-complex="normal" style:font-weight-complex="bold"/>
    </style:style>
    <style:style style:name="T108" style:family="text">
      <style:text-properties fo:font-variant="normal" fo:text-transform="none" fo:color="#2e2b1f" style:text-line-through-style="none" style:text-line-through-type="none" style:text-position="0% 100%" style:font-name="Calibri" fo:font-size="22pt" fo:letter-spacing="-0.016cm" fo:font-style="normal" style:text-underline-style="none" fo:font-weight="bold" style:font-name-asian="DejaVu Sans" style:font-size-asian="22pt" style:font-style-asian="normal" style:font-weight-asian="bold" style:font-name-complex="DejaVu Sans" style:font-size-complex="22pt" style:font-style-complex="normal" style:font-weight-complex="bold"/>
    </style:style>
    <style:style style:name="T109" style:family="text">
      <style:text-properties fo:font-variant="normal" fo:text-transform="none" fo:color="#47534f" style:text-line-through-style="none" style:text-line-through-type="none" style:text-position="0% 100%" style:font-name="Calibri" fo:font-size="24pt" fo:letter-spacing="-0.002cm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110" style:family="text">
      <style:text-properties fo:font-variant="normal" fo:text-transform="none" fo:color="#47534f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111" style:family="text">
      <style:text-properties fo:font-variant="normal" fo:text-transform="none" fo:color="#47534f" style:text-line-through-style="none" style:text-line-through-type="none" style:text-position="0% 100%" style:font-name="Calibri" fo:font-size="24pt" fo:letter-spacing="-0.003cm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112" style:family="text">
      <style:text-properties fo:font-variant="normal" fo:text-transform="none" fo:color="#001f5f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113" style:family="text">
      <style:text-properties fo:font-variant="normal" fo:text-transform="none" fo:color="#5f513d" style:text-line-through-style="none" style:text-line-through-type="none" style:text-position="0% 100%" style:font-name="Calibri" fo:font-size="20pt" fo:letter-spacing="normal" fo:font-style="italic" style:text-underline-style="none" fo:font-weight="normal" style:font-name-asian="DejaVu Sans" style:font-size-asian="20pt" style:font-style-asian="italic" style:font-weight-asian="normal" style:font-name-complex="DejaVu Sans" style:font-size-complex="20pt" style:font-style-complex="italic" style:font-weight-complex="normal"/>
    </style:style>
    <style:style style:name="T114" style:family="text">
      <style:text-properties fo:font-variant="normal" fo:text-transform="none" fo:color="#5f513d" style:text-line-through-style="none" style:text-line-through-type="none" style:text-position="0% 100%" style:font-name="Calibri" fo:font-size="20pt" fo:letter-spacing="-0.01cm" fo:font-style="italic" style:text-underline-style="none" fo:font-weight="normal" style:font-name-asian="DejaVu Sans" style:font-size-asian="20pt" style:font-style-asian="italic" style:font-weight-asian="normal" style:font-name-complex="DejaVu Sans" style:font-size-complex="20pt" style:font-style-complex="italic" style:font-weight-complex="normal"/>
    </style:style>
    <style:style style:name="T115" style:family="text">
      <style:text-properties fo:font-variant="normal" fo:text-transform="none" fo:color="#5f513d" style:text-line-through-style="none" style:text-line-through-type="none" style:text-position="0% 100%" style:font-name="Calibri" fo:font-size="20pt" fo:letter-spacing="-0.002cm" fo:font-style="italic" style:text-underline-style="none" fo:font-weight="normal" style:font-name-asian="DejaVu Sans" style:font-size-asian="20pt" style:font-style-asian="italic" style:font-weight-asian="normal" style:font-name-complex="DejaVu Sans" style:font-size-complex="20pt" style:font-style-complex="italic" style:font-weight-complex="normal"/>
    </style:style>
    <style:style style:name="T116" style:family="text">
      <style:text-properties fo:font-variant="normal" fo:text-transform="none" fo:color="#5f513d" style:text-line-through-style="none" style:text-line-through-type="none" style:text-position="0% 100%" style:font-name="Calibri" fo:font-size="20pt" fo:letter-spacing="0.07cm" fo:font-style="italic" style:text-underline-style="none" fo:font-weight="normal" style:font-name-asian="DejaVu Sans" style:font-size-asian="20pt" style:font-style-asian="italic" style:font-weight-asian="normal" style:font-name-complex="DejaVu Sans" style:font-size-complex="20pt" style:font-style-complex="italic" style:font-weight-complex="normal"/>
    </style:style>
    <style:style style:name="T117" style:family="text">
      <style:text-properties fo:font-variant="normal" fo:text-transform="none" fo:color="#5f513d" style:text-line-through-style="none" style:text-line-through-type="none" style:text-position="0% 100%" style:font-name="Calibri" fo:font-size="20pt" fo:letter-spacing="0.013cm" fo:font-style="italic" style:text-underline-style="none" fo:font-weight="normal" style:font-name-asian="DejaVu Sans" style:font-size-asian="20pt" style:font-style-asian="italic" style:font-weight-asian="normal" style:font-name-complex="DejaVu Sans" style:font-size-complex="20pt" style:font-style-complex="italic" style:font-weight-complex="normal"/>
    </style:style>
    <style:style style:name="T118" style:family="text">
      <style:text-properties fo:font-variant="normal" fo:text-transform="none" fo:color="#00af50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19" style:family="text">
      <style:text-properties fo:font-variant="normal" fo:text-transform="none" fo:color="#00af50" style:text-line-through-style="none" style:text-line-through-type="none" style:text-position="0% 100%" style:font-name="Calibri" fo:font-size="18pt" fo:letter-spacing="-0.002cm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20" style:family="text">
      <style:text-properties fo:font-variant="normal" fo:text-transform="none" fo:color="#00af50" style:text-line-through-style="none" style:text-line-through-type="none" style:text-position="0% 100%" style:font-name="Calibri" fo:font-size="18pt" fo:letter-spacing="0.047cm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21" style:family="text">
      <style:text-properties fo:font-variant="normal" fo:text-transform="none" fo:color="#00af5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22" style:family="text">
      <style:text-properties fo:font-variant="normal" fo:text-transform="none" fo:color="#00af50" style:text-line-through-style="none" style:text-line-through-type="none" style:text-position="0% 100%" style:font-name="Calibri" fo:font-size="18pt" fo:letter-spacing="-0.002cm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23" style:family="text">
      <style:text-properties fo:font-variant="normal" fo:text-transform="none" fo:color="#00af50" style:text-line-through-style="none" style:text-line-through-type="none" style:text-position="0% 100%" style:font-name="Wingdings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24" style:family="text">
      <style:text-properties fo:font-variant="normal" fo:text-transform="none" fo:color="#00af50" style:text-line-through-style="none" style:text-line-through-type="none" style:text-position="0% 100%" style:font-name="Times New Roman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25" style:family="text">
      <style:text-properties fo:font-variant="normal" fo:text-transform="none" fo:color="#00af50" style:text-line-through-style="none" style:text-line-through-type="none" style:text-position="0% 100%" style:font-name="Calibri" fo:font-size="18pt" fo:letter-spacing="-0.003cm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26" style:family="text">
      <style:text-properties fo:font-variant="normal" fo:text-transform="none" fo:color="#00af50" style:text-line-through-style="none" style:text-line-through-type="none" style:text-position="0% 100%" style:font-name="Calibri" fo:font-size="18pt" fo:letter-spacing="0.006cm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27" style:family="text">
      <style:text-properties fo:font-variant="normal" fo:text-transform="none" fo:color="#00af50" style:text-line-through-style="none" style:text-line-through-type="none" style:text-position="0% 100%" style:font-name="Calibri" fo:font-size="18pt" fo:letter-spacing="0.029cm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28" style:family="text">
      <style:text-properties fo:font-variant="normal" fo:text-transform="none" fo:color="#00af50" style:text-line-through-style="none" style:text-line-through-type="none" style:text-position="0% 100%" style:font-name="Wingdings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29" style:family="text">
      <style:text-properties fo:font-variant="normal" fo:text-transform="none" fo:color="#00af50" style:text-line-through-style="none" style:text-line-through-type="none" style:text-position="0% 100%" style:font-name="Times New Roman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30" style:family="text">
      <style:text-properties fo:font-variant="normal" fo:text-transform="none" fo:color="#00af50" style:text-line-through-style="none" style:text-line-through-type="none" style:text-position="0% 100%" style:font-name="Calibri" fo:font-size="18pt" fo:letter-spacing="0.004cm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31" style:family="text">
      <style:text-properties fo:font-variant="normal" fo:text-transform="none" fo:color="#00af50" style:text-line-through-style="none" style:text-line-through-type="none" style:text-position="0% 100%" style:font-name="Calibri" fo:font-size="18pt" fo:letter-spacing="0.017cm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32" style:family="text">
      <style:text-properties fo:font-variant="normal" fo:text-transform="none" fo:color="#00af50" style:text-line-through-style="none" style:text-line-through-type="none" style:text-position="0% 100%" style:font-name="Calibri" fo:font-size="18pt" fo:letter-spacing="0.001cm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33" style:family="text">
      <style:text-properties fo:font-variant="normal" fo:text-transform="none" fo:color="#47534f" style:text-line-through-style="none" style:text-line-through-type="none" style:text-position="0% 100%" style:font-name="Calibri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134" style:family="text">
      <style:text-properties fo:font-variant="normal" fo:text-transform="none" fo:color="#47534f" style:text-line-through-style="none" style:text-line-through-type="none" style:text-position="0% 100%" style:font-name="Calibri" fo:font-size="20pt" fo:letter-spacing="-0.002cm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135" style:family="text">
      <style:text-properties fo:font-variant="normal" fo:text-transform="none" fo:color="#47534f" style:text-line-through-style="none" style:text-line-through-type="none" style:text-position="0% 100%" style:font-name="Calibri" fo:font-size="20pt" fo:letter-spacing="-0.007cm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136" style:family="text">
      <style:text-properties fo:font-variant="normal" fo:text-transform="none" fo:color="#342e22" style:text-line-through-style="none" style:text-line-through-type="none" style:text-position="0% 100%" style:font-name="Calibri" fo:font-size="22pt" fo:letter-spacing="-0.003cm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137" style:family="text">
      <style:text-properties fo:font-variant="normal" fo:text-transform="none" fo:color="#342e22" style:text-line-through-style="none" style:text-line-through-type="none" style:text-position="0% 100%" style:font-name="Calibri" fo:font-size="22pt" fo:letter-spacing="-0.003cm" fo:font-style="normal" style:text-underline-style="none" fo:font-weight="bold" style:font-name-asian="DejaVu Sans" style:font-size-asian="22pt" style:font-style-asian="normal" style:font-weight-asian="bold" style:font-name-complex="DejaVu Sans" style:font-size-complex="22pt" style:font-style-complex="normal" style:font-weight-complex="bold"/>
    </style:style>
    <style:style style:name="T138" style:family="text">
      <style:text-properties fo:font-variant="normal" fo:text-transform="none" fo:color="#342e22" style:text-line-through-style="none" style:text-line-through-type="none" style:text-position="0% 100%" style:font-name="Calibri" fo:font-size="22pt" fo:letter-spacing="-0.049cm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139" style:family="text">
      <style:text-properties fo:font-variant="normal" fo:text-transform="none" fo:color="#342e22" style:text-line-through-style="none" style:text-line-through-type="none" style:text-position="0% 100%" style:font-name="Calibri" fo:font-size="22pt" fo:letter-spacing="-0.005cm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140" style:family="text">
      <style:text-properties fo:font-variant="normal" fo:text-transform="none" fo:color="#342e22" style:text-line-through-style="none" style:text-line-through-type="none" style:text-position="0% 100%" style:font-name="Calibri" fo:font-size="22pt" fo:letter-spacing="-0.026cm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141" style:family="text">
      <style:text-properties fo:font-variant="normal" fo:text-transform="none" fo:color="#342e22" style:text-line-through-style="none" style:text-line-through-type="none" style:text-position="0% 100%" style:font-name="Calibri" fo:font-size="22pt" fo:letter-spacing="-0.07cm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142" style:family="text">
      <style:text-properties fo:font-variant="normal" fo:text-transform="none" fo:color="#342e22" style:text-line-through-style="none" style:text-line-through-type="none" style:text-position="0% 100%" style:font-name="Calibri" fo:font-size="22pt" fo:letter-spacing="-0.038cm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143" style:family="text">
      <style:text-properties fo:font-variant="normal" fo:text-transform="none" fo:color="#342e22" style:text-line-through-style="none" style:text-line-through-type="none" style:text-position="0% 100%" style:font-name="Calibri" fo:font-size="22pt" fo:letter-spacing="-0.067cm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144" style:family="text">
      <style:text-properties fo:font-variant="normal" fo:text-transform="none" fo:color="#2e2b1f" style:text-line-through-style="none" style:text-line-through-type="none" style:text-position="0% 100%" style:font-name="Calibri" fo:font-size="22pt" fo:letter-spacing="-0.002cm" fo:font-style="normal" style:text-underline-style="none" fo:font-weight="bold" style:font-name-asian="DejaVu Sans" style:font-size-asian="22pt" style:font-style-asian="normal" style:font-weight-asian="bold" style:font-name-complex="DejaVu Sans" style:font-size-complex="22pt" style:font-style-complex="normal" style:font-weight-complex="bold"/>
    </style:style>
    <style:style style:name="T145" style:family="text">
      <style:text-properties fo:font-variant="normal" fo:text-transform="none" fo:color="#2e2b1f" style:text-line-through-style="none" style:text-line-through-type="none" style:text-position="0% 100%" style:font-name="Calibri" fo:font-size="22pt" fo:letter-spacing="-0.024cm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146" style:family="text">
      <style:text-properties fo:font-variant="normal" fo:text-transform="none" fo:color="#484230" style:text-line-through-style="none" style:text-line-through-type="none" style:text-position="0% 100%" style:font-name="Calibri" fo:font-size="22pt" fo:letter-spacing="-0.002cm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147" style:family="text">
      <style:text-properties fo:font-variant="normal" fo:text-transform="none" fo:color="#484230" style:text-line-through-style="none" style:text-line-through-type="none" style:text-position="0% 100%" style:font-name="Calibri" fo:font-size="22pt" fo:letter-spacing="normal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148" style:family="text">
      <style:text-properties fo:font-variant="normal" fo:text-transform="none" fo:color="#484230" style:text-line-through-style="none" style:text-line-through-type="none" style:text-position="0% 100%" style:font-name="Calibri" fo:font-size="22pt" fo:letter-spacing="-0.007cm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149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50" style:family="text">
      <style:text-properties fo:font-variant="normal" fo:text-transform="none" fo:color="#2e2b1f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51" style:family="text">
      <style:text-properties fo:font-variant="normal" fo:text-transform="none" fo:color="#2e2b1f" style:text-line-through-style="none" style:text-line-through-type="none" style:text-position="0% 100%" style:font-name="Calibri" fo:font-size="22pt" fo:letter-spacing="0.075cm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152" style:family="text">
      <style:text-properties fo:font-variant="normal" fo:text-transform="none" fo:color="#001f5f" style:text-line-through-style="none" style:text-line-through-type="none" style:text-position="0% 100%" style:font-name="Calibri" fo:font-size="22pt" fo:letter-spacing="-0.01cm" fo:font-style="normal" style:text-underline-style="none" fo:font-weight="bold" style:font-name-asian="DejaVu Sans" style:font-size-asian="22pt" style:font-style-asian="normal" style:font-weight-asian="bold" style:font-name-complex="DejaVu Sans" style:font-size-complex="22pt" style:font-style-complex="normal" style:font-weight-complex="bold"/>
    </style:style>
    <style:style style:name="T153" style:family="text">
      <style:text-properties fo:font-variant="normal" fo:text-transform="none" fo:color="#675e46" style:text-line-through-style="none" style:text-line-through-type="none" style:text-position="0% 100%" style:font-name="Cambria" fo:font-size="18pt" fo:letter-spacing="-0.035cm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54" style:family="text">
      <style:text-properties fo:font-variant="normal" fo:text-transform="none" fo:color="#675e46" style:text-line-through-style="none" style:text-line-through-type="none" style:text-position="0% 100%" style:font-name="Cambria" fo:font-size="18pt" fo:letter-spacing="-0.104cm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55" style:family="text">
      <style:text-properties fo:font-variant="normal" fo:text-transform="none" fo:color="#675e46" style:text-line-through-style="none" style:text-line-through-type="none" style:text-position="0% 100%" style:font-name="Cambria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56" style:family="text">
      <style:text-properties fo:font-variant="normal" fo:text-transform="none" fo:color="#2e2b1f" style:text-line-through-style="none" style:text-line-through-type="none" style:text-position="0% 100%" style:font-name="Calibri" fo:font-size="18pt" fo:letter-spacing="0.001cm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57" style:family="text">
      <style:text-properties fo:font-variant="normal" fo:text-transform="none" fo:color="#2e2b1f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58" style:family="text">
      <style:text-properties fo:font-variant="normal" fo:text-transform="none" fo:color="#484230" style:text-line-through-style="none" style:text-line-through-type="none" style:text-position="0% 100%" style:font-name="Calibri" fo:font-size="18pt" fo:letter-spacing="-0.005cm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59" style:family="text">
      <style:text-properties fo:font-variant="normal" fo:text-transform="none" fo:color="#001f5f" style:text-line-through-style="none" style:text-line-through-type="none" style:text-position="0% 100%" style:font-name="Calibri" fo:font-size="18pt" fo:letter-spacing="-0.002cm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60" style:family="text">
      <style:text-properties fo:font-variant="normal" fo:text-transform="none" fo:color="#2e2b1f" style:text-line-through-style="none" style:text-line-through-type="none" style:text-position="0% 100%" style:font-name="Calibri" fo:font-size="18pt" fo:letter-spacing="-0.002cm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61" style:family="text">
      <style:text-properties fo:font-variant="normal" fo:text-transform="none" fo:color="#2e2b1f" style:text-line-through-style="none" style:text-line-through-type="none" style:text-position="0% 100%" style:font-name="Calibri" fo:font-size="18pt" fo:letter-spacing="-0.009cm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62" style:family="text">
      <style:text-properties fo:font-variant="normal" fo:text-transform="none" fo:color="#2e2b1f" style:text-line-through-style="none" style:text-line-through-type="none" style:text-position="0% 100%" style:font-name="Calibri" fo:font-size="18pt" fo:letter-spacing="-0.028cm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63" style:family="text">
      <style:text-properties fo:font-variant="normal" fo:text-transform="none" fo:color="#001f5f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64" style:family="text">
      <style:text-properties fo:font-variant="normal" fo:text-transform="none" fo:color="#2e2b1f" style:text-line-through-style="none" style:text-line-through-type="none" style:text-position="0% 100%" style:font-name="Calibri" fo:font-size="18pt" fo:letter-spacing="-0.014cm" fo:font-style="italic" style:text-underline-style="none" fo:font-weight="normal" style:font-name-asian="DejaVu Sans" style:font-size-asian="18pt" style:font-style-asian="italic" style:font-weight-asian="normal" style:font-name-complex="DejaVu Sans" style:font-size-complex="18pt" style:font-style-complex="italic" style:font-weight-complex="normal"/>
    </style:style>
    <style:style style:name="T165" style:family="text">
      <style:text-properties fo:font-variant="normal" fo:text-transform="none" fo:color="#001f5f" style:text-line-through-style="none" style:text-line-through-type="none" style:text-position="0% 100%" style:font-name="Calibri" fo:font-size="18pt" fo:letter-spacing="-0.002cm" fo:font-style="italic" style:text-underline-style="none" fo:font-weight="normal" style:font-name-asian="DejaVu Sans" style:font-size-asian="18pt" style:font-style-asian="italic" style:font-weight-asian="normal" style:font-name-complex="DejaVu Sans" style:font-size-complex="18pt" style:font-style-complex="italic" style:font-weight-complex="normal"/>
    </style:style>
    <style:style style:name="T166" style:family="text">
      <style:text-properties fo:font-variant="normal" fo:text-transform="none" fo:color="#001f5f" style:text-line-through-style="none" style:text-line-through-type="none" style:text-position="0% 100%" style:font-name="Calibri" fo:font-size="18pt" fo:letter-spacing="normal" fo:font-style="italic" style:text-underline-style="none" fo:font-weight="normal" style:font-name-asian="DejaVu Sans" style:font-size-asian="18pt" style:font-style-asian="italic" style:font-weight-asian="normal" style:font-name-complex="DejaVu Sans" style:font-size-complex="18pt" style:font-style-complex="italic" style:font-weight-complex="normal"/>
    </style:style>
    <style:style style:name="T167" style:family="text">
      <style:text-properties fo:font-variant="normal" fo:text-transform="none" fo:color="#001f5f" style:text-line-through-style="none" style:text-line-through-type="none" style:text-position="0% 100%" style:font-name="Calibri" fo:font-size="18pt" fo:letter-spacing="0.01cm" fo:font-style="italic" style:text-underline-style="none" fo:font-weight="normal" style:font-name-asian="DejaVu Sans" style:font-size-asian="18pt" style:font-style-asian="italic" style:font-weight-asian="normal" style:font-name-complex="DejaVu Sans" style:font-size-complex="18pt" style:font-style-complex="italic" style:font-weight-complex="normal"/>
    </style:style>
    <style:style style:name="T168" style:family="text">
      <style:text-properties fo:font-variant="normal" fo:text-transform="none" fo:color="#001f5f" style:text-line-through-style="none" style:text-line-through-type="none" style:text-position="0% 100%" style:font-name="Calibri" fo:font-size="18pt" fo:letter-spacing="-0.003cm" fo:font-style="italic" style:text-underline-style="none" fo:font-weight="normal" style:font-name-asian="DejaVu Sans" style:font-size-asian="18pt" style:font-style-asian="italic" style:font-weight-asian="normal" style:font-name-complex="DejaVu Sans" style:font-size-complex="18pt" style:font-style-complex="italic" style:font-weight-complex="normal"/>
    </style:style>
    <style:style style:name="T169" style:family="text">
      <style:text-properties fo:font-variant="normal" fo:text-transform="none" fo:color="#00af5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170" style:family="text">
      <style:text-properties fo:font-variant="normal" fo:text-transform="none" fo:color="#00af50" style:text-line-through-style="none" style:text-line-through-type="none" style:text-position="0% 100%" style:font-name="Arial" fo:font-size="20pt" fo:letter-spacing="-0.002cm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171" style:family="text">
      <style:text-properties fo:font-variant="normal" fo:text-transform="none" fo:color="#00af50" style:text-line-through-style="none" style:text-line-through-type="none" style:text-position="0% 100%" style:font-name="Wingdings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172" style:family="text">
      <style:text-properties fo:font-variant="normal" fo:text-transform="none" fo:color="#00af50" style:text-line-through-style="none" style:text-line-through-type="none" style:text-position="0% 100%" style:font-name="Times New Roman" fo:font-size="20pt" fo:letter-spacing="0.036cm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173" style:family="text">
      <style:text-properties fo:font-variant="normal" fo:text-transform="none" fo:color="#00af50" style:text-line-through-style="none" style:text-line-through-type="none" style:text-position="0% 100%" style:font-name="Times New Roman" fo:font-size="20pt" fo:letter-spacing="0.015cm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174" style:family="text">
      <style:text-properties fo:font-variant="normal" fo:text-transform="none" fo:color="#00af50" style:text-line-through-style="none" style:text-line-through-type="none" style:text-position="0% 100%" style:font-name="Times New Roman" fo:font-size="20pt" fo:letter-spacing="0.011cm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175" style:family="text">
      <style:text-properties fo:font-variant="normal" fo:text-transform="none" fo:color="#00af50" style:text-line-through-style="none" style:text-line-through-type="none" style:text-position="0% 100%" style:font-name="Times New Roman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176" style:family="text">
      <style:text-properties fo:font-variant="normal" fo:text-transform="none" fo:color="#00af50" style:text-line-through-style="none" style:text-line-through-type="none" style:text-position="0% 100%" style:font-name="Arial" fo:font-size="20pt" fo:letter-spacing="0.015cm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177" style:family="text">
      <style:text-properties fo:font-variant="normal" fo:text-transform="none" fo:color="#47534f" style:text-line-through-style="none" style:text-line-through-type="none" style:text-position="0% 100%" style:font-name="Calibri" fo:font-size="22pt" fo:letter-spacing="normal" fo:font-style="normal" style:text-underline-style="none" fo:font-weight="bold" style:font-name-asian="DejaVu Sans" style:font-size-asian="22pt" style:font-style-asian="normal" style:font-weight-asian="bold" style:font-name-complex="DejaVu Sans" style:font-size-complex="22pt" style:font-style-complex="normal" style:font-weight-complex="bold"/>
    </style:style>
    <style:style style:name="T178" style:family="text">
      <style:text-properties fo:font-variant="normal" fo:text-transform="none" fo:color="#47534f" style:text-line-through-style="none" style:text-line-through-type="none" style:text-position="0% 100%" style:font-name="Calibri" fo:font-size="22pt" fo:letter-spacing="-0.003cm" fo:font-style="normal" style:text-underline-style="none" fo:font-weight="bold" style:font-name-asian="DejaVu Sans" style:font-size-asian="22pt" style:font-style-asian="normal" style:font-weight-asian="bold" style:font-name-complex="DejaVu Sans" style:font-size-complex="22pt" style:font-style-complex="normal" style:font-weight-complex="bold"/>
    </style:style>
    <style:style style:name="T179" style:family="text">
      <style:text-properties fo:font-variant="normal" fo:text-transform="none" fo:color="#342e22" style:text-line-through-style="none" style:text-line-through-type="none" style:text-position="0% 100%" style:font-name="Calibri" fo:font-size="22pt" fo:letter-spacing="normal" fo:font-style="normal" style:text-underline-style="solid" style:text-underline-width="auto" style:text-underline-color="#342e22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180" style:family="text">
      <style:text-properties fo:font-variant="normal" fo:text-transform="none" fo:color="#342e22" style:text-line-through-style="none" style:text-line-through-type="none" style:text-position="0% 100%" style:font-name="Calibri" fo:font-size="22pt" fo:letter-spacing="normal" fo:font-style="normal" style:text-underline-style="solid" style:text-underline-width="auto" style:text-underline-color="#342e22" fo:font-weight="bold" style:font-name-asian="DejaVu Sans" style:font-size-asian="22pt" style:font-style-asian="normal" style:font-weight-asian="bold" style:font-name-complex="DejaVu Sans" style:font-size-complex="22pt" style:font-style-complex="normal" style:font-weight-complex="bold"/>
    </style:style>
    <style:style style:name="T181" style:family="text">
      <style:text-properties fo:font-variant="normal" fo:text-transform="none" fo:color="#342e22" style:text-line-through-style="none" style:text-line-through-type="none" style:text-position="0% 100%" style:font-name="Calibri" fo:font-size="22pt" fo:letter-spacing="-0.007cm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182" style:family="text">
      <style:text-properties fo:font-variant="normal" fo:text-transform="none" fo:color="#342e22" style:text-line-through-style="none" style:text-line-through-type="none" style:text-position="0% 100%" style:font-name="Calibri" fo:font-size="22pt" fo:letter-spacing="0.001cm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183" style:family="text">
      <style:text-properties fo:font-variant="normal" fo:text-transform="none" fo:color="#001f5f" style:text-line-through-style="none" style:text-line-through-type="none" style:text-position="0% 100%" style:font-name="Calibri" fo:font-size="22pt" fo:letter-spacing="-0.016cm" fo:font-style="normal" style:text-underline-style="none" fo:font-weight="bold" style:font-name-asian="DejaVu Sans" style:font-size-asian="22pt" style:font-style-asian="normal" style:font-weight-asian="bold" style:font-name-complex="DejaVu Sans" style:font-size-complex="22pt" style:font-style-complex="normal" style:font-weight-complex="bold"/>
    </style:style>
    <style:style style:name="T184" style:family="text">
      <style:text-properties fo:font-variant="normal" fo:text-transform="none" fo:color="#342e22" style:text-line-through-style="none" style:text-line-through-type="none" style:text-position="0% 100%" style:font-name="Calibri" fo:font-size="22pt" fo:letter-spacing="0.004cm" fo:font-style="normal" style:text-underline-style="none" fo:font-weight="bold" style:font-name-asian="DejaVu Sans" style:font-size-asian="22pt" style:font-style-asian="normal" style:font-weight-asian="bold" style:font-name-complex="DejaVu Sans" style:font-size-complex="22pt" style:font-style-complex="normal" style:font-weight-complex="bold"/>
    </style:style>
    <style:style style:name="T185" style:family="text">
      <style:text-properties fo:font-variant="normal" fo:text-transform="none" fo:color="#342e22" style:text-line-through-style="none" style:text-line-through-type="none" style:text-position="0% 100%" style:font-name="Calibri" fo:font-size="22pt" fo:letter-spacing="0.138cm" fo:font-style="normal" style:text-underline-style="none" fo:font-weight="bold" style:font-name-asian="DejaVu Sans" style:font-size-asian="22pt" style:font-style-asian="normal" style:font-weight-asian="bold" style:font-name-complex="DejaVu Sans" style:font-size-complex="22pt" style:font-style-complex="normal" style:font-weight-complex="bold"/>
    </style:style>
    <style:style style:name="T186" style:family="text">
      <style:text-properties fo:font-variant="normal" fo:text-transform="none" fo:color="#342e22" style:text-line-through-style="none" style:text-line-through-type="none" style:text-position="0% 100%" style:font-name="Calibri" fo:font-size="22pt" fo:letter-spacing="0.131cm" fo:font-style="normal" style:text-underline-style="none" fo:font-weight="bold" style:font-name-asian="DejaVu Sans" style:font-size-asian="22pt" style:font-style-asian="normal" style:font-weight-asian="bold" style:font-name-complex="DejaVu Sans" style:font-size-complex="22pt" style:font-style-complex="normal" style:font-weight-complex="bold"/>
    </style:style>
    <style:style style:name="T187" style:family="text">
      <style:text-properties fo:font-variant="normal" fo:text-transform="none" fo:color="#342e22" style:text-line-through-style="none" style:text-line-through-type="none" style:text-position="0% 100%" style:font-name="Calibri" fo:font-size="22pt" fo:letter-spacing="0.004cm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188" style:family="text">
      <style:text-properties fo:font-variant="normal" fo:text-transform="none" fo:color="#00af50" style:text-line-through-style="none" style:text-line-through-type="none" style:text-position="0% 100%" style:font-name="Arial" fo:font-size="20pt" fo:letter-spacing="normal" fo:font-style="normal" style:text-underline-style="solid" style:text-underline-width="auto" style:text-underline-color="#00af50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189" style:family="text">
      <style:text-properties fo:font-variant="normal" fo:text-transform="none" fo:color="#675e46" style:text-line-through-style="none" style:text-line-through-type="none" style:text-position="0% 100%" style:font-name="Calibri" fo:font-size="24pt" fo:letter-spacing="-0.026cm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190" style:family="text">
      <style:text-properties fo:font-variant="normal" fo:text-transform="none" fo:color="#675e46" style:text-line-through-style="none" style:text-line-through-type="none" style:text-position="0% 100%" style:font-name="Calibri" fo:font-size="24pt" fo:letter-spacing="-0.081cm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191" style:family="text">
      <style:text-properties fo:font-variant="normal" fo:text-transform="none" fo:color="#675e46" style:text-line-through-style="none" style:text-line-through-type="none" style:text-position="0% 100%" style:font-name="Calibri" fo:font-size="24pt" fo:letter-spacing="-0.016cm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192" style:family="text">
      <style:text-properties fo:font-variant="normal" fo:text-transform="none" fo:color="#675e46" style:text-line-through-style="none" style:text-line-through-type="none" style:text-position="0% 100%" style:font-name="Calibri" fo:font-size="24pt" fo:letter-spacing="-0.07cm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193" style:family="text">
      <style:text-properties fo:font-variant="normal" fo:text-transform="none" fo:color="#675e46" style:text-line-through-style="none" style:text-line-through-type="none" style:text-position="0% 100%" style:font-name="Calibri" fo:font-size="24pt" fo:letter-spacing="-0.083cm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194" style:family="text">
      <style:text-properties fo:font-variant="normal" fo:text-transform="none" fo:color="#675e46" style:text-line-through-style="none" style:text-line-through-type="none" style:text-position="0% 100%" style:font-name="Calibri" fo:font-size="24pt" fo:letter-spacing="-0.084cm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195" style:family="text">
      <style:text-properties fo:font-variant="normal" fo:text-transform="none" fo:color="#675e46" style:text-line-through-style="none" style:text-line-through-type="none" style:text-position="0% 100%" style:font-name="Calibri" fo:font-size="24pt" fo:letter-spacing="-0.005cm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196" style:family="text">
      <style:text-properties fo:font-variant="normal" fo:text-transform="none" fo:color="#675e46" style:text-line-through-style="none" style:text-line-through-type="none" style:text-position="0% 100%" style:font-name="Calibri" fo:font-size="24pt" fo:letter-spacing="-0.023cm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197" style:family="text">
      <style:text-properties fo:font-variant="normal" fo:text-transform="none" fo:color="#2e2b1f" style:text-line-through-style="none" style:text-line-through-type="none" style:text-position="0% 100%" style:font-name="Calibri" fo:font-size="24pt" fo:letter-spacing="-0.04cm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198" style:family="text">
      <style:text-properties fo:font-variant="normal" fo:text-transform="none" fo:color="#4d4635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199" style:family="text">
      <style:text-properties fo:font-variant="normal" fo:text-transform="none" fo:color="#6e664b" style:text-line-through-style="none" style:text-line-through-type="none" style:text-position="0% 100%" style:font-name="Ebrima" fo:font-size="24pt" fo:letter-spacing="0.001cm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200" style:family="text">
      <style:text-properties fo:font-variant="normal" fo:text-transform="none" fo:color="#6e664b" style:text-line-through-style="none" style:text-line-through-type="none" style:text-position="0% 100%" style:font-name="Ebrima" fo:font-size="24pt" fo:letter-spacing="-0.03cm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201" style:family="text">
      <style:text-properties fo:font-variant="normal" fo:text-transform="none" fo:color="#5f513d" style:text-line-through-style="none" style:text-line-through-type="none" style:text-position="0% 100%" style:font-name="Calibri" fo:font-size="22pt" fo:letter-spacing="normal" fo:font-style="italic" style:text-underline-style="none" fo:font-weight="normal" style:font-name-asian="DejaVu Sans" style:font-size-asian="22pt" style:font-style-asian="italic" style:font-weight-asian="normal" style:font-name-complex="DejaVu Sans" style:font-size-complex="22pt" style:font-style-complex="italic" style:font-weight-complex="normal"/>
    </style:style>
    <style:style style:name="T202" style:family="text">
      <style:text-properties fo:font-variant="normal" fo:text-transform="none" fo:color="#5f513d" style:text-line-through-style="none" style:text-line-through-type="none" style:text-position="0% 100%" style:font-name="Calibri" fo:font-size="22pt" fo:letter-spacing="-0.002cm" fo:font-style="italic" style:text-underline-style="none" fo:font-weight="normal" style:font-name-asian="DejaVu Sans" style:font-size-asian="22pt" style:font-style-asian="italic" style:font-weight-asian="normal" style:font-name-complex="DejaVu Sans" style:font-size-complex="22pt" style:font-style-complex="italic" style:font-weight-complex="normal"/>
    </style:style>
    <style:style style:name="T203" style:family="text">
      <style:text-properties fo:font-variant="normal" fo:text-transform="none" fo:color="#5f513d" style:text-line-through-style="none" style:text-line-through-type="none" style:text-position="0% 100%" style:font-name="Calibri" fo:font-size="22pt" fo:letter-spacing="normal" fo:font-style="italic" style:text-underline-style="solid" style:text-underline-width="auto" style:text-underline-color="#5f513d" fo:font-weight="normal" style:font-name-asian="DejaVu Sans" style:font-size-asian="22pt" style:font-style-asian="italic" style:font-weight-asian="normal" style:font-name-complex="DejaVu Sans" style:font-size-complex="22pt" style:font-style-complex="italic" style:font-weight-complex="normal"/>
    </style:style>
    <style:style style:name="T204" style:family="text">
      <style:text-properties fo:font-variant="normal" fo:text-transform="none" fo:color="#00af50" style:text-line-through-style="none" style:text-line-through-type="none" style:text-position="0% 100%" style:font-name="Calibri" fo:font-size="22pt" fo:letter-spacing="normal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205" style:family="text">
      <style:text-properties fo:font-variant="normal" fo:text-transform="none" fo:color="#00af50" style:text-line-through-style="none" style:text-line-through-type="none" style:text-position="0% 100%" style:font-name="Calibri" fo:font-size="22pt" fo:letter-spacing="-0.002cm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206" style:family="text">
      <style:text-properties fo:font-variant="normal" fo:text-transform="none" fo:color="#00af50" style:text-line-through-style="none" style:text-line-through-type="none" style:text-position="0% 100%" style:font-name="Calibri" fo:font-size="22pt" fo:letter-spacing="0.059cm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207" style:family="text">
      <style:text-properties fo:font-variant="normal" fo:text-transform="none" fo:color="#5f513d" style:text-line-through-style="none" style:text-line-through-type="none" style:text-position="0% 100%" style:font-name="Calibri" fo:font-size="22pt" fo:letter-spacing="0.013cm" fo:font-style="italic" style:text-underline-style="none" fo:font-weight="normal" style:font-name-asian="DejaVu Sans" style:font-size-asian="22pt" style:font-style-asian="italic" style:font-weight-asian="normal" style:font-name-complex="DejaVu Sans" style:font-size-complex="22pt" style:font-style-complex="italic" style:font-weight-complex="normal"/>
    </style:style>
    <style:style style:name="T208" style:family="text">
      <style:text-properties fo:font-variant="normal" fo:text-transform="none" fo:color="#2e2b1f" style:text-line-through-style="none" style:text-line-through-type="none" style:text-position="0% 100%" style:font-name="Wingdings" fo:font-size="22pt" fo:letter-spacing="normal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209" style:family="text">
      <style:text-properties fo:font-variant="normal" fo:text-transform="none" fo:color="#2e2b1f" style:text-line-through-style="none" style:text-line-through-type="none" style:text-position="0% 100%" style:font-name="Times New Roman" fo:font-size="22pt" fo:letter-spacing="normal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210" style:family="text">
      <style:text-properties fo:font-variant="normal" fo:text-transform="none" fo:color="#2e2b1f" style:text-line-through-style="none" style:text-line-through-type="none" style:text-position="0% 100%" style:font-name="Calibri" fo:font-size="22pt" fo:letter-spacing="0.02cm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211" style:family="text">
      <style:text-properties fo:font-variant="normal" fo:text-transform="none" fo:color="#2e2b1f" style:text-line-through-style="none" style:text-line-through-type="none" style:text-position="0% 100%" style:font-name="Calibri" fo:font-size="22pt" fo:letter-spacing="0.07cm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212" style:family="text">
      <style:text-properties fo:font-variant="normal" fo:text-transform="none" fo:color="#484230" style:text-line-through-style="none" style:text-line-through-type="none" style:text-position="0% 100%" style:font-name="Calibri" fo:font-size="22pt" fo:letter-spacing="0.001cm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213" style:family="text">
      <style:text-properties fo:font-variant="normal" fo:text-transform="none" fo:color="#484230" style:text-line-through-style="none" style:text-line-through-type="none" style:text-position="0% 100%" style:font-name="Calibri" fo:font-size="22pt" fo:letter-spacing="0.006cm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214" style:family="text">
      <style:text-properties fo:font-variant="normal" fo:text-transform="none" fo:color="#2e2b1f" style:text-line-through-style="none" style:text-line-through-type="none" style:text-position="0% 100%" style:font-name="Calibri" fo:font-size="22pt" fo:letter-spacing="-0.056cm" fo:font-style="normal" style:text-underline-style="none" fo:font-weight="bold" style:font-name-asian="DejaVu Sans" style:font-size-asian="22pt" style:font-style-asian="normal" style:font-weight-asian="bold" style:font-name-complex="DejaVu Sans" style:font-size-complex="22pt" style:font-style-complex="normal" style:font-weight-complex="bold"/>
    </style:style>
    <style:style style:name="T215" style:family="text">
      <style:text-properties fo:font-variant="normal" fo:text-transform="none" fo:color="#6e664b" style:text-line-through-style="none" style:text-line-through-type="none" style:text-position="0% 100%" style:font-name="Ebrima" fo:font-size="22pt" fo:letter-spacing="0.001cm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216" style:family="text">
      <style:text-properties fo:font-variant="normal" fo:text-transform="none" fo:color="#6e664b" style:text-line-through-style="none" style:text-line-through-type="none" style:text-position="0% 100%" style:font-name="Ebrima" fo:font-size="22pt" fo:letter-spacing="normal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217" style:family="text">
      <style:text-properties fo:font-variant="normal" fo:text-transform="none" fo:color="#6e664b" style:text-line-through-style="none" style:text-line-through-type="none" style:text-position="0% 100%" style:font-name="Ebrima" fo:font-size="22pt" fo:letter-spacing="-0.03cm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218" style:family="text">
      <style:text-properties fo:font-variant="normal" fo:text-transform="none" fo:color="#5f513d" style:text-line-through-style="none" style:text-line-through-type="none" style:text-position="0% 100%" style:font-name="Calibri" fo:font-size="22pt" fo:letter-spacing="normal" fo:font-style="italic" style:text-underline-style="solid" style:text-underline-width="auto" style:text-underline-color="#5f513d" fo:font-weight="bold" style:font-name-asian="DejaVu Sans" style:font-size-asian="22pt" style:font-style-asian="italic" style:font-weight-asian="bold" style:font-name-complex="DejaVu Sans" style:font-size-complex="22pt" style:font-style-complex="italic" style:font-weight-complex="bold"/>
    </style:style>
    <style:style style:name="T219" style:family="text">
      <style:text-properties fo:font-variant="normal" fo:text-transform="none" fo:color="#5f513d" style:text-line-through-style="none" style:text-line-through-type="none" style:text-position="0% 100%" style:font-name="Calibri" fo:font-size="22pt" fo:letter-spacing="0.034cm" fo:font-style="italic" style:text-underline-style="solid" style:text-underline-width="auto" style:text-underline-color="#5f513d" fo:font-weight="bold" style:font-name-asian="DejaVu Sans" style:font-size-asian="22pt" style:font-style-asian="italic" style:font-weight-asian="bold" style:font-name-complex="DejaVu Sans" style:font-size-complex="22pt" style:font-style-complex="italic" style:font-weight-complex="bold"/>
    </style:style>
    <style:style style:name="T220" style:family="text">
      <style:text-properties fo:font-variant="normal" fo:text-transform="none" fo:color="#5f513d" style:text-line-through-style="none" style:text-line-through-type="none" style:text-position="0% 100%" style:font-name="Calibri" fo:font-size="22pt" fo:letter-spacing="-0.003cm" fo:font-style="italic" style:text-underline-style="none" fo:font-weight="normal" style:font-name-asian="DejaVu Sans" style:font-size-asian="22pt" style:font-style-asian="italic" style:font-weight-asian="normal" style:font-name-complex="DejaVu Sans" style:font-size-complex="22pt" style:font-style-complex="italic" style:font-weight-complex="normal"/>
    </style:style>
    <style:style style:name="T221" style:family="text">
      <style:text-properties fo:font-variant="normal" fo:text-transform="none" fo:color="#5f513d" style:text-line-through-style="none" style:text-line-through-type="none" style:text-position="0% 100%" style:font-name="Calibri" fo:font-size="22pt" fo:letter-spacing="normal" fo:font-style="italic" style:text-underline-style="none" fo:font-weight="bold" style:font-name-asian="DejaVu Sans" style:font-size-asian="22pt" style:font-style-asian="italic" style:font-weight-asian="bold" style:font-name-complex="DejaVu Sans" style:font-size-complex="22pt" style:font-style-complex="italic" style:font-weight-complex="bold"/>
    </style:style>
    <style:style style:name="T222" style:family="text">
      <style:text-properties fo:font-variant="normal" fo:text-transform="none" fo:color="#5f513d" style:text-line-through-style="none" style:text-line-through-type="none" style:text-position="0% 100%" style:font-name="Calibri" fo:font-size="22pt" fo:letter-spacing="0.052cm" fo:font-style="italic" style:text-underline-style="none" fo:font-weight="normal" style:font-name-asian="DejaVu Sans" style:font-size-asian="22pt" style:font-style-asian="italic" style:font-weight-asian="normal" style:font-name-complex="DejaVu Sans" style:font-size-complex="22pt" style:font-style-complex="italic" style:font-weight-complex="normal"/>
    </style:style>
    <style:style style:name="T223" style:family="text">
      <style:text-properties fo:font-variant="normal" fo:text-transform="none" fo:color="#5f513d" style:text-line-through-style="none" style:text-line-through-type="none" style:text-position="0% 100%" style:font-name="Calibri" fo:font-size="22pt" fo:letter-spacing="-0.003cm" fo:font-style="italic" style:text-underline-style="none" fo:font-weight="bold" style:font-name-asian="DejaVu Sans" style:font-size-asian="22pt" style:font-style-asian="italic" style:font-weight-asian="bold" style:font-name-complex="DejaVu Sans" style:font-size-complex="22pt" style:font-style-complex="italic" style:font-weight-complex="bold"/>
    </style:style>
    <style:style style:name="T224" style:family="text">
      <style:text-properties fo:font-variant="normal" fo:text-transform="none" fo:color="#5f513d" style:text-line-through-style="none" style:text-line-through-type="none" style:text-position="0% 100%" style:font-name="Calibri" fo:font-size="22pt" fo:letter-spacing="0.039cm" fo:font-style="italic" style:text-underline-style="none" fo:font-weight="normal" style:font-name-asian="DejaVu Sans" style:font-size-asian="22pt" style:font-style-asian="italic" style:font-weight-asian="normal" style:font-name-complex="DejaVu Sans" style:font-size-complex="22pt" style:font-style-complex="italic" style:font-weight-complex="normal"/>
    </style:style>
    <style:style style:name="T225" style:family="text">
      <style:text-properties fo:font-variant="normal" fo:text-transform="none" fo:color="#5f513d" style:text-line-through-style="none" style:text-line-through-type="none" style:text-position="0% 100%" style:font-name="Calibri" fo:font-size="22pt" fo:letter-spacing="0.039cm" fo:font-style="italic" style:text-underline-style="none" fo:font-weight="bold" style:font-name-asian="DejaVu Sans" style:font-size-asian="22pt" style:font-style-asian="italic" style:font-weight-asian="bold" style:font-name-complex="DejaVu Sans" style:font-size-complex="22pt" style:font-style-complex="italic" style:font-weight-complex="bold"/>
    </style:style>
    <style:style style:name="T226" style:family="text">
      <style:text-properties fo:font-variant="normal" fo:text-transform="none" fo:color="#5f513d" style:text-line-through-style="none" style:text-line-through-type="none" style:text-position="0% 100%" style:font-name="Calibri" fo:font-size="22pt" fo:letter-spacing="-0.002cm" fo:font-style="italic" style:text-underline-style="none" fo:font-weight="bold" style:font-name-asian="DejaVu Sans" style:font-size-asian="22pt" style:font-style-asian="italic" style:font-weight-asian="bold" style:font-name-complex="DejaVu Sans" style:font-size-complex="22pt" style:font-style-complex="italic" style:font-weight-complex="bold"/>
    </style:style>
    <style:style style:name="T227" style:family="text">
      <style:text-properties fo:font-variant="normal" fo:text-transform="none" fo:color="#675e46" style:text-line-through-style="none" style:text-line-through-type="none" style:text-position="0% 100%" style:font-name="Cambria" fo:font-size="18pt" fo:letter-spacing="-0.028cm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228" style:family="text">
      <style:text-properties fo:font-variant="normal" fo:text-transform="none" fo:color="#675e46" style:text-line-through-style="none" style:text-line-through-type="none" style:text-position="0% 100%" style:font-name="Cambria" fo:font-size="18pt" fo:letter-spacing="-0.023cm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229" style:family="text">
      <style:text-properties fo:font-variant="normal" fo:text-transform="none" fo:color="#675e46" style:text-line-through-style="none" style:text-line-through-type="none" style:text-position="0% 100%" style:font-name="Cambria" fo:font-size="18pt" fo:letter-spacing="-0.099cm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230" style:family="text">
      <style:text-properties fo:font-variant="normal" fo:text-transform="none" fo:color="#c00000" style:text-line-through-style="none" style:text-line-through-type="none" style:text-position="0% 100%" style:font-name="Ebrima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231" style:family="text">
      <style:text-properties fo:font-size="22pt" style:font-size-asian="22pt" style:font-size-complex="22pt"/>
    </style:style>
    <style:style style:name="T232" style:family="text">
      <style:text-properties fo:font-variant="normal" fo:text-transform="none" fo:color="#001f5f" style:text-line-through-style="none" style:text-line-through-type="none" style:text-position="0% 100%" style:font-name="Ebrima" fo:font-size="20pt" fo:letter-spacing="0.001cm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233" style:family="text">
      <style:text-properties fo:font-variant="normal" fo:text-transform="none" fo:color="#001f5f" style:text-line-through-style="none" style:text-line-through-type="none" style:text-position="0% 100%" style:font-name="Ebrima" fo:font-size="20pt" fo:letter-spacing="-0.026cm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234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235" style:family="text">
      <style:text-properties fo:font-variant="normal" fo:text-transform="none" fo:color="#001f5f" style:text-line-through-style="none" style:text-line-through-type="none" style:text-position="0% 100%" style:font-name="Ebrima" fo:font-size="20pt" fo:letter-spacing="-0.023cm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236" style:family="text">
      <style:text-properties fo:font-variant="normal" fo:text-transform="none" fo:color="#001f5f" style:text-line-through-style="none" style:text-line-through-type="none" style:text-position="0% 100%" style:font-name="Ebrima" fo:font-size="20pt" fo:letter-spacing="-0.03cm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237" style:family="text">
      <style:text-properties fo:font-variant="normal" fo:text-transform="none" fo:color="#001f5f" style:text-line-through-style="none" style:text-line-through-type="none" style:text-position="0% 100%" style:font-name="Ebrima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238" style:family="text">
      <style:text-properties fo:font-variant="normal" fo:text-transform="none" fo:color="#001f5f" style:text-line-through-style="none" style:text-line-through-type="none" style:text-position="0% 100%" style:font-name="Ebrima" fo:font-size="20pt" fo:letter-spacing="-0.017cm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239" style:family="text">
      <style:text-properties fo:font-variant="normal" fo:text-transform="none" fo:color="#2e2b1f" style:text-line-through-style="none" style:text-line-through-type="none" style:text-position="0% 100%" style:font-name="Calibri Light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240" style:family="text">
      <style:text-properties fo:font-variant="normal" fo:text-transform="none" fo:color="#2e2b1f" style:text-line-through-style="none" style:text-line-through-type="none" style:text-position="0% 100%" style:font-name="Calibri Light" fo:font-size="20pt" fo:letter-spacing="-0.002cm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241" style:family="text">
      <style:text-properties fo:font-variant="normal" fo:text-transform="none" fo:color="#2e2b1f" style:text-line-through-style="none" style:text-line-through-type="none" style:text-position="0% 100%" style:font-name="Calibri Light" fo:font-size="20pt" fo:letter-spacing="-0.003cm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242" style:family="text">
      <style:text-properties fo:font-variant="normal" fo:text-transform="none" fo:color="#2e2b1f" style:text-line-through-style="none" style:text-line-through-type="none" style:text-position="0% 100%" style:font-name="Calibri Light" fo:font-size="20pt" fo:letter-spacing="0.004cm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243" style:family="text">
      <style:text-properties fo:font-variant="normal" fo:text-transform="none" fo:color="#2e2b1f" style:text-line-through-style="none" style:text-line-through-type="none" style:text-position="0% 100%" style:font-name="Calibri Light" fo:font-size="20pt" fo:letter-spacing="normal" fo:font-style="italic" style:text-underline-style="none" fo:font-weight="normal" style:font-name-asian="DejaVu Sans" style:font-size-asian="20pt" style:font-style-asian="italic" style:font-weight-asian="normal" style:font-name-complex="DejaVu Sans" style:font-size-complex="20pt" style:font-style-complex="italic" style:font-weight-complex="normal"/>
    </style:style>
    <style:style style:name="T244" style:family="text">
      <style:text-properties fo:font-variant="normal" fo:text-transform="none" fo:color="#2e2b1f" style:text-line-through-style="none" style:text-line-through-type="none" style:text-position="0% 100%" style:font-name="Calibri Light" fo:font-size="20pt" fo:letter-spacing="0.027cm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245" style:family="text">
      <style:text-properties fo:font-variant="normal" fo:text-transform="none" fo:color="#2e2b1f" style:text-line-through-style="none" style:text-line-through-type="none" style:text-position="0% 100%" style:font-name="Calibri Light" fo:font-size="20pt" fo:letter-spacing="-0.007cm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246" style:family="text">
      <style:text-properties fo:font-variant="normal" fo:text-transform="none" fo:color="#2e2b1f" style:text-line-through-style="none" style:text-line-through-type="none" style:text-position="0% 100%" style:font-name="Calibri Light" fo:font-size="20pt" fo:letter-spacing="-0.005cm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247" style:family="text">
      <style:text-properties fo:font-variant="normal" fo:text-transform="none" fo:color="#6e664b" style:text-line-through-style="none" style:text-line-through-type="none" style:text-position="0% 100%" style:font-name="Calibri Light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248" style:family="text">
      <style:text-properties fo:font-variant="normal" fo:text-transform="none" fo:color="#6e664b" style:text-line-through-style="none" style:text-line-through-type="none" style:text-position="0% 100%" style:font-name="Calibri Light" fo:font-size="20pt" fo:letter-spacing="-0.002cm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249" style:family="text">
      <style:text-properties fo:font-variant="normal" fo:text-transform="none" fo:color="#2e2b1f" style:text-line-through-style="none" style:text-line-through-type="none" style:text-position="0% 100%" style:font-name="Calibri Light" fo:font-size="20pt" fo:letter-spacing="0.033cm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250" style:family="text">
      <style:text-properties fo:font-variant="normal" fo:text-transform="none" fo:color="#2e2b1f" style:text-line-through-style="none" style:text-line-through-type="none" style:text-position="0% 100%" style:font-name="Calibri Light" fo:font-size="18pt" fo:letter-spacing="-0.002cm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51" style:family="text">
      <style:text-properties fo:font-variant="normal" fo:text-transform="none" fo:color="#47534f" style:text-line-through-style="none" style:text-line-through-type="none" style:text-position="0% 100%" style:font-name="Calibri" fo:font-size="24pt" fo:letter-spacing="-0.014cm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252" style:family="text">
      <style:text-properties fo:font-variant="normal" fo:text-transform="none" fo:color="#2e2b1f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253" style:family="text">
      <style:text-properties fo:font-variant="normal" fo:text-transform="none" fo:color="#2e2b1f" style:text-line-through-style="none" style:text-line-through-type="none" style:text-position="0% 100%" style:font-name="Calibri" fo:font-size="20pt" fo:letter-spacing="-0.002cm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254" style:family="text">
      <style:text-properties fo:font-variant="normal" fo:text-transform="none" fo:color="#2e2b1f" style:text-line-through-style="none" style:text-line-through-type="none" style:text-position="0% 100%" style:font-name="Calibri" fo:font-size="20pt" fo:letter-spacing="-0.003cm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255" style:family="text">
      <style:text-properties fo:font-variant="normal" fo:text-transform="none" fo:color="#2e2b1f" style:text-line-through-style="none" style:text-line-through-type="none" style:text-position="0% 100%" style:font-name="Calibri" fo:font-size="20pt" fo:letter-spacing="0.071cm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256" style:family="text">
      <style:text-properties fo:font-variant="normal" fo:text-transform="none" fo:color="#2e2b1f" style:text-line-through-style="none" style:text-line-through-type="none" style:text-position="0% 100%" style:font-name="Calibri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257" style:family="text">
      <style:text-properties fo:font-variant="normal" fo:text-transform="none" fo:color="#6e664b" style:text-line-through-style="none" style:text-line-through-type="none" style:text-position="0% 100%" style:font-name="Ebrima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258" style:family="text">
      <style:text-properties fo:font-variant="normal" fo:text-transform="none" fo:color="#6e664b" style:text-line-through-style="none" style:text-line-through-type="none" style:text-position="0% 100%" style:font-name="Ebrima" fo:font-size="20pt" fo:letter-spacing="-0.007cm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259" style:family="text">
      <style:text-properties fo:font-variant="normal" fo:text-transform="none" fo:color="#2e2b1f" style:text-line-through-style="none" style:text-line-through-type="none" style:text-position="0% 100%" style:font-name="Calibri" fo:font-size="20pt" fo:letter-spacing="0.011cm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260" style:family="text">
      <style:text-properties fo:font-variant="normal" fo:text-transform="none" fo:color="#404040" style:text-line-through-style="none" style:text-line-through-type="none" style:text-position="0% 100%" style:font-name="Ebrima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261" style:family="text">
      <style:text-properties fo:font-variant="normal" fo:text-transform="none" fo:color="#404040" style:text-line-through-style="none" style:text-line-through-type="none" style:text-position="0% 100%" style:font-name="Ebrima" fo:font-size="20pt" fo:letter-spacing="-0.012cm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262" style:family="text">
      <style:text-properties fo:font-variant="normal" fo:text-transform="none" fo:color="#001f5f" style:text-line-through-style="none" style:text-line-through-type="none" style:text-position="0% 100%" style:font-name="Ebrima" fo:font-size="20pt" fo:letter-spacing="-0.002cm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263" style:family="text">
      <style:text-properties fo:font-variant="normal" fo:text-transform="none" fo:color="#001f5f" style:text-line-through-style="none" style:text-line-through-type="none" style:text-position="0% 100%" style:font-name="Ebrima" fo:font-size="20pt" fo:letter-spacing="-0.014cm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264" style:family="text">
      <style:text-properties fo:font-variant="normal" fo:text-transform="none" fo:color="#001f5f" style:text-line-through-style="none" style:text-line-through-type="none" style:text-position="0% 100%" style:font-name="Ebrima" fo:font-size="20pt" fo:letter-spacing="0.003cm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265" style:family="text">
      <style:text-properties fo:font-variant="normal" fo:text-transform="none" fo:color="#001f5f" style:text-line-through-style="none" style:text-line-through-type="none" style:text-position="0% 100%" style:font-name="Ebrima" fo:font-size="20pt" fo:letter-spacing="-0.003cm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266" style:family="text">
      <style:text-properties fo:font-variant="normal" fo:text-transform="none" fo:color="#003c5c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267" style:family="text">
      <style:text-properties fo:font-variant="normal" fo:text-transform="none" fo:color="#003c5c" style:text-line-through-style="none" style:text-line-through-type="none" style:text-position="0% 100%" style:font-name="Calibri" fo:font-size="20pt" fo:letter-spacing="-0.002cm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268" style:family="text">
      <style:text-properties fo:font-variant="normal" fo:text-transform="none" fo:color="#003c5c" style:text-line-through-style="none" style:text-line-through-type="none" style:text-position="0% 100%" style:font-name="Calibri" fo:font-size="20pt" fo:letter-spacing="0.003cm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37cm" text:min-label-width="0.794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37cm" text:min-label-width="1.085cm"/>
        <style:text-properties fo:color="#a9a47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37cm" text:min-label-width="1.085cm"/>
        <style:text-properties fo:color="#a9a47b" fo:font-size="100%"/>
      </text:list-level-style-number>
      <text:list-level-style-bullet text:level="2" text:bullet-char="•">
        <style:list-level-properties text:space-before="1.18cm" text:min-label-width="0.633cm"/>
        <style:text-properties fo:font-family="Arial" style:font-family-generic="swiss" fo:color="#9cbdb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37cm" text:min-label-width="1.085cm"/>
        <style:text-properties fo:color="#a9a47b" fo:font-size="100%"/>
      </text:list-level-style-number>
      <text:list-level-style-bullet text:level="2" text:bullet-char="•">
        <style:list-level-properties text:space-before="1.307cm" text:min-label-width="0.633cm"/>
        <style:text-properties fo:font-family="Arial" style:font-family-generic="swiss" fo:color="#9cbdb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7e7e7e" fo:font-size="100%"/>
      </text:list-level-style-bullet>
      <text:list-level-style-bullet text:level="2" text:bullet-char="•">
        <style:list-level-properties text:space-before="1.18cm" text:min-label-width="0.633cm"/>
        <style:text-properties fo:font-family="Arial" style:font-family-generic="swiss" fo:color="#9cbdb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0.037cm" text:min-label-width="0.794cm"/>
        <style:text-properties fo:font-family="StarSymbol" fo:color="#342e2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-">
        <style:list-level-properties text:space-before="0.037cm" text:min-label-width="0.794cm"/>
        <style:text-properties fo:font-family="Calibri" style:font-family-generic="swiss" fo:color="#342e2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-">
        <style:list-level-properties text:space-before="0.037cm" text:min-label-width="0.794cm"/>
        <style:text-properties fo:font-family="Calibri" style:font-family-generic="swiss" fo:color="#2e2b1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36cm" text:min-label-width="0.952cm"/>
        <style:text-properties fo:font-family="Arial" style:font-family-generic="swiss" style:font-pitch="variable" fo:color="#342e2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37cm" text:min-label-width="0.633cm"/>
        <style:text-properties fo:font-family="Arial" style:font-family-generic="swiss" fo:color="#a9a47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675e4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fo:color="#c0b97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fo:color="#001f5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fo:color="#6e664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StarSymbol" fo:color="#2e2b1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min-label-width="0.6cm"/>
        <style:text-properties fo:font-family="StarSymbol" fo:color="#5f513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min-label-width="0.6cm"/>
        <style:text-properties fo:font-family="StarSymbol" fo:color="#47534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2" draw:layer="layout" svg:width="0.492cm" svg:height="4.836cm" svg:x="0.413cm" svg:y="9.444cm">
          <text:p text:style-name="P1"><text:span text:style-name="T1">PRÁCTICAS DE M1.</text:span><text:span text:style-name="T2"> </text:span><text:span text:style-name="T1">20</text:span><text:span text:style-name="T3">18-1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1.437cm" svg:height="1.56cm" svg:x="0cm" svg:y="17.4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4" draw:layer="layout" svg:width="2.146cm" svg:height="1.687cm" svg:x="0.099cm" svg:y="0.2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4" draw:text-style-name="P6" draw:layer="layout" svg:width="9.798cm" svg:height="4.275cm" svg:x="5.2cm" svg:y="0.954cm">
          <text:p text:style-name="P5"><text:span text:style-name="T4">PRÁCTICAS </text:span><text:span text:style-name="T5">DE <text:s/></text:span><text:span text:style-name="T6">MATEMÁTIC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" draw:text-style-name="P2" draw:layer="layout" svg:width="0.584cm" svg:height="1.183cm" svg:x="14.711cm" svg:y="3.411cm">
          <text:p text:style-name="P7"><text:span text:style-name="T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9" draw:layer="layout" svg:width="7.975cm" svg:height="2.402cm" svg:x="6cm" svg:y="5.106cm">
          <text:p text:style-name="P8"><text:span text:style-name="T8">20</text:span><text:span text:style-name="T9">18</text:span><text:span text:style-name="T10">-</text:span><text:span text:style-name="T8">20</text:span><text:span text:style-name="T9">1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" draw:text-style-name="P10" draw:layer="layout" svg:width="9.444cm" svg:height="10.502cm" svg:x="15.095cm" svg:y="0.3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" draw:text-style-name="P2" draw:layer="layout" svg:width="14.93cm" svg:height="3.658cm" svg:x="4.041cm" svg:y="13.032cm">
          <text:list text:style-name="L2">
            <text:list-item>
              <text:p text:style-name="P11"><text:span text:style-name="T11">Acciones de</text:span><text:span text:style-name="T12"> </text:span><text:span text:style-name="T11">Plman.</text:span></text:p>
            </text:list-item>
            <text:list-item>
              <text:p text:style-name="P12"><text:span text:style-name="T13">Resolver </text:span><text:span text:style-name="T11">mapas:</text:span><text:span text:style-name="T14"> </text:span><text:span text:style-name="T13">plman/maps/ejemplo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" draw:text-style-name="P2" draw:layer="layout" svg:width="0.554cm" svg:height="0.514cm" svg:x="24.023cm" svg:y="17.492cm">
          <text:p text:style-name="P13"><text:span text:style-name="T15"><text:page-number>&lt;núme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CustomShape 1" draw:style-name="gr1" draw:text-style-name="P2" draw:layer="layout" svg:width="0.492cm" svg:height="4.836cm" svg:x="0.413cm" svg:y="9.444cm">
          <text:p text:style-name="P1"><text:span text:style-name="T1">PRÁCTICAS DE M1.</text:span><text:span text:style-name="T16"> </text:span><text:span text:style-name="T1">20</text:span><text:span text:style-name="T3">18-1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15" draw:layer="layout" svg:width="1.437cm" svg:height="1.56cm" svg:x="0cm" svg:y="17.4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" draw:text-style-name="P16" draw:layer="layout" svg:width="2.146cm" svg:height="1.687cm" svg:x="0.099cm" svg:y="0.2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1" draw:text-style-name="P17" draw:layer="layout" svg:width="10.611cm" svg:height="2.678cm" svg:x="6.562cm" svg:y="0.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2" draw:text-style-name="P19" draw:layer="layout" svg:width="9.196cm" svg:height="4.275cm" svg:x="8.347cm" svg:y="0.926cm">
          <text:p text:style-name="P18"><text:span text:style-name="T17">El mundo de</text:span><text:span text:style-name="T18"> </text:span><text:span text:style-name="T17">Pl-M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13" draw:text-style-name="P28" draw:layer="layout" svg:width="21.682cm" svg:height="14.841cm" svg:x="2.718cm" svg:y="6.115cm">
          <text:list text:style-name="L3">
            <text:list-item>
              <text:p text:style-name="P20"><text:span text:style-name="T19">Descargar </text:span><text:span text:style-name="T20">pl-man.zip </text:span><text:span text:style-name="T21">(p. ej. en </text:span><text:span text:style-name="T22">~/Escritorio/ </text:span><text:span text:style-name="T21">)</text:span></text:p>
            </text:list-item>
            <text:list-item>
              <text:p text:style-name="P21"><text:span text:style-name="T23">Abrir un </text:span><text:span text:style-name="T19">terminal </text:span><text:span text:style-name="T21">y </text:span><text:span text:style-name="T24">entrar </text:span><text:span text:style-name="T21">donde </text:span><text:span text:style-name="T24">está</text:span><text:span text:style-name="T25"> </text:span><text:span text:style-name="T21">pl-man.zip</text:span></text:p>
            </text:list-item>
            <text:list-item>
              <text:p text:style-name="P22"><text:span text:style-name="T23">Descomprimir</text:span><text:span text:style-name="T26"> </text:span><text:span text:style-name="T20">pl-man.zip</text:span></text:p>
            </text:list-item>
            <text:list-item>
              <text:p text:style-name="P23"><text:span text:style-name="T19">Entrar </text:span><text:span text:style-name="T21">en la </text:span><text:span text:style-name="T24">carpeta</text:span><text:span text:style-name="T27"> </text:span><text:span text:style-name="T21">plman/</text:span></text:p>
            </text:list-item>
            <text:list-item>
              <text:p text:style-name="P24"><text:span text:style-name="T24">Comprobar </text:span><text:span text:style-name="T21">que </text:span><text:span text:style-name="T24">está</text:span><text:span text:style-name="T28"> </text:span><text:span text:style-name="T24">todo:</text:span></text:p>
            </text:list-item>
          </text:list>
          <text:list text:style-name="L4">
            <text:list-item>
              <text:list>
                <text:list-item>
                  <text:p text:style-name="P25"><text:span text:style-name="T29">docs/ </text:span><text:span text:style-name="T21">- manual de</text:span><text:span text:style-name="T30"> </text:span><text:span text:style-name="T21">uso</text:span></text:p>
                </text:list-item>
                <text:list-item>
                  <text:p text:style-name="P23"><text:span text:style-name="T29">maps/ </text:span><text:span text:style-name="T21">- mapas de</text:span><text:span text:style-name="T31"> </text:span><text:span text:style-name="T21">ejemplo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26"><text:span text:style-name="T29">pl-man-game/ </text:span><text:span text:style-name="T21">- </text:span><text:span text:style-name="T24">código fuente </text:span><text:span text:style-name="T21">del juego</text:span><text:span text:style-name="T32"> </text:span><text:span text:style-name="T21">Plman</text:span></text:p>
                </text:list-item>
                <text:list-item>
                  <text:p text:style-name="P27"><text:span text:style-name="T29">plman </text:span><text:span text:style-name="T21">- </text:span><text:span text:style-name="T24">script </text:span><text:span text:style-name="T21">de</text:span><text:span text:style-name="T32"> </text:span><text:span text:style-name="T24">lanzamiento.</text:span></text:p>
                </text:list-item>
              </text:list>
            </text:list-item>
          </text:list>
          <text:p text:style-name="P23"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4" draw:text-style-name="P2" draw:layer="layout" svg:width="13.358cm" svg:height="2.221cm" svg:x="3.861cm" svg:y="12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5" draw:text-style-name="P2" draw:layer="layout" svg:width="12.024cm" svg:height="1.557cm" svg:x="5.519cm" svg:y="3.2cm">
          <text:p text:style-name="P18"><text:span text:style-name="T34">Instalación</text:span><text:span text:style-name="T35"> </text:span><text:span text:style-name="T36">de</text:span><text:span text:style-name="T37"> </text:span><text:span text:style-name="T38">Plman</text:span><text:span text:style-name="T38"><text:tab/></text:span></text:p>
          <text:p text:style-name="P18"><text:span text:style-name="T38">http:/logica.i3</text:span><text:span text:style-name="T39">a</text:span><text:span text:style-name="T38">.ua.es</text:span></text:p>
          <text:p text:style-name="P18"><text:span text:style-name="T40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6" draw:text-style-name="P29" draw:layer="layout" svg:width="0.799cm" svg:height="1.199cm" svg:x="3.899cm" svg:y="2.924cm">
          <text:p/>
          <draw:enhanced-geometry draw:mirror-horizontal="false" draw:mirror-vertical="false" svg:viewBox="0 0 0 0" drawooo:sub-view-size="288289 432434" draw:text-areas="0 0 ?f0 ?f1" draw:type="ooxml-non-primitive" draw:enhanced-path="M 144018 0 L 144018 108076 0 108076 0 324104 144018 324104 144018 432054 288035 216026 144018 0 Z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17" draw:text-style-name="P30" draw:layer="layout" svg:width="0.799cm" svg:height="1.199cm" svg:x="3.899cm" svg:y="2.924cm">
          <text:p/>
          <draw:enhanced-geometry draw:mirror-horizontal="false" draw:mirror-vertical="false" svg:viewBox="0 0 0 0" drawooo:sub-view-size="288289 432434" draw:text-areas="0 0 ?f0 ?f1" draw:type="ooxml-non-primitive" draw:enhanced-path="M 0 108076 L 144018 108076 144018 0 288035 216026 144018 432054 144018 324104 0 324104 0 108076 Z N">
            <draw:equation draw:name="f0" draw:formula="logwidth"/>
            <draw:equation draw:name="f1" draw:formula="logheight"/>
          </draw:enhanced-geometry>
        </draw:custom-shape>
        <draw:custom-shape draw:name="TextShape 12" draw:style-name="gr1" draw:text-style-name="P2" draw:layer="layout" svg:width="0.85cm" svg:height="14.73cm" svg:x="23.944cm" svg:y="17.492cm">
          <text:p text:style-name="P31"><text:span text:style-name="T41"><text:page-number>&lt;núme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CustomShape 1" draw:style-name="gr1" draw:text-style-name="P2" draw:layer="layout" svg:width="0.492cm" svg:height="4.836cm" svg:x="0.413cm" svg:y="9.444cm">
          <text:p text:style-name="P1"><text:span text:style-name="T1">PRÁCTICAS DE M1.</text:span><text:span text:style-name="T16"> </text:span><text:span text:style-name="T1">20</text:span><text:span text:style-name="T3">18-1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8" draw:text-style-name="P32" draw:layer="layout" svg:width="1.437cm" svg:height="1.56cm" svg:x="0cm" svg:y="17.4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9" draw:text-style-name="P33" draw:layer="layout" svg:width="2.146cm" svg:height="1.687cm" svg:x="0.099cm" svg:y="0.2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5" draw:text-style-name="P2" draw:layer="layout" svg:width="23.961cm" svg:height="8.821cm" svg:x="1.438cm" svg:y="6.98cm">
          <text:p text:style-name="P34"><text:span text:style-name="T42">Ver </text:span><text:span text:style-name="T21">la </text:span><text:span text:style-name="T24">ayuda </text:span><text:span text:style-name="T21">del </text:span><text:span text:style-name="T24">script </text:span><text:span text:style-name="T21">$ </text:span><text:span text:style-name="T43">./</text:span><text:span text:style-name="T44">plman</text:span><text:span text:style-name="T45"> </text:span><text:span text:style-name="T44">--help</text:span></text:p>
          <text:p text:style-name="P35"><text:span text:style-name="T46"/></text:p>
          <text:p text:style-name="P36"><text:span text:style-name="T24">Prototipo</text:span><text:span text:style-name="T47"> </text:span><text:span text:style-name="T21">del</text:span><text:span text:style-name="T27"> </text:span><text:span text:style-name="T24">script <text:s/></text:span><text:span text:style-name="T48">$ </text:span><text:span text:style-name="T49">./</text:span><text:span text:style-name="T50">plman MAPA SOLUCION</text:span><text:span text:style-name="T51"> </text:span><text:span text:style-name="T50">[PARAMETROS]</text:span></text:p>
          <text:p text:style-name="P37"><text:span text:style-name="T46"/></text:p>
          <text:p text:style-name="P38"><text:span text:style-name="T52">Ejemplo</text:span><text:span text:style-name="T53"> </text:span><text:span text:style-name="T21">$</text:span><text:span text:style-name="T54"> </text:span><text:span text:style-name="T55">./</text:span><text:span text:style-name="T56">plman</text:span><text:span text:style-name="T56"><text:tab/></text:span><text:span text:style-name="T56">maps/ejemplos/mapaej0.pl</text:span><text:span text:style-name="T56"><text:tab/></text:span><text:span text:style-name="T56">sol_mapaej0.pl</text:span></text:p>
          <text:p text:style-name="P39"><text:span text:style-name="T46"/></text:p>
          <text:p text:style-name="P40"><text:span text:style-name="T24">Dentro </text:span><text:span text:style-name="T21">de</text:span><text:span text:style-name="T25"> </text:span><text:span text:style-name="T21">Pl-Man:</text:span></text:p>
          <text:list text:style-name="L6">
            <text:list-item>
              <text:list>
                <text:list-item>
                  <text:p text:style-name="P41"><text:span text:style-name="T57">ESC</text:span><text:span text:style-name="T23">: </text:span><text:span text:style-name="T24">finalizar</text:span><text:span text:style-name="T25"> </text:span><text:span text:style-name="T21">ejecución</text:span></text:p>
                </text:list-item>
                <text:list-item>
                  <text:p text:style-name="P24"><text:span text:style-name="T58">Otra tecla</text:span><text:span text:style-name="T21">: ejecutar un</text:span><text:span text:style-name="T59"> </text:span><text:span text:style-name="T21">paso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5" draw:text-style-name="P2" draw:layer="layout" svg:width="10.888cm" svg:height="4.275cm" svg:x="5.388cm" svg:y="1.8cm">
          <text:p text:style-name="P18"><text:span text:style-name="T60">Uso</text:span><text:span text:style-name="T61"> </text:span><text:span text:style-name="T62">básico</text:span><text:span text:style-name="T63"> </text:span><text:span text:style-name="T36">de</text:span><text:span text:style-name="T61"> </text:span><text:span text:style-name="T38">Plm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6" draw:text-style-name="P29" draw:layer="layout" svg:width="0.799cm" svg:height="1.199cm" svg:x="3.899cm" svg:y="1.724cm">
          <text:p/>
          <draw:enhanced-geometry draw:mirror-horizontal="false" draw:mirror-vertical="false" svg:viewBox="0 0 0 0" drawooo:sub-view-size="288289 432434" draw:text-areas="0 0 ?f0 ?f1" draw:type="ooxml-non-primitive" draw:enhanced-path="M 144018 0 L 144018 108076 0 108076 0 324103 144018 324103 144018 432053 288035 216026 144018 0 Z N">
            <draw:equation draw:name="f0" draw:formula="logwidth"/>
            <draw:equation draw:name="f1" draw:formula="logheight"/>
          </draw:enhanced-geometry>
        </draw:custom-shape>
        <draw:custom-shape draw:name="CustomShape 7" draw:style-name="gr17" draw:text-style-name="P30" draw:layer="layout" svg:width="0.799cm" svg:height="1.199cm" svg:x="3.899cm" svg:y="1.724cm">
          <text:p/>
          <draw:enhanced-geometry draw:mirror-horizontal="false" draw:mirror-vertical="false" svg:viewBox="0 0 0 0" drawooo:sub-view-size="288289 432434" draw:text-areas="0 0 ?f0 ?f1" draw:type="ooxml-non-primitive" draw:enhanced-path="M 0 108076 L 144018 108076 144018 0 288035 216026 144018 432053 144018 324103 0 324103 0 108076 Z N">
            <draw:equation draw:name="f0" draw:formula="logwidth"/>
            <draw:equation draw:name="f1" draw:formula="logheight"/>
          </draw:enhanced-geometry>
        </draw:custom-shape>
        <draw:custom-shape draw:name="TextShape 8" draw:style-name="gr1" draw:text-style-name="P2" draw:layer="layout" svg:width="0.85cm" svg:height="14.73cm" svg:x="23.944cm" svg:y="17.492cm">
          <text:p text:style-name="P31"><text:span text:style-name="T41"><text:page-number>&lt;núme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CustomShape 1" draw:style-name="gr1" draw:text-style-name="P2" draw:layer="layout" svg:width="0.492cm" svg:height="4.836cm" svg:x="0.413cm" svg:y="9.444cm">
          <text:p text:style-name="P1"><text:span text:style-name="T1">PRÁCTICAS DE M1.</text:span><text:span text:style-name="T16"> </text:span><text:span text:style-name="T1">20</text:span><text:span text:style-name="T3">18-1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0" draw:text-style-name="P42" draw:layer="layout" svg:width="1.437cm" svg:height="1.56cm" svg:x="0cm" svg:y="17.4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1" draw:text-style-name="P43" draw:layer="layout" svg:width="2.146cm" svg:height="1.687cm" svg:x="0.099cm" svg:y="0.2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5" draw:text-style-name="P2" draw:layer="layout" svg:width="8.216cm" svg:height="4.275cm" svg:x="4.118cm" svg:y="0.599cm">
          <text:p text:style-name="P18"><text:span text:style-name="T64">Empecemos a</text:span><text:span text:style-name="T65"> </text:span><text:span text:style-name="T66">resolver</text:span><text:span text:style-name="T67"> </text:span><text:span text:style-name="T68">mapas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2" draw:text-style-name="P45" draw:layer="layout" svg:width="14.72cm" svg:height="1.849cm" svg:x="6.48cm" svg:y="3.945cm">
          <text:p text:style-name="P44"><text:span text:style-name="T22">maps/ejemplos/mapaej0.p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3" draw:text-style-name="P46" draw:layer="layout" svg:width="2.25cm" svg:height="1.799cm" svg:x="0.257cm" svg:y="0.1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4" draw:text-style-name="P2" draw:layer="layout" svg:width="21.353cm" svg:height="8.928cm" svg:x="3.633cm" svg:y="5.794cm">
          <text:p text:style-name="P47"><text:span text:style-name="T69">1º </text:span><text:span text:style-name="T70">Edita </text:span><text:span text:style-name="T69">un fichero donde </text:span><text:span text:style-name="T71">escribirás </text:span><text:span text:style-name="T69">la solución al mapa (con </text:span><text:span text:style-name="T71">extensión</text:span><text:span text:style-name="T72"> </text:span><text:span text:style-name="T69">.pl):</text:span></text:p>
          <text:p text:style-name="P48"><text:span text:style-name="T73">$</text:span><text:span text:style-name="T74"> </text:span><text:span text:style-name="T75">gedit</text:span><text:span text:style-name="T75"><text:tab/></text:span><text:span text:style-name="T75">sol_mapaej0.pl</text:span><text:span text:style-name="T75"><text:tab/></text:span><text:span text:style-name="T76">&amp;</text:span></text:p>
          <text:p text:style-name="P49"><text:span text:style-name="T77"/></text:p>
          <text:p text:style-name="P50"><text:span text:style-name="T69">2º En la 1ª línea </text:span><text:span text:style-name="T71">escribe </text:span><text:span text:style-name="T69">(</text:span><text:span text:style-name="T48">en </text:span><text:span text:style-name="T78">todos </text:span><text:span text:style-name="T48">los </text:span><text:span text:style-name="T78">ficheros </text:span><text:span text:style-name="T48">solución</text:span><text:span text:style-name="T69">) y</text:span><text:span text:style-name="T79"> </text:span><text:span text:style-name="T80">guarda</text:span></text:p>
          <text:p text:style-name="P51"><text:span text:style-name="T81">:-</text:span><text:span text:style-name="T82"> </text:span><text:span text:style-name="T81">use_module(‘pl-man-game/main’).</text:span></text:p>
          <text:p text:style-name="P52"><text:span text:style-name="T77"/></text:p>
          <text:p text:style-name="P53"><text:span text:style-name="T48">3º </text:span><text:span text:style-name="T83">Ejecuta </text:span><text:span text:style-name="T48">la </text:span><text:span text:style-name="T78">solución (verás </text:span><text:span text:style-name="T48">el mapa aunque no </text:span><text:span text:style-name="T84">hayas </text:span><text:span text:style-name="T48">escrito</text:span><text:span text:style-name="T85"> </text:span><text:span text:style-name="T78">código):</text:span></text:p>
          <text:p text:style-name="P53"><text:span text:style-name="T77"/></text:p>
          <text:p text:style-name="P53"><text:span text:style-name="T83">$</text:span><text:span text:style-name="T86"> </text:span><text:span text:style-name="T81">./plman <text:s text:c="3"/></text:span><text:span text:style-name="T87">maps/ejemplos/mapaej0.p <text:s text:c="3"/></text:span><text:span text:style-name="T81">sol_mapaej0.p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1" draw:text-style-name="P2" draw:layer="layout" svg:width="0.85cm" svg:height="14.73cm" svg:x="23.944cm" svg:y="17.492cm">
          <text:p text:style-name="P31"><text:span text:style-name="T41"><text:page-number>&lt;núme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" draw:text-style-name="P2" draw:layer="layout" svg:width="17.231cm" svg:height="2.064cm" svg:x="4.21cm" svg:y="19.992cm">
          <text:p text:style-name="P54"><text:span text:style-name="T88">&gt;&gt; </text:span><text:span text:style-name="T89">Suponemos que estamos </text:span><text:span text:style-name="T88">en Escritorio/plman y </text:span><text:span text:style-name="T89">ahí guardamos </text:span><text:span text:style-name="T88">el</text:span><text:span text:style-name="T90"> </text:span><text:span text:style-name="T88">fichero</text:span></text:p>
          <text:p text:style-name="P55"><text:span text:style-name="T89">sol_mapaej0.pl. </text:span><text:span text:style-name="T88">Si lo </text:span><text:span text:style-name="T89">guardas </text:span><text:span text:style-name="T88">en otro directorio debes escribir la</text:span><text:span text:style-name="T91"> </text:span><text:span text:style-name="T89">ru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name="CustomShape 1" draw:style-name="gr1" draw:text-style-name="P2" draw:layer="layout" svg:width="0.492cm" svg:height="4.836cm" svg:x="0.413cm" svg:y="9.444cm">
          <text:p text:style-name="P1"><text:span text:style-name="T1">PRÁCTICAS DE M1.</text:span><text:span text:style-name="T16"> </text:span><text:span text:style-name="T1">20</text:span><text:span text:style-name="T3">18-1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5" draw:text-style-name="P56" draw:layer="layout" svg:width="1.437cm" svg:height="1.56cm" svg:x="0cm" svg:y="17.4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6" draw:text-style-name="P57" draw:layer="layout" svg:width="2.146cm" svg:height="1.687cm" svg:x="0.099cm" svg:y="0.2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7" draw:text-style-name="P2" draw:layer="layout" svg:width="9.601cm" svg:height="0.836cm" svg:x="8.113cm" svg:y="0.766cm">
          <text:p text:style-name="P58"><text:span text:style-name="T92">maps/ejemplos/mapaej0.p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8" draw:text-style-name="P59" draw:layer="layout" svg:width="18.632cm" svg:height="12.563cm" svg:x="3.732cm" svg:y="4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9" draw:text-style-name="P60" draw:layer="layout" svg:width="2.25cm" svg:height="1.799cm" svg:x="0.257cm" svg:y="0.1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5" draw:text-style-name="P2" draw:layer="layout" svg:width="10.043cm" svg:height="0.797cm" svg:x="12.321cm" svg:y="2.616cm">
          <text:p text:style-name="P18"><text:span text:style-name="T93">¿Cómo hacemos que Plman se</text:span><text:span text:style-name="T94"> </text:span><text:span text:style-name="T93">mueva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1" draw:text-style-name="P2" draw:layer="layout" svg:width="0.85cm" svg:height="14.73cm" svg:x="23.944cm" svg:y="17.492cm">
          <text:p text:style-name="P31"><text:span text:style-name="T41"><text:page-number>&lt;núme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name="CustomShape 1" draw:style-name="gr1" draw:text-style-name="P2" draw:layer="layout" svg:width="0.492cm" svg:height="4.836cm" svg:x="0.413cm" svg:y="9.444cm">
          <text:p text:style-name="P1"><text:span text:style-name="T1">PRÁCTICAS DE M1.</text:span><text:span text:style-name="T16"> </text:span><text:span text:style-name="T1">20</text:span><text:span text:style-name="T3">18-1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0" draw:text-style-name="P61" draw:layer="layout" svg:width="1.437cm" svg:height="1.56cm" svg:x="0cm" svg:y="17.4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1" draw:text-style-name="P62" draw:layer="layout" svg:width="2.146cm" svg:height="1.687cm" svg:x="0.099cm" svg:y="0.2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2" draw:text-style-name="P66" draw:layer="layout" svg:width="21.061cm" svg:height="6.83cm" svg:x="3.352cm" svg:y="9.102cm">
          <text:p text:style-name="P63"><text:span text:style-name="T95">Donde </text:span><text:span text:style-name="T96">ACCION </text:span><text:span text:style-name="T97"><text:s/></text:span><text:span text:style-name="T98">:</text:span></text:p>
          <text:p text:style-name="P64"><text:span text:style-name="T99">move(X) </text:span><text:span text:style-name="T48">: Plman se mueve en la </text:span><text:span text:style-name="T78">dirección</text:span><text:span text:style-name="T100"> </text:span><text:span text:style-name="T48">X</text:span></text:p>
          <text:p text:style-name="P64"><text:span text:style-name="T101">get(X)</text:span><text:span text:style-name="T101"><text:tab/></text:span><text:span text:style-name="T48">: Plman </text:span><text:span text:style-name="T78">coge </text:span><text:span text:style-name="T48">el </text:span><text:span text:style-name="T78">objeto </text:span><text:span text:style-name="T48">que se </text:span><text:span text:style-name="T78">encuentra </text:span><text:span text:style-name="T48">en la </text:span><text:span text:style-name="T78">dirección</text:span><text:span text:style-name="T102"> </text:span><text:span text:style-name="T48">X.</text:span></text:p>
          <text:p text:style-name="P64"><text:span text:style-name="T99">drop(X)</text:span><text:span text:style-name="T95">: Plman deja el </text:span><text:span text:style-name="T103">objeto </text:span><text:span text:style-name="T95">en la </text:span><text:span text:style-name="T103">dirección</text:span><text:span text:style-name="T104"> </text:span><text:span text:style-name="T95">X</text:span></text:p>
          <text:p text:style-name="P64"><text:span text:style-name="T99">use(X)</text:span><text:span text:style-name="T99"><text:tab/></text:span><text:span text:style-name="T48">: Plman usa el </text:span><text:span text:style-name="T78">objeto </text:span><text:span text:style-name="T48">que </text:span><text:span text:style-name="T78">lleva </text:span><text:span text:style-name="T48">encima, en la </text:span><text:span text:style-name="T78">dirección</text:span><text:span text:style-name="T105"> </text:span><text:span text:style-name="T48">X</text:span></text:p>
          <text:p text:style-name="P65"><text:span text:style-name="T83">X </text:span><text:span text:style-name="T106"></text:span><text:span text:style-name="T107"> </text:span><text:span text:style-name="T83">D = { right, left, up, down</text:span><text:span text:style-name="T108"> </text:span><text:span text:style-name="T8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5" draw:text-style-name="P2" draw:layer="layout" svg:width="22.458cm" svg:height="4.491cm" svg:x="2.324cm" svg:y="2.738cm">
          <text:p text:style-name="P67"><text:span text:style-name="T109">ACCIONES </text:span><text:span text:style-name="T110">de</text:span><text:span text:style-name="T111"> </text:span><text:span text:style-name="T110">PLMAN</text:span></text:p>
          <text:p text:style-name="P68"><text:span text:style-name="T46"/></text:p>
          <text:p text:style-name="P38"><text:span text:style-name="T21">Plman puede </text:span><text:span text:style-name="T24">realizar </text:span><text:span text:style-name="T23">1 acción en cada turno </text:span><text:span text:style-name="T24">(ciclo </text:span><text:span text:style-name="T21">de ejecución </text:span><text:span text:style-name="T24">con golpe </text:span><text:span text:style-name="T21">espaciador), <text:s/>usando el</text:span><text:span text:style-name="T27"> </text:span><text:span text:style-name="T24">predicado:</text:span></text:p>
          <text:p text:style-name="P69"><text:span text:style-name="T112">do(ACCION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4" draw:text-style-name="P2" draw:layer="layout" svg:width="19.328cm" svg:height="2.321cm" svg:x="3.89cm" svg:y="19.677cm">
          <text:p text:style-name="P47"><text:span text:style-name="T113">&gt;&gt; </text:span><text:span text:style-name="T114">Todas </text:span><text:span text:style-name="T113">las </text:span><text:span text:style-name="T115">acciones </text:span><text:span text:style-name="T113">se </text:span><text:span text:style-name="T115">hacen </text:span><text:span text:style-name="T113">en el </text:span><text:span text:style-name="T115">siguiente ciclo </text:span><text:span text:style-name="T113">de</text:span><text:span text:style-name="T116"> </text:span><text:span text:style-name="T113">ejecución.</text:span></text:p>
          <text:p text:style-name="P70"><text:span text:style-name="T113">&gt;&gt; Plman sólo puede llevar un</text:span><text:span text:style-name="T117"> </text:span><text:span text:style-name="T115">objet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1" draw:style-name="gr1" draw:text-style-name="P2" draw:layer="layout" svg:width="0.85cm" svg:height="14.73cm" svg:x="23.944cm" svg:y="17.492cm">
          <text:p text:style-name="P31"><text:span text:style-name="T41"><text:page-number>&lt;núme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1.136cm" svg:height="11.136cm" svg:x="4.931cm" svg:y="2.257cm" draw:page-number="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CustomShape 1" draw:style-name="gr1" draw:text-style-name="P2" draw:layer="layout" svg:width="0.492cm" svg:height="4.836cm" svg:x="0.413cm" svg:y="9.444cm">
          <text:p text:style-name="P1"><text:span text:style-name="T1">PRÁCTICAS DE M1.</text:span><text:span text:style-name="T16"> </text:span><text:span text:style-name="T1">20</text:span><text:span text:style-name="T3">18-1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3" draw:text-style-name="P71" draw:layer="layout" svg:width="1.437cm" svg:height="1.56cm" svg:x="0cm" svg:y="17.4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4" draw:text-style-name="P72" draw:layer="layout" svg:width="2.146cm" svg:height="1.687cm" svg:x="0.099cm" svg:y="0.2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5" draw:text-style-name="P2" draw:layer="layout" svg:width="22.695cm" svg:height="7.611cm" svg:x="2cm" svg:y="16.789cm">
          <text:p text:style-name="P73"><text:span text:style-name="T118">Ejemplos </text:span><text:span text:style-name="T119">de cómo </text:span><text:span text:style-name="T118">usar el </text:span><text:span text:style-name="T119">predicado </text:span><text:span text:style-name="T118">do/1 según la acción a</text:span><text:span text:style-name="T120"> </text:span><text:span text:style-name="T119">realizar:</text:span></text:p>
          <text:p text:style-name="P74"><text:span text:style-name="T121">Si Plman</text:span><text:span text:style-name="T122"> quiere…</text:span></text:p>
          <text:p text:style-name="P75"><text:span text:style-name="T123"></text:span><text:span text:style-name="T124"> </text:span><text:span text:style-name="T125">moverse </text:span><text:span text:style-name="T121">a</text:span><text:span text:style-name="T126"> </text:span><text:span text:style-name="T121">la</text:span><text:span text:style-name="T122"> derecha:</text:span><text:span text:style-name="T122"><text:tab/></text:span><text:span text:style-name="T119">do(move(right)).</text:span></text:p>
          <text:p text:style-name="P75"><text:span text:style-name="T123"></text:span><text:span text:style-name="T124"> </text:span><text:span text:style-name="T122">coger </text:span><text:span text:style-name="T121">un </text:span><text:span text:style-name="T122">objeto que </text:span><text:span text:style-name="T121">se </text:span><text:span text:style-name="T122">encuentra </text:span><text:span text:style-name="T121">a</text:span><text:span text:style-name="T127"> </text:span><text:span text:style-name="T121">su </text:span><text:span text:style-name="T122">izquierda:</text:span><text:span text:style-name="T122"><text:tab/></text:span><text:span text:style-name="T119">do(get(left)).</text:span></text:p>
          <text:p text:style-name="P75"><text:span text:style-name="T128"></text:span><text:span text:style-name="T129"> </text:span><text:span text:style-name="T121">dejar un </text:span><text:span text:style-name="T122">objeto </text:span><text:span text:style-name="T121">arriba de </text:span><text:span text:style-name="T122">donde </text:span><text:span text:style-name="T121">él</text:span><text:span text:style-name="T127"> </text:span><text:span text:style-name="T121">se</text:span><text:span text:style-name="T130"> </text:span><text:span text:style-name="T122">encuentra:</text:span><text:span text:style-name="T122"><text:tab/></text:span><text:span text:style-name="T119">do(drop(up)).</text:span></text:p>
          <text:p text:style-name="P75"><text:span text:style-name="T123"></text:span><text:span text:style-name="T124"> </text:span><text:span text:style-name="T121">usar el </text:span><text:span text:style-name="T122">objeto que lleva </text:span><text:span text:style-name="T121">en la</text:span><text:span text:style-name="T131"> </text:span><text:span text:style-name="T121">posición</text:span><text:span text:style-name="T132"> </text:span><text:span text:style-name="T122">derecha:</text:span><text:span text:style-name="T122"><text:tab/></text:span><text:span text:style-name="T119">do(use(right)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6" draw:text-style-name="P2" draw:layer="layout" svg:width="23.207cm" svg:height="7.084cm" svg:x="2.864cm" svg:y="0.421cm">
          <text:p text:style-name="P76"><text:span text:style-name="T133">NORMAS </text:span><text:span text:style-name="T134">para </text:span><text:span text:style-name="T135">EJECUTAR </text:span><text:span text:style-name="T133">las </text:span><text:span text:style-name="T134">ACCIONES </text:span><text:span text:style-name="T133">con</text:span><text:span text:style-name="T135"> </text:span><text:span text:style-name="T134">ÉXITO</text:span></text:p>
          <text:p text:style-name="P76"><text:span text:style-name="T95"/></text:p>
          <text:p text:style-name="P76"><text:span text:style-name="T95">Plman</text:span><text:span text:style-name="T136"> </text:span><text:span text:style-name="T95">puede:</text:span></text:p>
          <text:list text:style-name="L7">
            <text:list-item>
              <text:p text:style-name="P77"><text:span text:style-name="T103">Moverse </text:span><text:span text:style-name="T95">a una posición si en la misma </text:span><text:span text:style-name="T98">no </text:span><text:span text:style-name="T137">hay </text:span><text:span text:style-name="T95">un objeto</text:span><text:span text:style-name="T138"> </text:span><text:span text:style-name="T95">sólido.</text:span></text:p>
            </text:list-item>
          </text:list>
          <text:list text:style-name="L8">
            <text:list-item>
              <text:p text:style-name="P78"><text:span text:style-name="T96">Coger </text:span><text:span text:style-name="T95">un objeto si </text:span><text:span text:style-name="T98">no </text:span><text:span text:style-name="T96">“lleva” </text:span><text:span text:style-name="T95">otro que </text:span><text:span text:style-name="T139">haya </text:span><text:span text:style-name="T95">cogido</text:span><text:span text:style-name="T140"> </text:span><text:span text:style-name="T95">antes.</text:span></text:p>
            </text:list-item>
            <text:list-item>
              <text:p text:style-name="P79"><text:span text:style-name="T98">Dejar </text:span><text:span text:style-name="T95">el objeto si lo </text:span><text:span text:style-name="T96">lleva </text:span><text:span text:style-name="T103">“encima” </text:span><text:span text:style-name="T95">y en la posición indicada </text:span><text:span text:style-name="T103">para </text:span><text:span text:style-name="T95">dejarlo no </text:span><text:span text:style-name="T136">hay </text:span><text:span text:style-name="T103">otro</text:span><text:span text:style-name="T138"> </text:span><text:span text:style-name="T95">objeto.</text:span></text:p>
            </text:list-item>
            <text:list-item>
              <text:p text:style-name="P80"><text:span text:style-name="T98">Usar </text:span><text:span text:style-name="T95">el objeto si en la posición indicada es </text:span><text:span text:style-name="T98">factible su uso </text:span><text:span text:style-name="T95">(si lleva una </text:span><text:span text:style-name="T103">llave podrá </text:span><text:span text:style-name="T95">usarla</text:span><text:span text:style-name="T141"> </text:span><text:span text:style-name="T95">en <text:s/>la dirección X si </text:span><text:span text:style-name="T136">hay </text:span><text:span text:style-name="T95">una puerta que la</text:span><text:span text:style-name="T142"> </text:span><text:span text:style-name="T95">admite).</text:span></text:p>
            </text:list-item>
            <text:list-item>
              <text:p text:style-name="P81"><text:span text:style-name="T95">Si debe usar </text:span><text:span text:style-name="T98">varios </text:span><text:span text:style-name="T95">objetos debe dejar el que lleva encima y coger el que</text:span><text:span text:style-name="T143"> </text:span><text:span text:style-name="T95">necesite.</text:span></text:p>
            </text:list-item>
          </text:list>
          <text:list text:style-name="L9">
            <text:list-item>
              <text:p text:style-name="P79"><text:span text:style-name="T83">No </text:span><text:span text:style-name="T144">moverse</text:span><text:span text:style-name="T78">, </text:span><text:span text:style-name="T48">entonces hacer:</text:span><text:span text:style-name="T145"> </text:span><text:span text:style-name="T83">do(move(none)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0" draw:style-name="gr1" draw:text-style-name="P2" draw:layer="layout" svg:width="0.85cm" svg:height="14.73cm" svg:x="23.944cm" svg:y="17.492cm">
          <text:p text:style-name="P31"><text:span text:style-name="T41"><text:page-number>&lt;núme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1.136cm" svg:height="11.136cm" svg:x="4.931cm" svg:y="2.257cm" draw:page-number="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CustomShape 1" draw:style-name="gr1" draw:text-style-name="P2" draw:layer="layout" svg:width="0.492cm" svg:height="4.836cm" svg:x="0.413cm" svg:y="9.444cm">
          <text:p text:style-name="P1"><text:span text:style-name="T1">PRÁCTICAS DE M1.</text:span><text:span text:style-name="T16"> </text:span><text:span text:style-name="T1">20</text:span><text:span text:style-name="T3">18-1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7" draw:text-style-name="P82" draw:layer="layout" svg:width="1.437cm" svg:height="1.56cm" svg:x="0cm" svg:y="17.4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8" draw:text-style-name="P83" draw:layer="layout" svg:width="2.146cm" svg:height="1.687cm" svg:x="0.099cm" svg:y="0.2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9" draw:text-style-name="P2" draw:layer="layout" svg:width="22.286cm" svg:height="2.337cm" svg:x="2.508cm" svg:y="11.108cm">
          <text:p text:style-name="P84"><text:span text:style-name="T48">2º </text:span><text:span text:style-name="T83">Ejecuta:</text:span></text:p>
          <text:p text:style-name="P85"><text:span text:style-name="T146">…</text:span><text:span text:style-name="T146">Escritorio </text:span><text:span text:style-name="T147">$</text:span><text:span text:style-name="T148"> </text:span><text:span text:style-name="T81">./plman <text:s text:c="2"/></text:span><text:span text:style-name="T87">maps/ejemplos/mapaej0.pl <text:s text:c="2"/></text:span><text:span text:style-name="T81">sol_mapaej0.pl</text:span></text:p>
          <text:p text:style-name="P85"><text:span text:style-name="T149"/></text:p>
          <text:p text:style-name="P85"><text:span text:style-name="T14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0" draw:text-style-name="P2" draw:layer="layout" svg:width="4.09cm" svg:height="0.797cm" svg:x="17.627cm" svg:y="9.3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1" draw:text-style-name="P2" draw:layer="layout" svg:width="18.263cm" svg:height="3.489cm" svg:x="3.718cm" svg:y="3.385cm">
          <text:p text:style-name="P86"><text:span text:style-name="T150">1º </text:span><text:span text:style-name="T83">Modifica </text:span><text:span text:style-name="T78">fichero solución </text:span><text:span text:style-name="T48">añadiendo la(s) acción oportuna y</text:span><text:span text:style-name="T151"> </text:span><text:span text:style-name="T144">guarda</text:span></text:p>
          <text:p text:style-name="P87"><text:span text:style-name="T81">:-</text:span><text:span text:style-name="T82"> </text:span><text:span text:style-name="T81">use_module(‘pl-man-game/main’).</text:span></text:p>
          <text:p text:style-name="P88"><text:span text:style-name="T81">¿¿¿¿¿¿Código</text:span><text:span text:style-name="T152"> </text:span><text:span text:style-name="T81">????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2" draw:text-style-name="P2" draw:layer="layout" svg:width="12.98cm" svg:height="1.063cm" svg:x="4.955cm" svg:y="1.181cm">
          <text:p text:style-name="P89"><text:span text:style-name="T22">maps/ejemplos/</text:span><text:span text:style-name="T57">mapaej0</text:span><text:span text:style-name="T22">.p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3" draw:text-style-name="P90" draw:layer="layout" svg:width="2.25cm" svg:height="1.799cm" svg:x="0.257cm" svg:y="0.1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1" draw:style-name="gr1" draw:text-style-name="P2" draw:layer="layout" svg:width="0.85cm" svg:height="14.73cm" svg:x="23.944cm" svg:y="17.492cm">
          <text:p text:style-name="P31"><text:span text:style-name="T41"><text:page-number>&lt;núme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4.848cm" svg:height="11.136cm" svg:x="3.075cm" svg:y="2.257cm" draw:page-number="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CustomShape 1" draw:style-name="gr1" draw:text-style-name="P2" draw:layer="layout" svg:width="0.492cm" svg:height="4.836cm" svg:x="0.413cm" svg:y="9.444cm">
          <text:p text:style-name="P1"><text:span text:style-name="T1">PRÁCTICAS DE M1.</text:span><text:span text:style-name="T16"> </text:span><text:span text:style-name="T1">20</text:span><text:span text:style-name="T3">18-1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4" draw:text-style-name="P91" draw:layer="layout" svg:width="1.437cm" svg:height="1.56cm" svg:x="0cm" svg:y="17.4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5" draw:text-style-name="P92" draw:layer="layout" svg:width="2.146cm" svg:height="1.687cm" svg:x="0.099cm" svg:y="0.2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6" draw:text-style-name="P93" draw:layer="layout" svg:width="15.305cm" svg:height="9.664cm" svg:x="2.246cm" svg:y="9.3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47" draw:text-style-name="P19" draw:layer="layout" svg:width="4.082cm" svg:height="4.275cm" svg:x="4.118cm" svg:y="0.599cm">
          <text:p text:style-name="P18"><text:span text:style-name="T153">Resuelve</text:span><text:span text:style-name="T154"> </text:span><text:span text:style-name="T15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2" draw:text-style-name="P2" draw:layer="layout" svg:width="12.848cm" svg:height="1.398cm" svg:x="8.299cm" svg:y="0.524cm">
          <text:p text:style-name="P89"><text:span text:style-name="T22">maps/ejemplos/</text:span><text:span text:style-name="T57">mapaej1</text:span><text:span text:style-name="T22">.p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8" draw:text-style-name="P94" draw:layer="layout" svg:width="2.25cm" svg:height="1.799cm" svg:x="0.257cm" svg:y="0.1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1" draw:text-style-name="P2" draw:layer="layout" svg:width="5.66cm" svg:height="2.339cm" svg:x="3.718cm" svg:y="5.785cm">
          <text:p text:style-name="P86"><text:span text:style-name="T150">3º</text:span><text:span text:style-name="T156"> </text:span><text:span text:style-name="T157">Ejecuta:</text:span><text:span text:style-name="T15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9" draw:style-name="gr1" draw:text-style-name="P2" draw:layer="layout" svg:width="0.85cm" svg:height="14.73cm" svg:x="23.944cm" svg:y="17.492cm">
          <text:p text:style-name="P31"><text:span text:style-name="T41"><text:page-number>&lt;núme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9" draw:text-style-name="P19" draw:layer="layout" svg:width="19.4cm" svg:height="0.873cm" svg:x="4.6cm" svg:y="7.327cm">
          <text:p text:style-name="P18"><text:span text:style-name="T159">./plman maps/ejemplos/mapaej1.pl sol1.p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0" draw:text-style-name="P95" draw:layer="layout" svg:width="14.882cm" svg:height="2.337cm" svg:x="3.718cm" svg:y="2.585cm">
          <text:p text:style-name="P84"><text:span text:style-name="T150">1º </text:span><text:span text:style-name="T160">Crea fichero</text:span><text:span text:style-name="T161"> </text:span><text:span text:style-name="T157">solución</text:span></text:p>
          <text:p text:style-name="P85"><text:span text:style-name="T150">2º </text:span><text:span text:style-name="T157">Escribe </text:span><text:span text:style-name="T160">regla </text:span><text:span text:style-name="T157">y</text:span><text:span text:style-name="T162"> </text:span><text:span text:style-name="T157">códi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5" draw:text-style-name="P2" draw:layer="layout" svg:width="9.807cm" svg:height="1.947cm" svg:x="13.593cm" svg:y="2.975cm">
          <text:p text:style-name="P96"><text:span text:style-name="T163">:- use_module(‘pl-man-game/main’). <text:s/>código…..????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5" draw:text-style-name="P2" draw:layer="layout" svg:width="8.265cm" svg:height="3.876cm" svg:x="16.721cm" svg:y="11.047cm">
          <text:p text:style-name="P18"><text:span text:style-name="T93">¿qué pasa cuando <text:s/>llega a la</text:span><text:span text:style-name="T164"> </text:span><text:span text:style-name="T93">esquina?</text:span></text:p>
          <text:p text:style-name="P97"><text:span text:style-name="T149"/></text:p>
          <text:p text:style-name="P38"><text:span text:style-name="T165">Choca con </text:span><text:span text:style-name="T166">la pared…mal</text:span><text:span text:style-name="T167"> </text:span><text:span text:style-name="T168">asun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4.848cm" svg:height="11.136cm" svg:x="3.075cm" svg:y="2.257cm" draw:page-number="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name="CustomShape 1" draw:style-name="gr1" draw:text-style-name="P2" draw:layer="layout" svg:width="0.492cm" svg:height="4.836cm" svg:x="0.413cm" svg:y="9.444cm">
          <text:p text:style-name="P1"><text:span text:style-name="T1">PRÁCTICAS DE M1.</text:span><text:span text:style-name="T16"> </text:span><text:span text:style-name="T1">20</text:span><text:span text:style-name="T3">18-1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1" draw:text-style-name="P98" draw:layer="layout" svg:width="1.437cm" svg:height="1.56cm" svg:x="0cm" svg:y="17.4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2" draw:text-style-name="P99" draw:layer="layout" svg:width="2.146cm" svg:height="1.687cm" svg:x="0.099cm" svg:y="0.2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3" draw:text-style-name="P100" draw:layer="layout" svg:width="0.006cm" svg:height="4.545cm" svg:x="22.822cm" svg:y="5.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4" draw:text-style-name="P2" draw:layer="layout" svg:width="6.981cm" svg:height="3.752cm" svg:x="2.246cm" svg:y="16.355cm">
          <text:p text:style-name="P101"><text:span text:style-name="T169">see(normal, right, ' ') <text:s/>see(normal, right, '.') <text:s/>see(normal, left, 0 ) <text:s/>see(normal, down, X</text:span><text:span text:style-name="T170"> </text:span><text:span text:style-name="T169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5" draw:text-style-name="P106" draw:layer="layout" svg:width="12.577cm" svg:height="4.045cm" svg:x="9.623cm" svg:y="16.155cm">
          <text:p text:style-name="P102"><text:span text:style-name="T171"></text:span><text:span text:style-name="T172"> </text:span><text:span text:style-name="T169">Éxito</text:span></text:p>
          <text:p text:style-name="P103"><text:span text:style-name="T171"></text:span><text:span text:style-name="T173"> </text:span><text:span text:style-name="T169">Fracaso</text:span></text:p>
          <text:p text:style-name="P104"><text:span text:style-name="T171"></text:span><text:span text:style-name="T174"> </text:span><text:span text:style-name="T169">Éxito</text:span></text:p>
          <text:p text:style-name="P105"><text:span text:style-name="T171"></text:span><text:span text:style-name="T175"> </text:span><text:span text:style-name="T169">Éxito, instancia la variable X =</text:span><text:span text:style-name="T176"> </text:span><text:span text:style-name="T169">'o'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5" draw:text-style-name="P2" draw:layer="layout" svg:width="22.888cm" svg:height="9.953cm" svg:x="1.906cm" svg:y="0.646cm">
          <text:p text:style-name="P107"><text:span text:style-name="T177">SENSOR DE</text:span><text:span text:style-name="T178"> </text:span><text:span text:style-name="T177">VISIÓN</text:span></text:p>
          <text:p text:style-name="P108"><text:span text:style-name="T77"/></text:p>
          <text:p text:style-name="P109"><text:span text:style-name="T95">Plman puede </text:span><text:span text:style-name="T103">realizar diversas </text:span><text:span text:style-name="T95">acciones</text:span><text:span text:style-name="T179"> </text:span><text:span text:style-name="T180">según lo que “vea”</text:span><text:span text:style-name="T98"> </text:span><text:span text:style-name="T95">a su </text:span><text:span text:style-name="T181">alrededor.</text:span></text:p>
          <text:p text:style-name="P110"><text:span text:style-name="T103">Predicado predefinido:</text:span><text:span text:style-name="T182"> </text:span><text:span text:style-name="T98">see/3</text:span></text:p>
          <text:p text:style-name="P111"><text:span text:style-name="T81">see(normal, DIR,</text:span><text:span text:style-name="T183"> </text:span><text:span text:style-name="T87">OBJETO)</text:span></text:p>
          <text:list text:style-name="L10">
            <text:list-item>
              <text:p text:style-name="P112"><text:span text:style-name="T98">normal: </text:span><text:span text:style-name="T95">visión de la posición </text:span><text:span text:style-name="T98">siguiente </text:span><text:span text:style-name="T95">a la ubicación de</text:span><text:span text:style-name="T103"> </text:span><text:span text:style-name="T95">Plman</text:span></text:p>
            </text:list-item>
            <text:list-item>
              <text:p text:style-name="P113"><text:span text:style-name="T98">DIR = { right, <text:s/>left, </text:span><text:span text:style-name="T184"><text:s/></text:span><text:span text:style-name="T98">down,</text:span><text:span text:style-name="T185"> </text:span><text:span text:style-name="T98">up,</text:span><text:span text:style-name="T98"><text:tab/></text:span><text:span text:style-name="T98">here, down-right, down-left, up-right, up-left</text:span><text:span text:style-name="T186"> </text:span><text:span text:style-name="T98">}</text:span></text:p>
            </text:list-item>
            <text:list-item>
              <text:p text:style-name="P114"><text:span text:style-name="T137">OBJETO: </text:span><text:span text:style-name="T103">objeto </text:span><text:span text:style-name="T95">que ve en la </text:span><text:span text:style-name="T103">dirección</text:span><text:span text:style-name="T187"> </text:span><text:span text:style-name="T95">DIR</text:span></text:p>
            </text:list-item>
          </text:list>
          <text:p text:style-name="P38"><text:span text:style-name="T149"/></text:p>
          <text:p text:style-name="P115"><text:span text:style-name="T188">Ejempl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56" draw:text-style-name="P116" draw:layer="layout" svg:width="2.858cm" svg:height="4.599cm" svg:x="19.223cm" svg:y="14.0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6" draw:text-style-name="P29" draw:layer="layout" svg:width="0.799cm" svg:height="1.199cm" svg:x="5.299cm" svg:y="0.524cm">
          <text:p/>
          <draw:enhanced-geometry draw:mirror-horizontal="false" draw:mirror-vertical="false" svg:viewBox="0 0 0 0" drawooo:sub-view-size="288289 432434" draw:text-areas="0 0 ?f0 ?f1" draw:type="ooxml-non-primitive" draw:enhanced-path="M 144018 0 L 144018 108076 0 108076 0 324103 144018 324103 144018 432053 288035 216026 144018 0 Z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17" draw:text-style-name="P30" draw:layer="layout" svg:width="0.799cm" svg:height="1.199cm" svg:x="5.299cm" svg:y="0.524cm">
          <text:p/>
          <draw:enhanced-geometry draw:mirror-horizontal="false" draw:mirror-vertical="false" svg:viewBox="0 0 0 0" drawooo:sub-view-size="288289 432434" draw:text-areas="0 0 ?f0 ?f1" draw:type="ooxml-non-primitive" draw:enhanced-path="M 0 108076 L 144018 108076 144018 0 288035 216026 144018 432053 144018 324103 0 324103 0 108076 Z N">
            <draw:equation draw:name="f0" draw:formula="logwidth"/>
            <draw:equation draw:name="f1" draw:formula="logheight"/>
          </draw:enhanced-geometry>
        </draw:custom-shape>
        <draw:custom-shape draw:name="TextShape 12" draw:style-name="gr1" draw:text-style-name="P2" draw:layer="layout" svg:width="0.85cm" svg:height="14.73cm" svg:x="23.944cm" svg:y="17.492cm">
          <text:p text:style-name="P31"><text:span text:style-name="T41"><text:page-number>&lt;núme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4.848cm" svg:height="11.136cm" svg:x="3.075cm" svg:y="2.257cm" draw:page-number="10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custom-shape draw:name="CustomShape 1" draw:style-name="gr1" draw:text-style-name="P2" draw:layer="layout" svg:width="0.492cm" svg:height="4.836cm" svg:x="0.413cm" svg:y="9.444cm">
          <text:p text:style-name="P1"><text:span text:style-name="T1">PRÁCTICAS DE M1.</text:span><text:span text:style-name="T16"> </text:span><text:span text:style-name="T1">20</text:span><text:span text:style-name="T3">18-1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7" draw:text-style-name="P117" draw:layer="layout" svg:width="1.437cm" svg:height="1.56cm" svg:x="0cm" svg:y="17.4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8" draw:text-style-name="P118" draw:layer="layout" svg:width="2.146cm" svg:height="1.687cm" svg:x="0.099cm" svg:y="0.2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5" draw:text-style-name="P2" draw:layer="layout" svg:width="13.728cm" svg:height="4.275cm" svg:x="6.372cm" svg:y="0.974cm">
          <text:p text:style-name="P18"><text:span text:style-name="T189">¿Cómo</text:span><text:span text:style-name="T190"> </text:span><text:span text:style-name="T191">se mueve</text:span><text:span text:style-name="T192"> </text:span><text:span text:style-name="T189">Plman</text:span><text:span text:style-name="T193"> </text:span><text:span text:style-name="T189">según</text:span><text:span text:style-name="T194"> </text:span><text:span text:style-name="T195">lo que</text:span><text:span text:style-name="T193"> </text:span><text:span text:style-name="T196">v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9" draw:text-style-name="P2" draw:layer="layout" svg:width="22.505cm" svg:height="5.642cm" svg:x="1.438cm" svg:y="3.261cm">
          <text:p text:style-name="P119"><text:span text:style-name="T23">Si </text:span><text:span text:style-name="T19">ve </text:span><text:span text:style-name="T23">un coco a la derecha </text:span><text:span text:style-name="T19">entonces </text:span><text:span text:style-name="T23">que se </text:span><text:span text:style-name="T19">mueva </text:span><text:span text:style-name="T23">a la</text:span><text:span text:style-name="T197"> </text:span><text:span text:style-name="T19">derecha</text:span></text:p>
          <text:p text:style-name="P120"><text:span text:style-name="T198"/></text:p>
          <text:p text:style-name="P121"><text:span text:style-name="T199">do(move(right)) </text:span><text:span text:style-name="T22">:- </text:span><text:span text:style-name="T199">see(normal,right,</text:span><text:span text:style-name="T200"> </text:span><text:span text:style-name="T22">‘.’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0" draw:text-style-name="P126" draw:layer="layout" svg:width="22.895cm" svg:height="9.688cm" svg:x="1.899cm" svg:y="9.712cm">
          <text:p text:style-name="P122"><text:span text:style-name="T201">&gt;&gt; </text:span><text:span text:style-name="T202">En </text:span><text:span text:style-name="T201">el cuerpo de una regla se pueden añadir </text:span><text:span text:style-name="T203">varios predicados </text:span><text:span text:style-name="T201">see/3 </text:span><text:span text:style-name="T202">separados <text:s/></text:span><text:span text:style-name="T201">por </text:span><text:span text:style-name="T202">comas</text:span><text:span text:style-name="T201"> </text:span><text:span text:style-name="T202">(conjunción).</text:span></text:p>
          <text:p text:style-name="P123"><text:span text:style-name="T204">Ej. </text:span><text:span text:style-name="T205">do(move(right)) </text:span><text:span text:style-name="T204">:- see(normal, down, '.'), see(normal, up, ‘</text:span><text:span text:style-name="T206"> </text:span><text:span text:style-name="T204">').</text:span></text:p>
          <text:p text:style-name="P124"><text:span text:style-name="T201">&gt;&gt; El predicado see/3 se puede</text:span><text:span text:style-name="T207"> </text:span><text:span text:style-name="T201">negar:</text:span></text:p>
          <text:p text:style-name="P125"><text:span text:style-name="T204">Ej. </text:span><text:span text:style-name="T205">not(see(normal,down,‘E’)) </text:span><text:span text:style-name="T208"></text:span><text:span text:style-name="T209"> </text:span><text:span text:style-name="T84">tendrá </text:span><text:span text:style-name="T78">éxito </text:span><text:span text:style-name="T48">si no </text:span><text:span text:style-name="T84">hay </text:span><text:span text:style-name="T48">enemigo</text:span><text:span text:style-name="T210"> </text:span><text:span text:style-name="T48">abaj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6" draw:text-style-name="P29" draw:layer="layout" svg:width="0.799cm" svg:height="1.199cm" svg:x="5.299cm" svg:y="0.924cm">
          <text:p/>
          <draw:enhanced-geometry draw:mirror-horizontal="false" draw:mirror-vertical="false" svg:viewBox="0 0 0 0" drawooo:sub-view-size="288289 432434" draw:text-areas="0 0 ?f0 ?f1" draw:type="ooxml-non-primitive" draw:enhanced-path="M 144018 0 L 144018 108076 0 108076 0 324103 144018 324103 144018 432053 288035 216026 144018 0 Z N">
            <draw:equation draw:name="f0" draw:formula="logwidth"/>
            <draw:equation draw:name="f1" draw:formula="logheight"/>
          </draw:enhanced-geometry>
        </draw:custom-shape>
        <draw:custom-shape draw:name="CustomShape 8" draw:style-name="gr17" draw:text-style-name="P30" draw:layer="layout" svg:width="0.799cm" svg:height="1.199cm" svg:x="5.299cm" svg:y="0.924cm">
          <text:p/>
          <draw:enhanced-geometry draw:mirror-horizontal="false" draw:mirror-vertical="false" svg:viewBox="0 0 0 0" drawooo:sub-view-size="288289 432434" draw:text-areas="0 0 ?f0 ?f1" draw:type="ooxml-non-primitive" draw:enhanced-path="M 0 108076 L 144018 108076 144018 0 288035 216026 144018 432053 144018 324103 0 324103 0 108076 Z N">
            <draw:equation draw:name="f0" draw:formula="logwidth"/>
            <draw:equation draw:name="f1" draw:formula="logheight"/>
          </draw:enhanced-geometry>
        </draw:custom-shape>
        <draw:custom-shape draw:name="TextShape 9" draw:style-name="gr1" draw:text-style-name="P2" draw:layer="layout" svg:width="0.85cm" svg:height="14.73cm" svg:x="23.944cm" svg:y="17.492cm">
          <text:p text:style-name="P31"><text:span text:style-name="T41"><text:page-number>&lt;núme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1.136cm" svg:height="11.136cm" svg:x="4.931cm" svg:y="2.257cm" draw:page-number="1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draw:custom-shape draw:name="CustomShape 1" draw:style-name="gr1" draw:text-style-name="P2" draw:layer="layout" svg:width="0.492cm" svg:height="4.836cm" svg:x="0.413cm" svg:y="9.444cm">
          <text:p text:style-name="P1"><text:span text:style-name="T1">PRÁCTICAS DE M1.</text:span><text:span text:style-name="T16"> </text:span><text:span text:style-name="T1">20</text:span><text:span text:style-name="T3">18-1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1" draw:text-style-name="P127" draw:layer="layout" svg:width="1.437cm" svg:height="1.56cm" svg:x="0cm" svg:y="17.4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2" draw:text-style-name="P128" draw:layer="layout" svg:width="2.146cm" svg:height="1.687cm" svg:x="0.099cm" svg:y="0.2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1" draw:text-style-name="P2" draw:layer="layout" svg:width="20.353cm" svg:height="5.809cm" svg:x="3.59cm" svg:y="2.514cm">
          <text:p text:style-name="P86"><text:span text:style-name="T48">1º </text:span><text:span text:style-name="T83">Modifica </text:span><text:span text:style-name="T78">fichero solución </text:span><text:span text:style-name="T48">añadiendo las acciones oportunas y</text:span><text:span text:style-name="T211"> </text:span><text:span text:style-name="T144">guarda</text:span></text:p>
          <text:p text:style-name="P87"><text:span text:style-name="T81">:-</text:span><text:span text:style-name="T82"> </text:span><text:span text:style-name="T81">use_module(‘pl-man-game/main’).</text:span></text:p>
          <text:p text:style-name="P129"><text:span text:style-name="T81">Código</text:span><text:span text:style-name="T152"> </text:span><text:span text:style-name="T81">?????</text:span></text:p>
          <text:p text:style-name="P130"><text:span text:style-name="T48">2º </text:span><text:span text:style-name="T83">Ejecuta:</text:span></text:p>
          <text:p text:style-name="P85"><text:span text:style-name="T146">…</text:span><text:span text:style-name="T146">Escritorio</text:span><text:span text:style-name="T212"> </text:span><text:span text:style-name="T147">$</text:span><text:span text:style-name="T213"> </text:span><text:span text:style-name="T81">./plman</text:span><text:span text:style-name="T81"><text:tab/></text:span><text:span text:style-name="T87">maps/ejemplos/mapaej1.pl</text:span><text:span text:style-name="T87"><text:tab/></text:span><text:span text:style-name="T81">tu_fichero.p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5" draw:text-style-name="P2" draw:layer="layout" svg:width="2.961cm" svg:height="4.275cm" svg:x="4.118cm" svg:y="0.599cm">
          <text:p text:style-name="P18"><text:span text:style-name="T153">Resuelve</text:span><text:span text:style-name="T154"> </text:span><text:span text:style-name="T15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2" draw:text-style-name="P2" draw:layer="layout" svg:width="12.227cm" svg:height="1.398cm" svg:x="7.47cm" svg:y="0.68cm">
          <text:p text:style-name="P89"><text:span text:style-name="T22">maps/ejemplos/</text:span><text:span text:style-name="T57">mapaej1</text:span><text:span text:style-name="T22">.p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3" draw:text-style-name="P131" draw:layer="layout" svg:width="2.25cm" svg:height="1.799cm" svg:x="0.257cm" svg:y="0.1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4" draw:text-style-name="P132" draw:layer="layout" svg:width="19.217cm" svg:height="10.703cm" svg:x="3.59cm" svg:y="12.1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9" draw:style-name="gr1" draw:text-style-name="P2" draw:layer="layout" svg:width="0.85cm" svg:height="14.73cm" svg:x="23.944cm" svg:y="17.492cm">
          <text:p text:style-name="P31"><text:span text:style-name="T41"><text:page-number>&lt;núme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4.848cm" svg:height="11.136cm" svg:x="3.075cm" svg:y="2.257cm" draw:page-number="1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draw:custom-shape draw:name="CustomShape 1" draw:style-name="gr1" draw:text-style-name="P2" draw:layer="layout" svg:width="0.492cm" svg:height="4.836cm" svg:x="0.413cm" svg:y="9.444cm">
          <text:p text:style-name="P1"><text:span text:style-name="T1">PRÁCTICAS DE M1.</text:span><text:span text:style-name="T16"> </text:span><text:span text:style-name="T1">20</text:span><text:span text:style-name="T3">18-1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5" draw:text-style-name="P133" draw:layer="layout" svg:width="1.437cm" svg:height="1.56cm" svg:x="0cm" svg:y="17.4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6" draw:text-style-name="P134" draw:layer="layout" svg:width="2.146cm" svg:height="1.687cm" svg:x="0.099cm" svg:y="0.2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5" draw:text-style-name="P2" draw:layer="layout" svg:width="15.705cm" svg:height="6.338cm" svg:x="4.796cm" svg:y="3.248cm">
          <text:p text:style-name="P135"><text:span text:style-name="T83">Cuando veas un coco </text:span><text:span text:style-name="T144">entonces muévete </text:span><text:span text:style-name="T83">en esa</text:span><text:span text:style-name="T214"> </text:span><text:span text:style-name="T83">dirección</text:span></text:p>
          <text:p text:style-name="P136"><text:span text:style-name="T77"/></text:p>
          <text:p text:style-name="P137"><text:span text:style-name="T215">do(move(DIR)) </text:span><text:span text:style-name="T216">:- </text:span><text:span text:style-name="T215">see(normal,DIR,</text:span><text:span text:style-name="T217"> </text:span><text:span text:style-name="T216">‘.’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7" draw:text-style-name="P141" draw:layer="layout" svg:width="22.286cm" svg:height="7.875cm" svg:x="2.508cm" svg:y="10.725cm">
          <text:p text:style-name="P138"><text:span text:style-name="T201">&gt;&gt; </text:span><text:span text:style-name="T202">En cada </text:span><text:span text:style-name="T201">regla sólo se ejecuta una </text:span><text:span text:style-name="T218">una</text:span><text:span text:style-name="T219"> </text:span><text:span text:style-name="T218">acción</text:span><text:span text:style-name="T201">.</text:span></text:p>
          <text:p text:style-name="P139"><text:span text:style-name="T201">&gt;&gt; </text:span><text:span text:style-name="T220">Para </text:span><text:span text:style-name="T218">cada turno</text:span><text:span text:style-name="T221"> </text:span><text:span text:style-name="T202">(golpe </text:span><text:span text:style-name="T201">espaciador) se ejecuta una </text:span><text:span text:style-name="T202">acción</text:span><text:span text:style-name="T222"> </text:span><text:span text:style-name="T202">diferente.</text:span></text:p>
          <text:p text:style-name="P139"><text:span text:style-name="T201">&gt;&gt; </text:span><text:span text:style-name="T221">Se escriben </text:span><text:span text:style-name="T223">tantas </text:span><text:span text:style-name="T221">reglas </text:span><text:span text:style-name="T202">como </text:span><text:span text:style-name="T221">condiciones </text:span><text:span text:style-name="T201">puedan </text:span><text:span text:style-name="T202">pasarle </text:span><text:span text:style-name="T201">a</text:span><text:span text:style-name="T224"> </text:span><text:span text:style-name="T201">Plman.</text:span></text:p>
          <text:p text:style-name="P140"><text:span text:style-name="T201">&gt;&gt; El </text:span><text:span text:style-name="T221">orden </text:span><text:span text:style-name="T201">en que se escriben las reglas es </text:span><text:span text:style-name="T221">MUY</text:span><text:span text:style-name="T225"> </text:span><text:span text:style-name="T226">importa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5" draw:text-style-name="P2" draw:layer="layout" svg:width="5.769cm" svg:height="4.275cm" svg:x="4.118cm" svg:y="0.599cm">
          <text:p text:style-name="P18"><text:span text:style-name="T227">Prueba </text:span><text:span text:style-name="T228">enmapaej1.p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8" draw:text-style-name="P142" draw:layer="layout" svg:width="2.25cm" svg:height="1.799cm" svg:x="0.257cm" svg:y="0.1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1" draw:text-style-name="P2" draw:layer="layout" svg:width="0.85cm" svg:height="14.73cm" svg:x="23.944cm" svg:y="17.492cm">
          <text:p text:style-name="P31"><text:span text:style-name="T41"><text:page-number>&lt;núme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4.848cm" svg:height="11.136cm" svg:x="3.075cm" svg:y="2.257cm" draw:page-number="1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draw:custom-shape draw:name="CustomShape 1" draw:style-name="gr1" draw:text-style-name="P2" draw:layer="layout" svg:width="0.492cm" svg:height="4.836cm" svg:x="0.413cm" svg:y="9.444cm">
          <text:p text:style-name="P1"><text:span text:style-name="T1">PRÁCTICAS DE M1.</text:span><text:span text:style-name="T16"> </text:span><text:span text:style-name="T1">20</text:span><text:span text:style-name="T3">18-1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9" draw:text-style-name="P143" draw:layer="layout" svg:width="1.437cm" svg:height="1.56cm" svg:x="0cm" svg:y="17.4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0" draw:text-style-name="P144" draw:layer="layout" svg:width="2.146cm" svg:height="1.687cm" svg:x="0.099cm" svg:y="0.2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1" draw:text-style-name="P145" draw:layer="layout" svg:width="17.249cm" svg:height="9.858cm" svg:x="3.146cm" svg:y="3.7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5" draw:text-style-name="P2" draw:layer="layout" svg:width="2.563cm" svg:height="4.275cm" svg:x="4.118cm" svg:y="0.599cm">
          <text:p text:style-name="P18"><text:span text:style-name="T227">Prueba</text:span><text:span text:style-name="T229"> </text:span><text:span text:style-name="T15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2" draw:text-style-name="P2" draw:layer="layout" svg:width="12.982cm" svg:height="1.398cm" svg:x="8.299cm" svg:y="0.524cm">
          <text:p text:style-name="P89"><text:span text:style-name="T22">maps/ejemplos/</text:span><text:span text:style-name="T57">mapaej</text:span><text:span text:style-name="T230">3</text:span><text:span text:style-name="T22">.p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2" draw:text-style-name="P146" draw:layer="layout" svg:width="2.25cm" svg:height="1.799cm" svg:x="0.257cm" svg:y="0.1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9" draw:style-name="gr1" draw:text-style-name="P2" draw:layer="layout" svg:width="0.85cm" svg:height="14.73cm" svg:x="23.944cm" svg:y="17.492cm">
          <text:p text:style-name="P31"><text:span text:style-name="T41"><text:page-number>&lt;núme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4.848cm" svg:height="11.136cm" svg:x="3.075cm" svg:y="2.257cm" draw:page-number="1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draw:custom-shape draw:name="CustomShape 1" draw:style-name="gr73" draw:text-style-name="P147" draw:layer="layout" svg:width="0.492cm" svg:height="4.836cm" svg:x="0.413cm" svg:y="9.444cm">
          <text:p text:style-name="P1"><text:span text:style-name="T1">PRÁCTICAS DE M1.</text:span><text:span text:style-name="T16"> </text:span><text:span text:style-name="T1">20</text:span><text:span text:style-name="T3">18-1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4" draw:text-style-name="P143" draw:layer="layout" svg:width="1.437cm" svg:height="1.56cm" svg:x="0cm" svg:y="17.4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5" draw:text-style-name="P144" draw:layer="layout" svg:width="2.146cm" svg:height="1.687cm" svg:x="0.099cm" svg:y="0.2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6" draw:text-style-name="P145" draw:layer="layout" svg:width="17.249cm" svg:height="9.858cm" svg:x="3.146cm" svg:y="3.7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77" draw:text-style-name="P19" draw:layer="layout" svg:width="2.563cm" svg:height="4.275cm" svg:x="4.118cm" svg:y="0.599cm">
          <text:p text:style-name="P18"><text:span text:style-name="T227">Prueba</text:span><text:span text:style-name="T229"> </text:span><text:span text:style-name="T15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8" draw:text-style-name="P148" draw:layer="layout" svg:width="12.982cm" svg:height="1.398cm" svg:x="8.299cm" svg:y="0.524cm">
          <text:p text:style-name="P89"><text:span text:style-name="T22">maps/ejemplos/</text:span><text:span text:style-name="T57">mapaej</text:span><text:span text:style-name="T230">3</text:span><text:span text:style-name="T22">.p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9" draw:text-style-name="P146" draw:layer="layout" svg:width="2.25cm" svg:height="1.799cm" svg:x="0.257cm" svg:y="0.1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9" draw:style-name="gr80" draw:text-style-name="P149" draw:layer="layout" svg:width="0.85cm" svg:height="14.73cm" svg:x="23.944cm" svg:y="17.492cm">
          <text:p text:style-name="P31"><text:span text:style-name="T41"><text:page-number>&lt;núme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1" draw:text-style-name="P150" draw:layer="layout" svg:width="15cm" svg:height="4.591cm" svg:x="4.2cm" svg:y="14.393cm">
          <draw:text-box>
            <text:p><text:span text:style-name="T231">do(move(left)) :- see(normal,left,'.').</text:span></text:p>
            <text:p><text:span text:style-name="T231">do(move(right)) :- see(normal,right,'.').</text:span></text:p>
            <text:p><text:span text:style-name="T231">do(move(down)) :- see(normal,down,'.').</text:span></text:p>
            <text:p><text:span text:style-name="T231">do(get(left)) :- see(normal,left,'a').</text:span></text:p>
            <text:p><text:span text:style-name="T231">do(use(down)) :- see(normal,down,'-').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">
        <draw:custom-shape draw:name="CustomShape 1" draw:style-name="gr73" draw:text-style-name="P147" draw:layer="layout" svg:width="0.492cm" svg:height="4.836cm" svg:x="0.413cm" svg:y="9.444cm">
          <text:p text:style-name="P1"><text:span text:style-name="T1">PRÁCTICAS DE M1.</text:span><text:span text:style-name="T16"> </text:span><text:span text:style-name="T1">20</text:span><text:span text:style-name="T3">18-1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4" draw:text-style-name="P143" draw:layer="layout" svg:width="1.437cm" svg:height="1.56cm" svg:x="0cm" svg:y="17.4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5" draw:text-style-name="P144" draw:layer="layout" svg:width="2.146cm" svg:height="1.687cm" svg:x="0.099cm" svg:y="0.2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2" draw:text-style-name="P152" draw:layer="layout" svg:width="19cm" svg:height="7cm" svg:x="4cm" svg:y="14.2cm">
          <text:p text:style-name="P151"><text:span text:style-name="T232">:-</text:span><text:span text:style-name="T233"> </text:span><text:span text:style-name="T232">use_module('pl-man-game/main').</text:span></text:p>
          <text:p text:style-name="P38"><text:span text:style-name="T234"/></text:p>
          <text:p text:style-name="P38"><text:span text:style-name="T232">do(move(DIR)) :-</text:span><text:span text:style-name="T235"> </text:span><text:span text:style-name="T232">see(normal,DIR,'.’).</text:span></text:p>
          <text:p text:style-name="P38"><text:span text:style-name="T234"/></text:p>
          <text:p text:style-name="P38"><text:span text:style-name="T232">do(get(DIR)) :-</text:span><text:span text:style-name="T236"> </text:span><text:span text:style-name="T232">see(normal,DIR,'a').</text:span></text:p>
          <text:p text:style-name="P38"><text:span text:style-name="T234"/></text:p>
          <text:p text:style-name="P38"><text:span text:style-name="T237">do(use(DIR)) </text:span><text:span text:style-name="T232">:-</text:span><text:span text:style-name="T238"> </text:span><text:span text:style-name="T232">see(normal,DIR,'-'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6" draw:text-style-name="P145" draw:layer="layout" svg:width="17.249cm" svg:height="9.858cm" svg:x="3.146cm" svg:y="3.7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77" draw:text-style-name="P19" draw:layer="layout" svg:width="2.563cm" svg:height="4.275cm" svg:x="4.118cm" svg:y="0.599cm">
          <text:p text:style-name="P18"><text:span text:style-name="T227">Prueba</text:span><text:span text:style-name="T229"> </text:span><text:span text:style-name="T15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8" draw:text-style-name="P148" draw:layer="layout" svg:width="12.982cm" svg:height="1.398cm" svg:x="8.299cm" svg:y="0.524cm">
          <text:p text:style-name="P89"><text:span text:style-name="T22">maps/ejemplos/</text:span><text:span text:style-name="T57">mapaej</text:span><text:span text:style-name="T230">3</text:span><text:span text:style-name="T22">.p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9" draw:text-style-name="P146" draw:layer="layout" svg:width="2.25cm" svg:height="1.799cm" svg:x="0.257cm" svg:y="0.1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9" draw:style-name="gr80" draw:text-style-name="P149" draw:layer="layout" svg:width="0.85cm" svg:height="14.73cm" svg:x="23.944cm" svg:y="17.492cm">
          <text:p text:style-name="P31"><text:span text:style-name="T41"><text:page-number>&lt;núme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4.848cm" svg:height="11.136cm" svg:x="3.075cm" svg:y="2.257cm" draw:page-number="1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20_Slide">
        <draw:custom-shape draw:name="CustomShape 1" draw:style-name="gr1" draw:text-style-name="P2" draw:layer="layout" svg:width="0.492cm" svg:height="4.836cm" svg:x="0.413cm" svg:y="9.444cm">
          <text:p text:style-name="P1"><text:span text:style-name="T1">PRÁCTICAS DE M1.</text:span><text:span text:style-name="T16"> </text:span><text:span text:style-name="T1">20</text:span><text:span text:style-name="T3">18-1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3" draw:text-style-name="P153" draw:layer="layout" svg:width="1.437cm" svg:height="1.56cm" svg:x="0cm" svg:y="17.4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4" draw:text-style-name="P154" draw:layer="layout" svg:width="2.146cm" svg:height="1.687cm" svg:x="0.099cm" svg:y="0.2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5" draw:text-style-name="P2" draw:layer="layout" svg:width="21.459cm" svg:height="7.546cm" svg:x="2.4cm" svg:y="2.454cm">
          <text:list text:style-name="L11">
            <text:list-item>
              <text:p text:style-name="P155"><text:span text:style-name="T239">Son </text:span><text:span text:style-name="T240">predicados </text:span><text:span text:style-name="T239">que </text:span><text:span text:style-name="T241">ya están </text:span><text:span text:style-name="T239">definidos en </text:span><text:span text:style-name="T240">SWI-PROLOG </text:span><text:span text:style-name="T239">y que tienen alguna <text:s/>funcionalidad asociada. Sólo pueden </text:span><text:span text:style-name="T240">utilizarse </text:span><text:span text:style-name="T239">en </text:span><text:span text:style-name="T240">preguntas </text:span><text:span text:style-name="T239">al </text:span><text:span text:style-name="T241">intérprete </text:span><text:span text:style-name="T239">o en el <text:s/>cuerpo de una</text:span><text:span text:style-name="T242"> </text:span><text:span text:style-name="T240">regla.</text:span></text:p>
            </text:list-item>
          </text:list>
          <text:p text:style-name="P156"><text:span text:style-name="T234"/></text:p>
          <text:list text:continue-numbering="true" text:style-name="L11">
            <text:list-item>
              <text:p text:style-name="P35"><text:span text:style-name="T243">Cuidado! </text:span><text:span text:style-name="T239">El usuario no puede </text:span><text:span text:style-name="T240">utilizar </text:span><text:span text:style-name="T239">el nombre de </text:span><text:span text:style-name="T241">estos </text:span><text:span text:style-name="T240">predicados como <text:s/></text:span><text:span text:style-name="T239">nombre de sus </text:span><text:span text:style-name="T240">propios predicados </text:span><text:span text:style-name="T239">porque no se pueden</text:span><text:span text:style-name="T244"> </text:span><text:span text:style-name="T245">redefinir.</text:span></text:p>
            </text:list-item>
          </text:list>
          <text:p text:style-name="P157"><text:span text:style-name="T243"><text:s/></text:span></text:p>
          <text:list text:continue-numbering="true" text:style-name="L11">
            <text:list-item>
              <text:p text:style-name="P158"><text:span text:style-name="T246">Para </text:span><text:span text:style-name="T239">conocer los </text:span><text:span text:style-name="T240">predicados </text:span><text:span text:style-name="T239">predefinidos de </text:span><text:span text:style-name="T240">SWI-Prolog </text:span><text:span text:style-name="T239">podemos </text:span><text:span text:style-name="T240">utilizar </text:span><text:span text:style-name="T239">la <text:s/></text:span><text:span text:style-name="T240">ayuda, </text:span><text:span text:style-name="T239">poniendo </text:span><text:span text:style-name="T247">?- </text:span><text:span text:style-name="T248">help. </text:span><text:span text:style-name="T239">en el </text:span><text:span text:style-name="T241">intérprete </text:span><text:span text:style-name="T239">(</text:span><text:span text:style-name="T247">swipl</text:span><text:span text:style-name="T239">) o </text:span><text:span text:style-name="T240">mirar </text:span><text:span text:style-name="T239">el manual de</text:span><text:span text:style-name="T249"> </text:span><text:span text:style-name="T240">SWI-Prolog</text:span><text:span text:style-name="T250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85" draw:text-style-name="P19" draw:layer="layout" svg:width="22cm" svg:height="4.275cm" svg:x="3.4cm" svg:y="0.886cm">
          <text:p text:style-name="P18"><text:span text:style-name="T110">PREDICADOS PREDEFINIDOS EN</text:span><text:span text:style-name="T251"> </text:span><text:span text:style-name="T109">SWI-PROLO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86" draw:text-style-name="P164" draw:layer="layout" svg:width="20.4cm" svg:height="7.6cm" svg:x="2.8cm" svg:y="13.4cm">
          <text:p text:style-name="P159"><text:span text:style-name="T252">Un </text:span><text:span text:style-name="T253">predicado predefinido </text:span><text:span text:style-name="T254">para </text:span><text:span text:style-name="T252">escribir por </text:span><text:span text:style-name="T253">pantalla </text:span><text:span text:style-name="T252">es </text:span><text:span text:style-name="T253">write/1</text:span><text:span text:style-name="T255"> </text:span><text:span text:style-name="T252">:</text:span></text:p>
          <text:p text:style-name="P160"><text:span text:style-name="T256">write(A): </text:span><text:span text:style-name="T252">Escribe el </text:span><text:span text:style-name="T253">átomo </text:span><text:span text:style-name="T252">A por </text:span><text:span text:style-name="T253">pantalla</text:span></text:p>
          <text:p text:style-name="P161"><text:span text:style-name="T257">write(‘Aquí empieza tu</text:span><text:span text:style-name="T258"> </text:span><text:span text:style-name="T257">aventura’).</text:span></text:p>
          <text:p text:style-name="P162"><text:span text:style-name="T256">writeln(A): </text:span><text:span text:style-name="T252">Añade un </text:span><text:span text:style-name="T253">retorno </text:span><text:span text:style-name="T252">de </text:span><text:span text:style-name="T254">carro </text:span><text:span text:style-name="T252">al</text:span><text:span text:style-name="T259"> </text:span><text:span text:style-name="T252">final</text:span></text:p>
          <text:p text:style-name="P163"><text:span text:style-name="T260">writeln(‘Aquí empieza tu</text:span><text:span text:style-name="T261"> </text:span><text:span text:style-name="T260">aventura’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9" draw:style-name="gr1" draw:text-style-name="P2" draw:layer="layout" svg:width="0.85cm" svg:height="14.73cm" svg:x="23.944cm" svg:y="17.492cm">
          <text:p text:style-name="P31"><text:span text:style-name="T41"><text:page-number>&lt;núme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4.848cm" svg:height="11.136cm" svg:x="3.075cm" svg:y="2.257cm" draw:page-number="1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_20_Slide">
        <draw:custom-shape draw:name="CustomShape 1" draw:style-name="gr1" draw:text-style-name="P2" draw:layer="layout" svg:width="0.492cm" svg:height="4.836cm" svg:x="0.413cm" svg:y="9.444cm">
          <text:p text:style-name="P1"><text:span text:style-name="T1">PRÁCTICAS DE M1.</text:span><text:span text:style-name="T16"> </text:span><text:span text:style-name="T1">20</text:span><text:span text:style-name="T3">18-1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7" draw:text-style-name="P165" draw:layer="layout" svg:width="1.437cm" svg:height="1.56cm" svg:x="0cm" svg:y="17.4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8" draw:text-style-name="P166" draw:layer="layout" svg:width="2.146cm" svg:height="1.687cm" svg:x="0.099cm" svg:y="0.2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9" draw:text-style-name="P2" draw:layer="layout" svg:width="19.271cm" svg:height="2.456cm" svg:x="4.21cm" svg:y="4.8cm">
          <text:p text:style-name="P167"><text:span text:style-name="T232">:-</text:span><text:span text:style-name="T262"> </text:span><text:span text:style-name="T232">use_module('pl-man-game/main').</text:span></text:p>
          <text:p text:style-name="P168"><text:span text:style-name="T234"/></text:p>
          <text:p text:style-name="P38"><text:span text:style-name="T232">do(move(left)) :-</text:span><text:span text:style-name="T263"> </text:span><text:span text:style-name="T232">see(normal,left,'.’),</text:span></text:p>
          <text:p text:style-name="P169"><text:span text:style-name="T237">writeln(‘Me </text:span><text:span text:style-name="T264">he </text:span><text:span text:style-name="T232">comido </text:span><text:span text:style-name="T264">un</text:span><text:span text:style-name="T265"> </text:span><text:span text:style-name="T232">coco’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5" draw:text-style-name="P2" draw:layer="layout" svg:width="17.524cm" svg:height="4.275cm" svg:x="3.665cm" svg:y="1.974cm">
          <text:p text:style-name="P18"><text:span text:style-name="T266">Cuando </text:span><text:span text:style-name="T267">resuelvas </text:span><text:span text:style-name="T266">un mapa es muy útil saber lo que “ </text:span><text:span text:style-name="T267">está </text:span><text:span text:style-name="T266">pasando” <text:s/></text:span><text:span text:style-name="T267">Escríbete</text:span><text:span text:style-name="T268"> </text:span><text:span text:style-name="T266">mensaj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90" draw:text-style-name="P170" draw:layer="layout" svg:width="15.032cm" svg:height="9.644cm" svg:x="4.665cm" svg:y="9.3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1" draw:text-style-name="P2" draw:layer="layout" svg:width="0.85cm" svg:height="14.73cm" svg:x="23.944cm" svg:y="17.492cm">
          <text:p text:style-name="P31"><text:span text:style-name="T41"><text:page-number>&lt;núme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4.848cm" svg:height="11.136cm" svg:x="3.075cm" svg:y="2.257cm" draw:page-number="1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Cambria" svg:font-family="Cambria"/>
    <style:font-face style:name="DejaVu Sans" svg:font-family="'DejaVu Sans'"/>
    <style:font-face style:name="Ebrima" svg:font-family="Ebrima"/>
    <style:font-face style:name="Symbol" svg:font-family="Symbol"/>
    <style:font-face style:name="Times New Roman" svg:font-family="'Times New Roman'"/>
    <style:font-face style:name="Wingdings" svg:font-family="Wingding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20100000780000005A0BD66211A5C6862EE.png" xlink:type="simple" xlink:show="embed" xlink:actuate="onLoad"/>
    <draw:fill-image draw:name="msFillBitmap_20_10" draw:display-name="msFillBitmap 10" xlink:href="Pictures/10000000000000D1000000AB7ABAB79EFDF8052A.jpg" xlink:type="simple" xlink:show="embed" xlink:actuate="onLoad"/>
    <draw:fill-image draw:name="msFillBitmap_20_11" draw:display-name="msFillBitmap 11" xlink:href="Pictures/10000201000000720000007BB3EFC854FF02CA88.png" xlink:type="simple" xlink:show="embed" xlink:actuate="onLoad"/>
    <draw:fill-image draw:name="msFillBitmap_20_12" draw:display-name="msFillBitmap 12" xlink:href="Pictures/10000000000000D1000000AB7ABAB79EFDF8052A.jpg" xlink:type="simple" xlink:show="embed" xlink:actuate="onLoad"/>
    <draw:fill-image draw:name="msFillBitmap_20_13" draw:display-name="msFillBitmap 13" xlink:href="Pictures/10000201000000AB000000898A483FFA04812F3F.png" xlink:type="simple" xlink:show="embed" xlink:actuate="onLoad"/>
    <draw:fill-image draw:name="msFillBitmap_20_14" draw:display-name="msFillBitmap 14" xlink:href="Pictures/1000020100000780000005A0BD66211A5C6862EE.png" xlink:type="simple" xlink:show="embed" xlink:actuate="onLoad"/>
    <draw:fill-image draw:name="msFillBitmap_20_15" draw:display-name="msFillBitmap 15" xlink:href="Pictures/100002010000004C0000008A712D9E834E2598C7.png" xlink:type="simple" xlink:show="embed" xlink:actuate="onLoad"/>
    <draw:fill-image draw:name="msFillBitmap_20_16" draw:display-name="msFillBitmap 16" xlink:href="Pictures/10000201000000720000007BB3EFC854FF02CA88.png" xlink:type="simple" xlink:show="embed" xlink:actuate="onLoad"/>
    <draw:fill-image draw:name="msFillBitmap_20_17" draw:display-name="msFillBitmap 17" xlink:href="Pictures/10000000000000D1000000AB7ABAB79EFDF8052A.jpg" xlink:type="simple" xlink:show="embed" xlink:actuate="onLoad"/>
    <draw:fill-image draw:name="msFillBitmap_20_18" draw:display-name="msFillBitmap 18" xlink:href="Pictures/1000020100000482000002C58D7887957BC9426A.png" xlink:type="simple" xlink:show="embed" xlink:actuate="onLoad"/>
    <draw:fill-image draw:name="msFillBitmap_20_19" draw:display-name="msFillBitmap 19" xlink:href="Pictures/10000201000000AB000000898A483FFA04812F3F.png" xlink:type="simple" xlink:show="embed" xlink:actuate="onLoad"/>
    <draw:fill-image draw:name="msFillBitmap_20_2" draw:display-name="msFillBitmap 2" xlink:href="Pictures/100002010000004C0000008A712D9E834E2598C7.png" xlink:type="simple" xlink:show="embed" xlink:actuate="onLoad"/>
    <draw:fill-image draw:name="msFillBitmap_20_20" draw:display-name="msFillBitmap 20" xlink:href="Pictures/10000201000000720000007BB3EFC854FF02CA88.png" xlink:type="simple" xlink:show="embed" xlink:actuate="onLoad"/>
    <draw:fill-image draw:name="msFillBitmap_20_21" draw:display-name="msFillBitmap 21" xlink:href="Pictures/10000000000000D1000000AB7ABAB79EFDF8052A.jpg" xlink:type="simple" xlink:show="embed" xlink:actuate="onLoad"/>
    <draw:fill-image draw:name="msFillBitmap_20_22" draw:display-name="msFillBitmap 22" xlink:href="Pictures/10000201000000720000007BB3EFC854FF02CA88.png" xlink:type="simple" xlink:show="embed" xlink:actuate="onLoad"/>
    <draw:fill-image draw:name="msFillBitmap_20_23" draw:display-name="msFillBitmap 23" xlink:href="Pictures/10000000000000D1000000AB7ABAB79EFDF8052A.jpg" xlink:type="simple" xlink:show="embed" xlink:actuate="onLoad"/>
    <draw:fill-image draw:name="msFillBitmap_20_24" draw:display-name="msFillBitmap 24" xlink:href="Pictures/10000201000000720000007BB3EFC854FF02CA88.png" xlink:type="simple" xlink:show="embed" xlink:actuate="onLoad"/>
    <draw:fill-image draw:name="msFillBitmap_20_25" draw:display-name="msFillBitmap 25" xlink:href="Pictures/10000000000000D1000000AB7ABAB79EFDF8052A.jpg" xlink:type="simple" xlink:show="embed" xlink:actuate="onLoad"/>
    <draw:fill-image draw:name="msFillBitmap_20_26" draw:display-name="msFillBitmap 26" xlink:href="Pictures/10000201000000AB000000898A483FFA04812F3F.png" xlink:type="simple" xlink:show="embed" xlink:actuate="onLoad"/>
    <draw:fill-image draw:name="msFillBitmap_20_27" draw:display-name="msFillBitmap 27" xlink:href="Pictures/10000201000000720000007BB3EFC854FF02CA88.png" xlink:type="simple" xlink:show="embed" xlink:actuate="onLoad"/>
    <draw:fill-image draw:name="msFillBitmap_20_28" draw:display-name="msFillBitmap 28" xlink:href="Pictures/10000000000000D1000000AB7ABAB79EFDF8052A.jpg" xlink:type="simple" xlink:show="embed" xlink:actuate="onLoad"/>
    <draw:fill-image draw:name="msFillBitmap_20_29" draw:display-name="msFillBitmap 29" xlink:href="Pictures/1000020100000482000001D359AEB8D24624ED89.png" xlink:type="simple" xlink:show="embed" xlink:actuate="onLoad"/>
    <draw:fill-image draw:name="msFillBitmap_20_3" draw:display-name="msFillBitmap 3" xlink:href="Pictures/10000201000000720000007BB3EFC854FF02CA88.png" xlink:type="simple" xlink:show="embed" xlink:actuate="onLoad"/>
    <draw:fill-image draw:name="msFillBitmap_20_30" draw:display-name="msFillBitmap 30" xlink:href="Pictures/10000201000000AB000000898A483FFA04812F3F.png" xlink:type="simple" xlink:show="embed" xlink:actuate="onLoad"/>
    <draw:fill-image draw:name="msFillBitmap_20_31" draw:display-name="msFillBitmap 31" xlink:href="Pictures/10000201000000720000007BB3EFC854FF02CA88.png" xlink:type="simple" xlink:show="embed" xlink:actuate="onLoad"/>
    <draw:fill-image draw:name="msFillBitmap_20_32" draw:display-name="msFillBitmap 32" xlink:href="Pictures/10000000000000D1000000AB7ABAB79EFDF8052A.jpg" xlink:type="simple" xlink:show="embed" xlink:actuate="onLoad"/>
    <draw:fill-image draw:name="msFillBitmap_20_33" draw:display-name="msFillBitmap 33" xlink:href="Pictures/10000201000000010000016675CD31D47F9335BB.png" xlink:type="simple" xlink:show="embed" xlink:actuate="onLoad"/>
    <draw:fill-image draw:name="msFillBitmap_20_34" draw:display-name="msFillBitmap 34" xlink:href="Pictures/100000000000005D0000009F79BC1A8DC657573F.jpg" xlink:type="simple" xlink:show="embed" xlink:actuate="onLoad"/>
    <draw:fill-image draw:name="msFillBitmap_20_35" draw:display-name="msFillBitmap 35" xlink:href="Pictures/10000201000000720000007BB3EFC854FF02CA88.png" xlink:type="simple" xlink:show="embed" xlink:actuate="onLoad"/>
    <draw:fill-image draw:name="msFillBitmap_20_36" draw:display-name="msFillBitmap 36" xlink:href="Pictures/10000000000000D1000000AB7ABAB79EFDF8052A.jpg" xlink:type="simple" xlink:show="embed" xlink:actuate="onLoad"/>
    <draw:fill-image draw:name="msFillBitmap_20_37" draw:display-name="msFillBitmap 37" xlink:href="Pictures/10000201000000720000007BB3EFC854FF02CA88.png" xlink:type="simple" xlink:show="embed" xlink:actuate="onLoad"/>
    <draw:fill-image draw:name="msFillBitmap_20_38" draw:display-name="msFillBitmap 38" xlink:href="Pictures/10000000000000D1000000AB7ABAB79EFDF8052A.jpg" xlink:type="simple" xlink:show="embed" xlink:actuate="onLoad"/>
    <draw:fill-image draw:name="msFillBitmap_20_39" draw:display-name="msFillBitmap 39" xlink:href="Pictures/10000201000000AB000000898A483FFA04812F3F.png" xlink:type="simple" xlink:show="embed" xlink:actuate="onLoad"/>
    <draw:fill-image draw:name="msFillBitmap_20_4" draw:display-name="msFillBitmap 4" xlink:href="Pictures/10000000000000D1000000AB7ABAB79EFDF8052A.jpg" xlink:type="simple" xlink:show="embed" xlink:actuate="onLoad"/>
    <draw:fill-image draw:name="msFillBitmap_20_40" draw:display-name="msFillBitmap 40" xlink:href="Pictures/1000020100000482000001D359AEB8D24624ED89.png" xlink:type="simple" xlink:show="embed" xlink:actuate="onLoad"/>
    <draw:fill-image draw:name="msFillBitmap_20_41" draw:display-name="msFillBitmap 41" xlink:href="Pictures/10000201000000720000007BB3EFC854FF02CA88.png" xlink:type="simple" xlink:show="embed" xlink:actuate="onLoad"/>
    <draw:fill-image draw:name="msFillBitmap_20_42" draw:display-name="msFillBitmap 42" xlink:href="Pictures/10000000000000D1000000AB7ABAB79EFDF8052A.jpg" xlink:type="simple" xlink:show="embed" xlink:actuate="onLoad"/>
    <draw:fill-image draw:name="msFillBitmap_20_43" draw:display-name="msFillBitmap 43" xlink:href="Pictures/10000201000000AB000000898A483FFA04812F3F.png" xlink:type="simple" xlink:show="embed" xlink:actuate="onLoad"/>
    <draw:fill-image draw:name="msFillBitmap_20_44" draw:display-name="msFillBitmap 44" xlink:href="Pictures/10000201000000720000007BB3EFC854FF02CA88.png" xlink:type="simple" xlink:show="embed" xlink:actuate="onLoad"/>
    <draw:fill-image draw:name="msFillBitmap_20_45" draw:display-name="msFillBitmap 45" xlink:href="Pictures/10000000000000D1000000AB7ABAB79EFDF8052A.jpg" xlink:type="simple" xlink:show="embed" xlink:actuate="onLoad"/>
    <draw:fill-image draw:name="msFillBitmap_20_46" draw:display-name="msFillBitmap 46" xlink:href="Pictures/10000201000004820000029B8AA6B7072A002187.png" xlink:type="simple" xlink:show="embed" xlink:actuate="onLoad"/>
    <draw:fill-image draw:name="msFillBitmap_20_47" draw:display-name="msFillBitmap 47" xlink:href="Pictures/10000201000000AB000000898A483FFA04812F3F.png" xlink:type="simple" xlink:show="embed" xlink:actuate="onLoad"/>
    <draw:fill-image draw:name="msFillBitmap_20_48" draw:display-name="msFillBitmap 48" xlink:href="Pictures/10000201000000720000007BB3EFC854FF02CA88.png" xlink:type="simple" xlink:show="embed" xlink:actuate="onLoad"/>
    <draw:fill-image draw:name="msFillBitmap_20_49" draw:display-name="msFillBitmap 49" xlink:href="Pictures/10000000000000D1000000AB7ABAB79EFDF8052A.jpg" xlink:type="simple" xlink:show="embed" xlink:actuate="onLoad"/>
    <draw:fill-image draw:name="msFillBitmap_20_5" draw:display-name="msFillBitmap 5" xlink:href="Pictures/10000000000001650000018DE1D583E351977171.jpg" xlink:type="simple" xlink:show="embed" xlink:actuate="onLoad"/>
    <draw:fill-image draw:name="msFillBitmap_20_50" draw:display-name="msFillBitmap 50" xlink:href="Pictures/10000201000000720000007BB3EFC854FF02CA88.png" xlink:type="simple" xlink:show="embed" xlink:actuate="onLoad"/>
    <draw:fill-image draw:name="msFillBitmap_20_51" draw:display-name="msFillBitmap 51" xlink:href="Pictures/10000000000000D1000000AB7ABAB79EFDF8052A.jpg" xlink:type="simple" xlink:show="embed" xlink:actuate="onLoad"/>
    <draw:fill-image draw:name="msFillBitmap_20_52" draw:display-name="msFillBitmap 52" xlink:href="Pictures/1000020100000302000001EE4AF57E45262E508C.png" xlink:type="simple" xlink:show="embed" xlink:actuate="onLoad"/>
    <draw:fill-image draw:name="msFillBitmap_20_6" draw:display-name="msFillBitmap 6" xlink:href="Pictures/10000201000000720000007BB3EFC854FF02CA88.png" xlink:type="simple" xlink:show="embed" xlink:actuate="onLoad"/>
    <draw:fill-image draw:name="msFillBitmap_20_7" draw:display-name="msFillBitmap 7" xlink:href="Pictures/10000000000000D1000000AB7ABAB79EFDF8052A.jpg" xlink:type="simple" xlink:show="embed" xlink:actuate="onLoad"/>
    <draw:fill-image draw:name="msFillBitmap_20_8" draw:display-name="msFillBitmap 8" xlink:href="Pictures/1000020100000344000000D31304362393054886.png" xlink:type="simple" xlink:show="embed" xlink:actuate="onLoad"/>
    <draw:fill-image draw:name="msFillBitmap_20_9" draw:display-name="msFillBitmap 9" xlink:href="Pictures/10000201000000720000007BB3EFC854FF02CA8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s" fo:country="ES" fo:font-style="normal" fo:text-shadow="none" style:text-underline-style="none" fo:font-weight="normal" style:letter-kerning="true" fo:background-color="transparent" style:font-name-asian="DejaVu Sans" style:font-family-asian="'DejaVu Sans'" style:font-size-asian="28pt" style:language-asian="es" style:country-asian="ES" style:font-style-asian="normal" style:font-weight-asian="normal" style:font-name-complex="DejaVu Sans" style:font-family-complex="'DejaVu Sans'" style:font-size-complex="2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s" fo:country="ES" fo:font-style="normal" fo:text-shadow="none" style:text-underline-style="none" fo:font-weight="normal" style:letter-kerning="true" fo:background-color="transparent" style:font-name-asian="DejaVu Sans" style:font-family-asian="'DejaVu Sans'" style:font-size-asian="18pt" style:language-asian="es" style:country-asian="ES" style:font-style-asian="normal" style:font-weight-asian="normal" style:font-name-complex="DejaVu Sans" style:font-family-complex="'DejaVu Sans'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s" fo:country="ES" fo:font-style="normal" fo:text-shadow="none" style:text-underline-style="none" fo:font-weight="normal" style:letter-kerning="true" fo:background-color="transparent" style:font-name-asian="DejaVu Sans" style:font-family-asian="'DejaVu Sans'" style:font-size-asian="28pt" style:language-asian="es" style:country-asian="ES" style:font-style-asian="normal" style:font-weight-asian="normal" style:font-name-complex="DejaVu Sans" style:font-family-complex="'DejaVu Sans'" style:font-size-complex="2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s" fo:country="ES" fo:font-style="normal" fo:text-shadow="none" style:text-underline-style="none" fo:font-weight="normal" style:letter-kerning="true" fo:background-color="transparent" style:font-name-asian="DejaVu Sans" style:font-family-asian="'DejaVu Sans'" style:font-size-asian="18pt" style:language-asian="es" style:country-asian="ES" style:font-style-asian="normal" style:font-weight-asian="normal" style:font-name-complex="DejaVu Sans" style:font-family-complex="'DejaVu Sans'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25.4cm" style:print-orientation="landscape"/>
    </style:page-layout>
    <style:page-layout style:name="PM2">
      <style:page-layout-properties fo:margin-top="0cm" fo:margin-bottom="0cm" fo:margin-left="0cm" fo:margin-right="0cm" fo:page-width="25.4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bitmap" draw:fill-image-name="msFillBitmap_20_1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Mgr4" style:family="graphic" style:parent-style-name="standard">
      <style:graphic-properties draw:stroke="none" svg:stroke-width="0cm" draw:fill="solid" draw:fill-color="#d4dad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bitmap" draw:fill-image-name="msFillBitmap_20_2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Mgr6" style:family="graphic" style:parent-style-name="standard">
      <style:graphic-properties draw:stroke="none" svg:stroke-width="0cm" draw:fill="bitmap" draw:fill-image-name="msFillBitmap_20_14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Mgr7" style:family="graphic" style:parent-style-name="standard">
      <style:graphic-properties draw:stroke="none" svg:stroke-width="0cm" draw:fill="bitmap" draw:fill-image-name="msFillBitmap_20_15" style:repeat="stretch" draw:textarea-vertical-align="top" draw:auto-grow-height="false" fo:min-height="0cm" fo:min-width="0cm" fo:padding-top="0.125cm" fo:padding-bottom="0.125cm" fo:padding-left="0.25cm" fo:padding-right="0.25cm" fo:wrap-option="wrap" fo:clip="rect(0cm, 0cm, 0cm, 0cm)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bitmap" draw:fill-image-name="msFillBitmap_20_1" style:repeat="stretch"/>
      <style:paragraph-properties fo:text-align="start"/>
      <style:text-properties fo:font-size="18pt"/>
    </style:style>
    <style:style style:name="MP6" style:family="paragraph">
      <loext:graphic-properties draw:fill="solid" draw:fill-color="#d4dad7"/>
      <style:paragraph-properties fo:text-align="start"/>
      <style:text-properties fo:font-size="18pt"/>
    </style:style>
    <style:style style:name="MP7" style:family="paragraph">
      <loext:graphic-properties draw:fill="bitmap" draw:fill-image-name="msFillBitmap_20_2" style:repeat="stretch"/>
      <style:paragraph-properties fo:text-align="start"/>
      <style:text-properties fo:font-size="18pt"/>
    </style:style>
    <style:style style:name="MP8" style:family="paragraph">
      <loext:graphic-properties draw:fill="bitmap" draw:fill-image-name="msFillBitmap_20_14" style:repeat="stretch"/>
      <style:paragraph-properties fo:text-align="start"/>
      <style:text-properties fo:font-size="18pt"/>
    </style:style>
    <style:style style:name="MP9" style:family="paragraph">
      <loext:graphic-properties draw:fill="bitmap" draw:fill-image-name="msFillBitmap_20_15" style:repeat="stretch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25.398cm" svg:height="19.048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svg:width="1.298cm" svg:height="18.974cm" svg:x="0.064cm" svg:y="0cm">
        <text:p/>
        <draw:enhanced-geometry draw:mirror-horizontal="false" draw:mirror-vertical="false" svg:viewBox="0 0 0 0" drawooo:sub-view-size="467995 6831330" draw:text-areas="0 0 ?f0 ?f1" draw:type="ooxml-non-primitive" draw:enhanced-path="M 0 6831303 L 467537 6831303 467537 0 0 0 0 6831303 Z N">
          <draw:equation draw:name="f0" draw:formula="logwidth"/>
          <draw:equation draw:name="f1" draw:formula="logheight"/>
        </draw:enhanced-geometry>
      </draw:custom-shape>
      <draw:custom-shape draw:name="CustomShape 3" draw:style-name="Mgr5" draw:text-style-name="MP7" draw:layer="backgroundobjects" svg:width="0.963cm" svg:height="1.751cm" svg:x="23.842cm" svg:y="16.8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4.24cm" svg:x="1.27cm" svg:y="1.013cm" presentation:class="title" presentation:placeholder="true">
        <draw:text-box/>
      </draw:frame>
      <draw:frame presentation:style-name="Blank_20_Slide-outline1" draw:layer="backgroundobjects" svg:width="22.859cm" svg:height="14.73cm" svg:x="1.27cm" svg:y="5.94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efault" style:page-layout-name="PM2" draw:style-name="Mdp1">
      <draw:custom-shape draw:name="CustomShape 1" draw:style-name="Mgr6" draw:text-style-name="MP8" draw:layer="backgroundobjects" svg:width="25.398cm" svg:height="19.048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svg:width="1.298cm" svg:height="18.974cm" svg:x="0.064cm" svg:y="0cm">
        <text:p/>
        <draw:enhanced-geometry draw:mirror-horizontal="false" draw:mirror-vertical="false" svg:viewBox="0 0 0 0" drawooo:sub-view-size="467995 6831330" draw:text-areas="0 0 ?f0 ?f1" draw:type="ooxml-non-primitive" draw:enhanced-path="M 0 6831303 L 467537 6831303 467537 0 0 0 0 6831303 Z N">
          <draw:equation draw:name="f0" draw:formula="logwidth"/>
          <draw:equation draw:name="f1" draw:formula="logheight"/>
        </draw:enhanced-geometry>
      </draw:custom-shape>
      <draw:custom-shape draw:name="CustomShape 3" draw:style-name="Mgr7" draw:text-style-name="MP9" draw:layer="backgroundobjects" svg:width="0.963cm" svg:height="1.751cm" svg:x="23.842cm" svg:y="16.8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-title" draw:layer="backgroundobjects" svg:width="22.859cm" svg:height="4.24cm" svg:x="1.27cm" svg:y="1.013cm" presentation:class="title" presentation:placeholder="true">
        <draw:text-box/>
      </draw:frame>
      <draw:frame presentation:style-name="Default-outline1" draw:layer="backgroundobjects" svg:width="22.859cm" svg:height="14.73cm" svg:x="1.27cm" svg:y="5.94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1.136cm" svg:height="11.136cm" svg:x="4.931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ción de PowerPoint</dc:title>
    <meta:editing-cycles>2</meta:editing-cycles>
    <meta:creation-date>2018-09-29T19:24:46.480000000</meta:creation-date>
    <dc:language>es-ES</dc:language>
    <meta:editing-duration>PT38S</meta:editing-duration>
    <meta:generator>LibreOffice/5.3.3.2$Windows_X86_64 LibreOffice_project/3d9a8b4b4e538a85e0782bd6c2d430bafe583448</meta:generator>
    <dc:date>2018-09-29T19:26:00.325000000</dc:date>
    <meta:document-statistic meta:object-count="225"/>
    <meta:user-defined meta:name="AppVersion">16.0000</meta:user-defined>
    <meta:user-defined meta:name="Created" meta:value-type="date">2018-09-24T00:00:00</meta:user-defined>
    <meta:user-defined meta:name="Creator">Microsoft® PowerPoint® 2010</meta:user-defined>
    <meta:user-defined meta:name="HiddenSlides" meta:value-type="float">0</meta:user-defined>
    <meta:user-defined meta:name="HyperlinksChanged" meta:value-type="boolean">false</meta:user-defined>
    <meta:user-defined meta:name="LastSaved" meta:value-type="date">2018-09-25T00:00:00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ersonalizado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6</meta:user-defined>
  </office:meta>
</office:document-meta>
</file>